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Source 1</text:p>
          </table:table-cell>
          <table:covered-table-cell table:number-columns-repeated="3" table:style-name="ce3"/>
          <table:table-cell table:style-name="ce1" office:value-type="string" calcext:value-type="string" table:number-columns-spanned="4" table:number-rows-spanned="1">
            <text:p>Source 2</text:p>
          </table:table-cell>
          <table:covered-table-cell table:number-columns-repeated="3" table:style-name="ce3"/>
          <table:table-cell table:style-name="ce1" office:value-type="string" calcext:value-type="string" table:number-columns-spanned="4" table:number-rows-spanned="1">
            <text:p>Source 3</text:p>
          </table:table-cell>
          <table:covered-table-cell table:number-columns-repeated="3" table:style-name="ce3"/>
          <table:table-cell table:style-name="ce1" office:value-type="string" calcext:value-type="string" table:number-columns-spanned="4" table:number-rows-spanned="1">
            <text:p>AVERAGED</text:p>
          </table:table-cell>
          <table:covered-table-cell table:number-columns-repeated="3" table:style-name="ce3"/>
        </table:table-row>
        <table:table-row table:style-name="ro1">
          <table:table-cell table:style-name="ce3" office:value-type="string" calcext:value-type="string">
            <text:p>U0</text:p>
          </table:table-cell>
          <table:table-cell table:style-name="ce3" office:value-type="string" calcext:value-type="string">
            <text:p>U0adim</text:p>
          </table:table-cell>
          <table:table-cell table:style-name="ce3" office:value-type="string" calcext:value-type="string">
            <text:p>Umean0</text:p>
          </table:table-cell>
          <table:table-cell table:style-name="ce3" office:value-type="string" calcext:value-type="string">
            <text:p>Umean0adim</text:p>
          </table:table-cell>
          <table:table-cell table:style-name="ce3" office:value-type="string" calcext:value-type="string">
            <text:p>U0</text:p>
          </table:table-cell>
          <table:table-cell table:style-name="ce3" office:value-type="string" calcext:value-type="string">
            <text:p>U0adim</text:p>
          </table:table-cell>
          <table:table-cell table:style-name="ce3" office:value-type="string" calcext:value-type="string">
            <text:p>Umean0</text:p>
          </table:table-cell>
          <table:table-cell table:style-name="ce3" office:value-type="string" calcext:value-type="string">
            <text:p>Umean0adim</text:p>
          </table:table-cell>
          <table:table-cell table:style-name="ce3" office:value-type="string" calcext:value-type="string">
            <text:p>U0</text:p>
          </table:table-cell>
          <table:table-cell table:style-name="ce3" office:value-type="string" calcext:value-type="string">
            <text:p>U0adim</text:p>
          </table:table-cell>
          <table:table-cell table:style-name="ce3" office:value-type="string" calcext:value-type="string">
            <text:p>Umean0</text:p>
          </table:table-cell>
          <table:table-cell table:style-name="ce3" office:value-type="string" calcext:value-type="string">
            <text:p>Umean0adim</text:p>
          </table:table-cell>
          <table:table-cell table:style-name="ce3" office:value-type="string" calcext:value-type="string">
            <text:p>U0</text:p>
          </table:table-cell>
          <table:table-cell table:style-name="ce3" office:value-type="string" calcext:value-type="string">
            <text:p>U0adim</text:p>
          </table:table-cell>
          <table:table-cell table:style-name="ce3" office:value-type="string" calcext:value-type="string">
            <text:p>Umean0</text:p>
          </table:table-cell>
          <table:table-cell table:style-name="ce3" office:value-type="string" calcext:value-type="string">
            <text:p>Umean0adim</text:p>
          </table:table-cell>
        </table:table-row>
        <table:table-row table:style-name="ro1">
          <table:table-cell office:value-type="float" office:value="9.6554" calcext:value-type="float">
            <text:p>9.6554</text:p>
          </table:table-cell>
          <table:table-cell table:formula="of:=[.A3]/[.$A$3]" office:value-type="float" office:value="1" calcext:value-type="float">
            <text:p>1</text:p>
          </table:table-cell>
          <table:table-cell office:value-type="float" office:value="9.6709" calcext:value-type="float">
            <text:p>9.6709</text:p>
          </table:table-cell>
          <table:table-cell table:formula="of:=[.C3]/[.$C$3]" office:value-type="float" office:value="1" calcext:value-type="float">
            <text:p>1</text:p>
          </table:table-cell>
          <table:table-cell office:value-type="float" office:value="9.648" calcext:value-type="float">
            <text:p>9.648</text:p>
          </table:table-cell>
          <table:table-cell table:formula="of:=[.E3]/[.$E$3]" office:value-type="float" office:value="1" calcext:value-type="float">
            <text:p>1</text:p>
          </table:table-cell>
          <table:table-cell office:value-type="float" office:value="9.6636" calcext:value-type="float">
            <text:p>9.6636</text:p>
          </table:table-cell>
          <table:table-cell table:formula="of:=[.G3]/[.$G$3]" office:value-type="float" office:value="1" calcext:value-type="float">
            <text:p>1</text:p>
          </table:table-cell>
          <table:table-cell office:value-type="float" office:value="9.6642" calcext:value-type="float">
            <text:p>9.6642</text:p>
          </table:table-cell>
          <table:table-cell table:formula="of:=[.I3]/[.$I$3]" office:value-type="float" office:value="1" calcext:value-type="float">
            <text:p>1</text:p>
          </table:table-cell>
          <table:table-cell office:value-type="float" office:value="9.6796" calcext:value-type="float">
            <text:p>9.6796</text:p>
          </table:table-cell>
          <table:table-cell table:formula="of:=[.K3]/[.$K$3]" office:value-type="float" office:value="1" calcext:value-type="float">
            <text:p>1</text:p>
          </table:table-cell>
          <table:table-cell table:formula="of:=AVERAGE([.A3];[.E3];[.I3])" office:value-type="float" office:value="9.65586666666667" calcext:value-type="float">
            <text:p>9.65586666666667</text:p>
          </table:table-cell>
          <table:table-cell table:formula="of:=AVERAGE([.B3];[.F3];[.J3])" office:value-type="float" office:value="1" calcext:value-type="float">
            <text:p>1</text:p>
          </table:table-cell>
          <table:table-cell table:formula="of:=AVERAGE([.C3];[.G3];[.K3])" office:value-type="float" office:value="9.67136666666667" calcext:value-type="float">
            <text:p>9.67136666666667</text:p>
          </table:table-cell>
          <table:table-cell table:formula="of:=AVERAGE([.D3];[.H3];[.L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6411" calcext:value-type="float">
            <text:p>9.6411</text:p>
          </table:table-cell>
          <table:table-cell table:formula="of:=[.A4]/[.$A$3]" office:value-type="float" office:value="0.998518963481575" calcext:value-type="float">
            <text:p>0.998518963481575</text:p>
          </table:table-cell>
          <table:table-cell office:value-type="float" office:value="9.6572" calcext:value-type="float">
            <text:p>9.6572</text:p>
          </table:table-cell>
          <table:table-cell table:formula="of:=[.C4]/[.$C$3]" office:value-type="float" office:value="0.998583379002988" calcext:value-type="float">
            <text:p>0.998583379002988</text:p>
          </table:table-cell>
          <table:table-cell office:value-type="float" office:value="9.6334" calcext:value-type="float">
            <text:p>9.6334</text:p>
          </table:table-cell>
          <table:table-cell table:formula="of:=[.E4]/[.$E$3]" office:value-type="float" office:value="0.998486733001658" calcext:value-type="float">
            <text:p>0.998486733001658</text:p>
          </table:table-cell>
          <table:table-cell office:value-type="float" office:value="9.6495" calcext:value-type="float">
            <text:p>9.6495</text:p>
          </table:table-cell>
          <table:table-cell table:formula="of:=[.G4]/[.$G$3]" office:value-type="float" office:value="0.99854091642866" calcext:value-type="float">
            <text:p>0.99854091642866</text:p>
          </table:table-cell>
          <table:table-cell office:value-type="float" office:value="9.6505" calcext:value-type="float">
            <text:p>9.6505</text:p>
          </table:table-cell>
          <table:table-cell table:formula="of:=[.I4]/[.$I$3]" office:value-type="float" office:value="0.998582396887482" calcext:value-type="float">
            <text:p>0.998582396887482</text:p>
          </table:table-cell>
          <table:table-cell office:value-type="float" office:value="9.6664" calcext:value-type="float">
            <text:p>9.6664</text:p>
          </table:table-cell>
          <table:table-cell table:formula="of:=[.K4]/[.$K$3]" office:value-type="float" office:value="0.998636307285425" calcext:value-type="float">
            <text:p>0.998636307285425</text:p>
          </table:table-cell>
          <table:table-cell table:formula="of:=AVERAGE([.A4];[.E4];[.I4])" office:value-type="float" office:value="9.64166666666667" calcext:value-type="float">
            <text:p>9.64166666666667</text:p>
          </table:table-cell>
          <table:table-cell table:formula="of:=AVERAGE([.B4];[.F4];[.J4])" office:value-type="float" office:value="0.998529364456905" calcext:value-type="float">
            <text:p>0.998529364456905</text:p>
          </table:table-cell>
          <table:table-cell table:formula="of:=AVERAGE([.C4];[.G4];[.K4])" office:value-type="float" office:value="9.6577" calcext:value-type="float">
            <text:p>9.6577</text:p>
          </table:table-cell>
          <table:table-cell table:formula="of:=AVERAGE([.D4];[.H4];[.L4])" office:value-type="float" office:value="0.998586867572358" calcext:value-type="float">
            <text:p>0.998586867572358</text:p>
          </table:table-cell>
        </table:table-row>
        <table:table-row table:style-name="ro1">
          <table:table-cell office:value-type="float" office:value="9.6264" calcext:value-type="float">
            <text:p>9.6264</text:p>
          </table:table-cell>
          <table:table-cell table:formula="of:=[.A5]/[.$A$3]" office:value-type="float" office:value="0.996996499368229" calcext:value-type="float">
            <text:p>0.996996499368229</text:p>
          </table:table-cell>
          <table:table-cell office:value-type="float" office:value="9.6429" calcext:value-type="float">
            <text:p>9.6429</text:p>
          </table:table-cell>
          <table:table-cell table:formula="of:=[.C5]/[.$C$3]" office:value-type="float" office:value="0.997104716210487" calcext:value-type="float">
            <text:p>0.997104716210487</text:p>
          </table:table-cell>
          <table:table-cell office:value-type="float" office:value="9.6181" calcext:value-type="float">
            <text:p>9.6181</text:p>
          </table:table-cell>
          <table:table-cell table:formula="of:=[.E5]/[.$E$3]" office:value-type="float" office:value="0.996900912106136" calcext:value-type="float">
            <text:p>0.996900912106136</text:p>
          </table:table-cell>
          <table:table-cell office:value-type="float" office:value="9.6348" calcext:value-type="float">
            <text:p>9.6348</text:p>
          </table:table-cell>
          <table:table-cell table:formula="of:=[.G5]/[.$G$3]" office:value-type="float" office:value="0.99701974419471" calcext:value-type="float">
            <text:p>0.99701974419471</text:p>
          </table:table-cell>
          <table:table-cell office:value-type="float" office:value="9.6364" calcext:value-type="float">
            <text:p>9.6364</text:p>
          </table:table-cell>
          <table:table-cell table:formula="of:=[.I5]/[.$I$3]" office:value-type="float" office:value="0.997123403903065" calcext:value-type="float">
            <text:p>0.997123403903065</text:p>
          </table:table-cell>
          <table:table-cell office:value-type="float" office:value="9.6528" calcext:value-type="float">
            <text:p>9.6528</text:p>
          </table:table-cell>
          <table:table-cell table:formula="of:=[.K5]/[.$K$3]" office:value-type="float" office:value="0.997231290549196" calcext:value-type="float">
            <text:p>0.997231290549196</text:p>
          </table:table-cell>
          <table:table-cell table:formula="of:=AVERAGE([.A5];[.E5];[.I5])" office:value-type="float" office:value="9.62696666666667" calcext:value-type="float">
            <text:p>9.62696666666667</text:p>
          </table:table-cell>
          <table:table-cell table:formula="of:=AVERAGE([.B5];[.F5];[.J5])" office:value-type="float" office:value="0.997006938459144" calcext:value-type="float">
            <text:p>0.997006938459144</text:p>
          </table:table-cell>
          <table:table-cell table:formula="of:=AVERAGE([.C5];[.G5];[.K5])" office:value-type="float" office:value="9.6435" calcext:value-type="float">
            <text:p>9.6435</text:p>
          </table:table-cell>
          <table:table-cell table:formula="of:=AVERAGE([.D5];[.H5];[.L5])" office:value-type="float" office:value="0.997118583651464" calcext:value-type="float">
            <text:p>0.997118583651464</text:p>
          </table:table-cell>
        </table:table-row>
        <table:table-row table:style-name="ro1">
          <table:table-cell office:value-type="float" office:value="9.6111" calcext:value-type="float">
            <text:p>9.6111</text:p>
          </table:table-cell>
          <table:table-cell table:formula="of:=[.A6]/[.$A$3]" office:value-type="float" office:value="0.995411893862502" calcext:value-type="float">
            <text:p>0.995411893862502</text:p>
          </table:table-cell>
          <table:table-cell office:value-type="float" office:value="9.6282" calcext:value-type="float">
            <text:p>9.6282</text:p>
          </table:table-cell>
          <table:table-cell table:formula="of:=[.C6]/[.$C$3]" office:value-type="float" office:value="0.995584692220993" calcext:value-type="float">
            <text:p>0.995584692220993</text:p>
          </table:table-cell>
          <table:table-cell office:value-type="float" office:value="9.6023" calcext:value-type="float">
            <text:p>9.6023</text:p>
          </table:table-cell>
          <table:table-cell table:formula="of:=[.E6]/[.$E$3]" office:value-type="float" office:value="0.995263266998342" calcext:value-type="float">
            <text:p>0.995263266998342</text:p>
          </table:table-cell>
          <table:table-cell office:value-type="float" office:value="9.6195" calcext:value-type="float">
            <text:p>9.6195</text:p>
          </table:table-cell>
          <table:table-cell table:formula="of:=[.G6]/[.$G$3]" office:value-type="float" office:value="0.99543648329815" calcext:value-type="float">
            <text:p>0.99543648329815</text:p>
          </table:table-cell>
          <table:table-cell office:value-type="float" office:value="9.6216" calcext:value-type="float">
            <text:p>9.6216</text:p>
          </table:table-cell>
          <table:table-cell table:formula="of:=[.I6]/[.$I$3]" office:value-type="float" office:value="0.995591978642826" calcext:value-type="float">
            <text:p>0.995591978642826</text:p>
          </table:table-cell>
          <table:table-cell office:value-type="float" office:value="9.6386" calcext:value-type="float">
            <text:p>9.6386</text:p>
          </table:table-cell>
          <table:table-cell table:formula="of:=[.K6]/[.$K$3]" office:value-type="float" office:value="0.995764287780487" calcext:value-type="float">
            <text:p>0.995764287780487</text:p>
          </table:table-cell>
          <table:table-cell table:formula="of:=AVERAGE([.A6];[.E6];[.I6])" office:value-type="float" office:value="9.61166666666667" calcext:value-type="float">
            <text:p>9.61166666666667</text:p>
          </table:table-cell>
          <table:table-cell table:formula="of:=AVERAGE([.B6];[.F6];[.J6])" office:value-type="float" office:value="0.995422379834557" calcext:value-type="float">
            <text:p>0.995422379834557</text:p>
          </table:table-cell>
          <table:table-cell table:formula="of:=AVERAGE([.C6];[.G6];[.K6])" office:value-type="float" office:value="9.62876666666667" calcext:value-type="float">
            <text:p>9.62876666666667</text:p>
          </table:table-cell>
          <table:table-cell table:formula="of:=AVERAGE([.D6];[.H6];[.L6])" office:value-type="float" office:value="0.99559515443321" calcext:value-type="float">
            <text:p>0.99559515443321</text:p>
          </table:table-cell>
        </table:table-row>
        <table:table-row table:style-name="ro1">
          <table:table-cell office:value-type="float" office:value="9.5946" calcext:value-type="float">
            <text:p>9.5946</text:p>
          </table:table-cell>
          <table:table-cell table:formula="of:=[.A7]/[.$A$3]" office:value-type="float" office:value="0.993703005572012" calcext:value-type="float">
            <text:p>0.993703005572012</text:p>
          </table:table-cell>
          <table:table-cell office:value-type="float" office:value="9.6123" calcext:value-type="float">
            <text:p>9.6123</text:p>
          </table:table-cell>
          <table:table-cell table:formula="of:=[.C7]/[.$C$3]" office:value-type="float" office:value="0.993940584640519" calcext:value-type="float">
            <text:p>0.993940584640519</text:p>
          </table:table-cell>
          <table:table-cell office:value-type="float" office:value="9.5853" calcext:value-type="float">
            <text:p>9.5853</text:p>
          </table:table-cell>
          <table:table-cell table:formula="of:=[.E7]/[.$E$3]" office:value-type="float" office:value="0.993501243781095" calcext:value-type="float">
            <text:p>0.993501243781095</text:p>
          </table:table-cell>
          <table:table-cell office:value-type="float" office:value="9.6031" calcext:value-type="float">
            <text:p>9.6031</text:p>
          </table:table-cell>
          <table:table-cell table:formula="of:=[.G7]/[.$G$3]" office:value-type="float" office:value="0.993739393186804" calcext:value-type="float">
            <text:p>0.993739393186804</text:p>
          </table:table-cell>
          <table:table-cell office:value-type="float" office:value="9.6058" calcext:value-type="float">
            <text:p>9.6058</text:p>
          </table:table-cell>
          <table:table-cell table:formula="of:=[.I7]/[.$I$3]" office:value-type="float" office:value="0.993957078702842" calcext:value-type="float">
            <text:p>0.993957078702842</text:p>
          </table:table-cell>
          <table:table-cell office:value-type="float" office:value="9.6233" calcext:value-type="float">
            <text:p>9.6233</text:p>
          </table:table-cell>
          <table:table-cell table:formula="of:=[.K7]/[.$K$3]" office:value-type="float" office:value="0.994183643952229" calcext:value-type="float">
            <text:p>0.994183643952229</text:p>
          </table:table-cell>
          <table:table-cell table:formula="of:=AVERAGE([.A7];[.E7];[.I7])" office:value-type="float" office:value="9.59523333333333" calcext:value-type="float">
            <text:p>9.59523333333333</text:p>
          </table:table-cell>
          <table:table-cell table:formula="of:=AVERAGE([.B7];[.F7];[.J7])" office:value-type="float" office:value="0.993720442685316" calcext:value-type="float">
            <text:p>0.993720442685316</text:p>
          </table:table-cell>
          <table:table-cell table:formula="of:=AVERAGE([.C7];[.G7];[.K7])" office:value-type="float" office:value="9.6129" calcext:value-type="float">
            <text:p>9.6129</text:p>
          </table:table-cell>
          <table:table-cell table:formula="of:=AVERAGE([.D7];[.H7];[.L7])" office:value-type="float" office:value="0.993954540593184" calcext:value-type="float">
            <text:p>0.993954540593184</text:p>
          </table:table-cell>
        </table:table-row>
        <table:table-row table:style-name="ro1">
          <table:table-cell office:value-type="float" office:value="9.5781" calcext:value-type="float">
            <text:p>9.5781</text:p>
          </table:table-cell>
          <table:table-cell table:formula="of:=[.A8]/[.$A$3]" office:value-type="float" office:value="0.991994117281521" calcext:value-type="float">
            <text:p>0.991994117281521</text:p>
          </table:table-cell>
          <table:table-cell office:value-type="float" office:value="9.5964" calcext:value-type="float">
            <text:p>9.5964</text:p>
          </table:table-cell>
          <table:table-cell table:formula="of:=[.C8]/[.$C$3]" office:value-type="float" office:value="0.992296477060046" calcext:value-type="float">
            <text:p>0.992296477060046</text:p>
          </table:table-cell>
          <table:table-cell office:value-type="float" office:value="9.5683" calcext:value-type="float">
            <text:p>9.5683</text:p>
          </table:table-cell>
          <table:table-cell table:formula="of:=[.E8]/[.$E$3]" office:value-type="float" office:value="0.991739220563848" calcext:value-type="float">
            <text:p>0.991739220563848</text:p>
          </table:table-cell>
          <table:table-cell office:value-type="float" office:value="9.5867" calcext:value-type="float">
            <text:p>9.5867</text:p>
          </table:table-cell>
          <table:table-cell table:formula="of:=[.G8]/[.$G$3]" office:value-type="float" office:value="0.992042303075458" calcext:value-type="float">
            <text:p>0.992042303075458</text:p>
          </table:table-cell>
          <table:table-cell office:value-type="float" office:value="9.59" calcext:value-type="float">
            <text:p>9.59</text:p>
          </table:table-cell>
          <table:table-cell table:formula="of:=[.I8]/[.$I$3]" office:value-type="float" office:value="0.992322178762857" calcext:value-type="float">
            <text:p>0.992322178762857</text:p>
          </table:table-cell>
          <table:table-cell office:value-type="float" office:value="9.6082" calcext:value-type="float">
            <text:p>9.6082</text:p>
          </table:table-cell>
          <table:table-cell table:formula="of:=[.K8]/[.$K$3]" office:value-type="float" office:value="0.992623662134799" calcext:value-type="float">
            <text:p>0.992623662134799</text:p>
          </table:table-cell>
          <table:table-cell table:formula="of:=AVERAGE([.A8];[.E8];[.I8])" office:value-type="float" office:value="9.5788" calcext:value-type="float">
            <text:p>9.5788</text:p>
          </table:table-cell>
          <table:table-cell table:formula="of:=AVERAGE([.B8];[.F8];[.J8])" office:value-type="float" office:value="0.992018505536075" calcext:value-type="float">
            <text:p>0.992018505536075</text:p>
          </table:table-cell>
          <table:table-cell table:formula="of:=AVERAGE([.C8];[.G8];[.K8])" office:value-type="float" office:value="9.5971" calcext:value-type="float">
            <text:p>9.5971</text:p>
          </table:table-cell>
          <table:table-cell table:formula="of:=AVERAGE([.D8];[.H8];[.L8])" office:value-type="float" office:value="0.992320814090101" calcext:value-type="float">
            <text:p>0.992320814090101</text:p>
          </table:table-cell>
        </table:table-row>
        <table:table-row table:style-name="ro1">
          <table:table-cell office:value-type="float" office:value="9.5608" calcext:value-type="float">
            <text:p>9.5608</text:p>
          </table:table-cell>
          <table:table-cell table:formula="of:=[.A9]/[.$A$3]" office:value-type="float" office:value="0.990202373801189" calcext:value-type="float">
            <text:p>0.990202373801189</text:p>
          </table:table-cell>
          <table:table-cell office:value-type="float" office:value="9.5797" calcext:value-type="float">
            <text:p>9.5797</text:p>
          </table:table-cell>
          <table:table-cell table:formula="of:=[.C9]/[.$C$3]" office:value-type="float" office:value="0.990569647085587" calcext:value-type="float">
            <text:p>0.990569647085587</text:p>
          </table:table-cell>
          <table:table-cell office:value-type="float" office:value="9.5503" calcext:value-type="float">
            <text:p>9.5503</text:p>
          </table:table-cell>
          <table:table-cell table:formula="of:=[.E9]/[.$E$3]" office:value-type="float" office:value="0.989873548922056" calcext:value-type="float">
            <text:p>0.989873548922056</text:p>
          </table:table-cell>
          <table:table-cell office:value-type="float" office:value="9.5693" calcext:value-type="float">
            <text:p>9.5693</text:p>
          </table:table-cell>
          <table:table-cell table:formula="of:=[.G9]/[.$G$3]" office:value-type="float" office:value="0.990241731859762" calcext:value-type="float">
            <text:p>0.990241731859762</text:p>
          </table:table-cell>
          <table:table-cell office:value-type="float" office:value="9.5734" calcext:value-type="float">
            <text:p>9.5734</text:p>
          </table:table-cell>
          <table:table-cell table:formula="of:=[.I9]/[.$I$3]" office:value-type="float" office:value="0.990604499079075" calcext:value-type="float">
            <text:p>0.990604499079075</text:p>
          </table:table-cell>
          <table:table-cell office:value-type="float" office:value="9.5922" calcext:value-type="float">
            <text:p>9.5922</text:p>
          </table:table-cell>
          <table:table-cell table:formula="of:=[.K9]/[.$K$3]" office:value-type="float" office:value="0.990970701268647" calcext:value-type="float">
            <text:p>0.990970701268647</text:p>
          </table:table-cell>
          <table:table-cell table:formula="of:=AVERAGE([.A9];[.E9];[.I9])" office:value-type="float" office:value="9.5615" calcext:value-type="float">
            <text:p>9.5615</text:p>
          </table:table-cell>
          <table:table-cell table:formula="of:=AVERAGE([.B9];[.F9];[.J9])" office:value-type="float" office:value="0.99022680726744" calcext:value-type="float">
            <text:p>0.99022680726744</text:p>
          </table:table-cell>
          <table:table-cell table:formula="of:=AVERAGE([.C9];[.G9];[.K9])" office:value-type="float" office:value="9.5804" calcext:value-type="float">
            <text:p>9.5804</text:p>
          </table:table-cell>
          <table:table-cell table:formula="of:=AVERAGE([.D9];[.H9];[.L9])" office:value-type="float" office:value="0.990594026737999" calcext:value-type="float">
            <text:p>0.990594026737999</text:p>
          </table:table-cell>
        </table:table-row>
        <table:table-row table:style-name="ro1">
          <table:table-cell office:value-type="float" office:value="9.5414" calcext:value-type="float">
            <text:p>9.5414</text:p>
          </table:table-cell>
          <table:table-cell table:formula="of:=[.A10]/[.$A$3]" office:value-type="float" office:value="0.988193135447522" calcext:value-type="float">
            <text:p>0.988193135447522</text:p>
          </table:table-cell>
          <table:table-cell office:value-type="float" office:value="9.5609" calcext:value-type="float">
            <text:p>9.5609</text:p>
          </table:table-cell>
          <table:table-cell table:formula="of:=[.C10]/[.$C$3]" office:value-type="float" office:value="0.988625670826914" calcext:value-type="float">
            <text:p>0.988625670826914</text:p>
          </table:table-cell>
          <table:table-cell office:value-type="float" office:value="9.5302" calcext:value-type="float">
            <text:p>9.5302</text:p>
          </table:table-cell>
          <table:table-cell table:formula="of:=[.E10]/[.$E$3]" office:value-type="float" office:value="0.987790215588723" calcext:value-type="float">
            <text:p>0.987790215588723</text:p>
          </table:table-cell>
          <table:table-cell office:value-type="float" office:value="9.5498" calcext:value-type="float">
            <text:p>9.5498</text:p>
          </table:table-cell>
          <table:table-cell table:formula="of:=[.G10]/[.$G$3]" office:value-type="float" office:value="0.98822385032493" calcext:value-type="float">
            <text:p>0.98822385032493</text:p>
          </table:table-cell>
          <table:table-cell office:value-type="float" office:value="9.5549" calcext:value-type="float">
            <text:p>9.5549</text:p>
          </table:table-cell>
          <table:table-cell table:formula="of:=[.I10]/[.$I$3]" office:value-type="float" office:value="0.988690217503777" calcext:value-type="float">
            <text:p>0.988690217503777</text:p>
          </table:table-cell>
          <table:table-cell office:value-type="float" office:value="9.5743" calcext:value-type="float">
            <text:p>9.5743</text:p>
          </table:table-cell>
          <table:table-cell table:formula="of:=[.K10]/[.$K$3]" office:value-type="float" office:value="0.98912145129964" calcext:value-type="float">
            <text:p>0.98912145129964</text:p>
          </table:table-cell>
          <table:table-cell table:formula="of:=AVERAGE([.A10];[.E10];[.I10])" office:value-type="float" office:value="9.54216666666667" calcext:value-type="float">
            <text:p>9.54216666666667</text:p>
          </table:table-cell>
          <table:table-cell table:formula="of:=AVERAGE([.B10];[.F10];[.J10])" office:value-type="float" office:value="0.988224522846674" calcext:value-type="float">
            <text:p>0.988224522846674</text:p>
          </table:table-cell>
          <table:table-cell table:formula="of:=AVERAGE([.C10];[.G10];[.K10])" office:value-type="float" office:value="9.56166666666667" calcext:value-type="float">
            <text:p>9.56166666666667</text:p>
          </table:table-cell>
          <table:table-cell table:formula="of:=AVERAGE([.D10];[.H10];[.L10])" office:value-type="float" office:value="0.988656990817162" calcext:value-type="float">
            <text:p>0.988656990817162</text:p>
          </table:table-cell>
        </table:table-row>
        <table:table-row table:style-name="ro1">
          <table:table-cell office:value-type="float" office:value="9.5216" calcext:value-type="float">
            <text:p>9.5216</text:p>
          </table:table-cell>
          <table:table-cell table:formula="of:=[.A11]/[.$A$3]" office:value-type="float" office:value="0.986142469498933" calcext:value-type="float">
            <text:p>0.986142469498933</text:p>
          </table:table-cell>
          <table:table-cell office:value-type="float" office:value="9.5418" calcext:value-type="float">
            <text:p>9.5418</text:p>
          </table:table-cell>
          <table:table-cell table:formula="of:=[.C11]/[.$C$3]" office:value-type="float" office:value="0.986650673670496" calcext:value-type="float">
            <text:p>0.986650673670496</text:p>
          </table:table-cell>
          <table:table-cell office:value-type="float" office:value="9.5097" calcext:value-type="float">
            <text:p>9.5097</text:p>
          </table:table-cell>
          <table:table-cell table:formula="of:=[.E11]/[.$E$3]" office:value-type="float" office:value="0.985665422885572" calcext:value-type="float">
            <text:p>0.985665422885572</text:p>
          </table:table-cell>
          <table:table-cell office:value-type="float" office:value="9.53" calcext:value-type="float">
            <text:p>9.53</text:p>
          </table:table-cell>
          <table:table-cell table:formula="of:=[.G11]/[.$G$3]" office:value-type="float" office:value="0.986174924458794" calcext:value-type="float">
            <text:p>0.986174924458794</text:p>
          </table:table-cell>
          <table:table-cell office:value-type="float" office:value="9.536" calcext:value-type="float">
            <text:p>9.536</text:p>
          </table:table-cell>
          <table:table-cell table:formula="of:=[.I11]/[.$I$3]" office:value-type="float" office:value="0.98673454605658" calcext:value-type="float">
            <text:p>0.98673454605658</text:p>
          </table:table-cell>
          <table:table-cell office:value-type="float" office:value="9.556" calcext:value-type="float">
            <text:p>9.556</text:p>
          </table:table-cell>
          <table:table-cell table:formula="of:=[.K11]/[.$K$3]" office:value-type="float" office:value="0.98723087730898" calcext:value-type="float">
            <text:p>0.98723087730898</text:p>
          </table:table-cell>
          <table:table-cell table:formula="of:=AVERAGE([.A11];[.E11];[.I11])" office:value-type="float" office:value="9.52243333333333" calcext:value-type="float">
            <text:p>9.52243333333333</text:p>
          </table:table-cell>
          <table:table-cell table:formula="of:=AVERAGE([.B11];[.F11];[.J11])" office:value-type="float" office:value="0.986180812813695" calcext:value-type="float">
            <text:p>0.986180812813695</text:p>
          </table:table-cell>
          <table:table-cell table:formula="of:=AVERAGE([.C11];[.G11];[.K11])" office:value-type="float" office:value="9.5426" calcext:value-type="float">
            <text:p>9.5426</text:p>
          </table:table-cell>
          <table:table-cell table:formula="of:=AVERAGE([.D11];[.H11];[.L11])" office:value-type="float" office:value="0.986685491812757" calcext:value-type="float">
            <text:p>0.986685491812757</text:p>
          </table:table-cell>
        </table:table-row>
        <table:table-row table:style-name="ro1">
          <table:table-cell office:value-type="float" office:value="9.5012" calcext:value-type="float">
            <text:p>9.5012</text:p>
          </table:table-cell>
          <table:table-cell table:formula="of:=[.A12]/[.$A$3]" office:value-type="float" office:value="0.984029662157963" calcext:value-type="float">
            <text:p>0.984029662157963</text:p>
          </table:table-cell>
          <table:table-cell office:value-type="float" office:value="9.522" calcext:value-type="float">
            <text:p>9.522</text:p>
          </table:table-cell>
          <table:table-cell table:formula="of:=[.C12]/[.$C$3]" office:value-type="float" office:value="0.984603294419341" calcext:value-type="float">
            <text:p>0.984603294419341</text:p>
          </table:table-cell>
          <table:table-cell office:value-type="float" office:value="9.4886" calcext:value-type="float">
            <text:p>9.4886</text:p>
          </table:table-cell>
          <table:table-cell table:formula="of:=[.E12]/[.$E$3]" office:value-type="float" office:value="0.983478441127695" calcext:value-type="float">
            <text:p>0.983478441127695</text:p>
          </table:table-cell>
          <table:table-cell office:value-type="float" office:value="9.5094" calcext:value-type="float">
            <text:p>9.5094</text:p>
          </table:table-cell>
          <table:table-cell table:formula="of:=[.G12]/[.$G$3]" office:value-type="float" office:value="0.984043213709177" calcext:value-type="float">
            <text:p>0.984043213709177</text:p>
          </table:table-cell>
          <table:table-cell office:value-type="float" office:value="9.5165" calcext:value-type="float">
            <text:p>9.5165</text:p>
          </table:table-cell>
          <table:table-cell table:formula="of:=[.I12]/[.$I$3]" office:value-type="float" office:value="0.984716789801536" calcext:value-type="float">
            <text:p>0.984716789801536</text:p>
          </table:table-cell>
          <table:table-cell office:value-type="float" office:value="9.5372" calcext:value-type="float">
            <text:p>9.5372</text:p>
          </table:table-cell>
          <table:table-cell table:formula="of:=[.K12]/[.$K$3]" office:value-type="float" office:value="0.985288648291252" calcext:value-type="float">
            <text:p>0.985288648291252</text:p>
          </table:table-cell>
          <table:table-cell table:formula="of:=AVERAGE([.A12];[.E12];[.I12])" office:value-type="float" office:value="9.5021" calcext:value-type="float">
            <text:p>9.5021</text:p>
          </table:table-cell>
          <table:table-cell table:formula="of:=AVERAGE([.B12];[.F12];[.J12])" office:value-type="float" office:value="0.984074964362398" calcext:value-type="float">
            <text:p>0.984074964362398</text:p>
          </table:table-cell>
          <table:table-cell table:formula="of:=AVERAGE([.C12];[.G12];[.K12])" office:value-type="float" office:value="9.52286666666667" calcext:value-type="float">
            <text:p>9.52286666666667</text:p>
          </table:table-cell>
          <table:table-cell table:formula="of:=AVERAGE([.D12];[.H12];[.L12])" office:value-type="float" office:value="0.984645052139923" calcext:value-type="float">
            <text:p>0.984645052139923</text:p>
          </table:table-cell>
        </table:table-row>
        <table:table-row table:style-name="ro1">
          <table:table-cell office:value-type="float" office:value="9.4798" calcext:value-type="float">
            <text:p>9.4798</text:p>
          </table:table-cell>
          <table:table-cell table:formula="of:=[.A13]/[.$A$3]" office:value-type="float" office:value="0.981813285829691" calcext:value-type="float">
            <text:p>0.981813285829691</text:p>
          </table:table-cell>
          <table:table-cell office:value-type="float" office:value="9.5013" calcext:value-type="float">
            <text:p>9.5013</text:p>
          </table:table-cell>
          <table:table-cell table:formula="of:=[.C13]/[.$C$3]" office:value-type="float" office:value="0.982462852474951" calcext:value-type="float">
            <text:p>0.982462852474951</text:p>
          </table:table-cell>
          <table:table-cell office:value-type="float" office:value="9.4663" calcext:value-type="float">
            <text:p>9.4663</text:p>
          </table:table-cell>
          <table:table-cell table:formula="of:=[.E13]/[.$E$3]" office:value-type="float" office:value="0.981167081260365" calcext:value-type="float">
            <text:p>0.981167081260365</text:p>
          </table:table-cell>
          <table:table-cell office:value-type="float" office:value="9.4878" calcext:value-type="float">
            <text:p>9.4878</text:p>
          </table:table-cell>
          <table:table-cell table:formula="of:=[.G13]/[.$G$3]" office:value-type="float" office:value="0.981808021855209" calcext:value-type="float">
            <text:p>0.981808021855209</text:p>
          </table:table-cell>
          <table:table-cell office:value-type="float" office:value="9.496" calcext:value-type="float">
            <text:p>9.496</text:p>
          </table:table-cell>
          <table:table-cell table:formula="of:=[.I13]/[.$I$3]" office:value-type="float" office:value="0.982595558866745" calcext:value-type="float">
            <text:p>0.982595558866745</text:p>
          </table:table-cell>
          <table:table-cell office:value-type="float" office:value="9.5175" calcext:value-type="float">
            <text:p>9.5175</text:p>
          </table:table-cell>
          <table:table-cell table:formula="of:=[.K13]/[.$K$3]" office:value-type="float" office:value="0.983253440224803" calcext:value-type="float">
            <text:p>0.983253440224803</text:p>
          </table:table-cell>
          <table:table-cell table:formula="of:=AVERAGE([.A13];[.E13];[.I13])" office:value-type="float" office:value="9.4807" calcext:value-type="float">
            <text:p>9.4807</text:p>
          </table:table-cell>
          <table:table-cell table:formula="of:=AVERAGE([.B13];[.F13];[.J13])" office:value-type="float" office:value="0.981858641985601" calcext:value-type="float">
            <text:p>0.981858641985601</text:p>
          </table:table-cell>
          <table:table-cell table:formula="of:=AVERAGE([.C13];[.G13];[.K13])" office:value-type="float" office:value="9.5022" calcext:value-type="float">
            <text:p>9.5022</text:p>
          </table:table-cell>
          <table:table-cell table:formula="of:=AVERAGE([.D13];[.H13];[.L13])" office:value-type="float" office:value="0.982508104851654" calcext:value-type="float">
            <text:p>0.982508104851654</text:p>
          </table:table-cell>
        </table:table-row>
        <table:table-row table:style-name="ro1">
          <table:table-cell office:value-type="float" office:value="9.4572" calcext:value-type="float">
            <text:p>9.4572</text:p>
          </table:table-cell>
          <table:table-cell table:formula="of:=[.A14]/[.$A$3]" office:value-type="float" office:value="0.979472626716656" calcext:value-type="float">
            <text:p>0.979472626716656</text:p>
          </table:table-cell>
          <table:table-cell office:value-type="float" office:value="9.4793" calcext:value-type="float">
            <text:p>9.4793</text:p>
          </table:table-cell>
          <table:table-cell table:formula="of:=[.C14]/[.$C$3]" office:value-type="float" office:value="0.980187986640333" calcext:value-type="float">
            <text:p>0.980187986640333</text:p>
          </table:table-cell>
          <table:table-cell office:value-type="float" office:value="9.4428" calcext:value-type="float">
            <text:p>9.4428</text:p>
          </table:table-cell>
          <table:table-cell table:formula="of:=[.E14]/[.$E$3]" office:value-type="float" office:value="0.978731343283582" calcext:value-type="float">
            <text:p>0.978731343283582</text:p>
          </table:table-cell>
          <table:table-cell office:value-type="float" office:value="9.465" calcext:value-type="float">
            <text:p>9.465</text:p>
          </table:table-cell>
          <table:table-cell table:formula="of:=[.G14]/[.$G$3]" office:value-type="float" office:value="0.979448652676021" calcext:value-type="float">
            <text:p>0.979448652676021</text:p>
          </table:table-cell>
          <table:table-cell office:value-type="float" office:value="9.4745" calcext:value-type="float">
            <text:p>9.4745</text:p>
          </table:table-cell>
          <table:table-cell table:formula="of:=[.I14]/[.$I$3]" office:value-type="float" office:value="0.980370853252209" calcext:value-type="float">
            <text:p>0.980370853252209</text:p>
          </table:table-cell>
          <table:table-cell office:value-type="float" office:value="9.4966" calcext:value-type="float">
            <text:p>9.4966</text:p>
          </table:table-cell>
          <table:table-cell table:formula="of:=[.K14]/[.$K$3]" office:value-type="float" office:value="0.981094260093392" calcext:value-type="float">
            <text:p>0.981094260093392</text:p>
          </table:table-cell>
          <table:table-cell table:formula="of:=AVERAGE([.A14];[.E14];[.I14])" office:value-type="float" office:value="9.45816666666667" calcext:value-type="float">
            <text:p>9.45816666666667</text:p>
          </table:table-cell>
          <table:table-cell table:formula="of:=AVERAGE([.B14];[.F14];[.J14])" office:value-type="float" office:value="0.979524941084149" calcext:value-type="float">
            <text:p>0.979524941084149</text:p>
          </table:table-cell>
          <table:table-cell table:formula="of:=AVERAGE([.C14];[.G14];[.K14])" office:value-type="float" office:value="9.4803" calcext:value-type="float">
            <text:p>9.4803</text:p>
          </table:table-cell>
          <table:table-cell table:formula="of:=AVERAGE([.D14];[.H14];[.L14])" office:value-type="float" office:value="0.980243633136582" calcext:value-type="float">
            <text:p>0.980243633136582</text:p>
          </table:table-cell>
        </table:table-row>
        <table:table-row table:style-name="ro1">
          <table:table-cell office:value-type="float" office:value="9.4334" calcext:value-type="float">
            <text:p>9.4334</text:p>
          </table:table-cell>
          <table:table-cell table:formula="of:=[.A15]/[.$A$3]" office:value-type="float" office:value="0.977007684818858" calcext:value-type="float">
            <text:p>0.977007684818858</text:p>
          </table:table-cell>
          <table:table-cell office:value-type="float" office:value="9.4562" calcext:value-type="float">
            <text:p>9.4562</text:p>
          </table:table-cell>
          <table:table-cell table:formula="of:=[.C15]/[.$C$3]" office:value-type="float" office:value="0.977799377513985" calcext:value-type="float">
            <text:p>0.977799377513985</text:p>
          </table:table-cell>
          <table:table-cell office:value-type="float" office:value="9.418" calcext:value-type="float">
            <text:p>9.418</text:p>
          </table:table-cell>
          <table:table-cell table:formula="of:=[.E15]/[.$E$3]" office:value-type="float" office:value="0.976160862354892" calcext:value-type="float">
            <text:p>0.976160862354892</text:p>
          </table:table-cell>
          <table:table-cell office:value-type="float" office:value="9.4408" calcext:value-type="float">
            <text:p>9.4408</text:p>
          </table:table-cell>
          <table:table-cell table:formula="of:=[.G15]/[.$G$3]" office:value-type="float" office:value="0.976944409950743" calcext:value-type="float">
            <text:p>0.976944409950743</text:p>
          </table:table-cell>
          <table:table-cell office:value-type="float" office:value="9.4518" calcext:value-type="float">
            <text:p>9.4518</text:p>
          </table:table-cell>
          <table:table-cell table:formula="of:=[.I15]/[.$I$3]" office:value-type="float" office:value="0.978021978021978" calcext:value-type="float">
            <text:p>0.978021978021978</text:p>
          </table:table-cell>
          <table:table-cell office:value-type="float" office:value="9.4747" calcext:value-type="float">
            <text:p>9.4747</text:p>
          </table:table-cell>
          <table:table-cell table:formula="of:=[.K15]/[.$K$3]" office:value-type="float" office:value="0.978831769907847" calcext:value-type="float">
            <text:p>0.978831769907847</text:p>
          </table:table-cell>
          <table:table-cell table:formula="of:=AVERAGE([.A15];[.E15];[.I15])" office:value-type="float" office:value="9.4344" calcext:value-type="float">
            <text:p>9.4344</text:p>
          </table:table-cell>
          <table:table-cell table:formula="of:=AVERAGE([.B15];[.F15];[.J15])" office:value-type="float" office:value="0.977063508398576" calcext:value-type="float">
            <text:p>0.977063508398576</text:p>
          </table:table-cell>
          <table:table-cell table:formula="of:=AVERAGE([.C15];[.G15];[.K15])" office:value-type="float" office:value="9.45723333333333" calcext:value-type="float">
            <text:p>9.45723333333333</text:p>
          </table:table-cell>
          <table:table-cell table:formula="of:=AVERAGE([.D15];[.H15];[.L15])" office:value-type="float" office:value="0.977858519124192" calcext:value-type="float">
            <text:p>0.977858519124192</text:p>
          </table:table-cell>
        </table:table-row>
        <table:table-row table:style-name="ro1">
          <table:table-cell office:value-type="float" office:value="9.4083" calcext:value-type="float">
            <text:p>9.4083</text:p>
          </table:table-cell>
          <table:table-cell table:formula="of:=[.A16]/[.$A$3]" office:value-type="float" office:value="0.974408103237566" calcext:value-type="float">
            <text:p>0.974408103237566</text:p>
          </table:table-cell>
          <table:table-cell office:value-type="float" office:value="9.4318" calcext:value-type="float">
            <text:p>9.4318</text:p>
          </table:table-cell>
          <table:table-cell table:formula="of:=[.C16]/[.$C$3]" office:value-type="float" office:value="0.97527634449741" calcext:value-type="float">
            <text:p>0.97527634449741</text:p>
          </table:table-cell>
          <table:table-cell office:value-type="float" office:value="9.3919" calcext:value-type="float">
            <text:p>9.3919</text:p>
          </table:table-cell>
          <table:table-cell table:formula="of:=[.E16]/[.$E$3]" office:value-type="float" office:value="0.973455638474295" calcext:value-type="float">
            <text:p>0.973455638474295</text:p>
          </table:table-cell>
          <table:table-cell office:value-type="float" office:value="9.4153" calcext:value-type="float">
            <text:p>9.4153</text:p>
          </table:table-cell>
          <table:table-cell table:formula="of:=[.G16]/[.$G$3]" office:value-type="float" office:value="0.974305641789809" calcext:value-type="float">
            <text:p>0.974305641789809</text:p>
          </table:table-cell>
          <table:table-cell office:value-type="float" office:value="9.4279" calcext:value-type="float">
            <text:p>9.4279</text:p>
          </table:table-cell>
          <table:table-cell table:formula="of:=[.I16]/[.$I$3]" office:value-type="float" office:value="0.975548933176052" calcext:value-type="float">
            <text:p>0.975548933176052</text:p>
          </table:table-cell>
          <table:table-cell office:value-type="float" office:value="9.4515" calcext:value-type="float">
            <text:p>9.4515</text:p>
          </table:table-cell>
          <table:table-cell table:formula="of:=[.K16]/[.$K$3]" office:value-type="float" office:value="0.976434976651928" calcext:value-type="float">
            <text:p>0.976434976651928</text:p>
          </table:table-cell>
          <table:table-cell table:formula="of:=AVERAGE([.A16];[.E16];[.I16])" office:value-type="float" office:value="9.40936666666667" calcext:value-type="float">
            <text:p>9.40936666666667</text:p>
          </table:table-cell>
          <table:table-cell table:formula="of:=AVERAGE([.B16];[.F16];[.J16])" office:value-type="float" office:value="0.974470891629304" calcext:value-type="float">
            <text:p>0.974470891629304</text:p>
          </table:table-cell>
          <table:table-cell table:formula="of:=AVERAGE([.C16];[.G16];[.K16])" office:value-type="float" office:value="9.43286666666667" calcext:value-type="float">
            <text:p>9.43286666666667</text:p>
          </table:table-cell>
          <table:table-cell table:formula="of:=AVERAGE([.D16];[.H16];[.L16])" office:value-type="float" office:value="0.975338987646382" calcext:value-type="float">
            <text:p>0.975338987646382</text:p>
          </table:table-cell>
        </table:table-row>
        <table:table-row table:style-name="ro1">
          <table:table-cell office:value-type="float" office:value="9.3818" calcext:value-type="float">
            <text:p>9.3818</text:p>
          </table:table-cell>
          <table:table-cell table:formula="of:=[.A17]/[.$A$3]" office:value-type="float" office:value="0.971663525074052" calcext:value-type="float">
            <text:p>0.971663525074052</text:p>
          </table:table-cell>
          <table:table-cell office:value-type="float" office:value="9.406" calcext:value-type="float">
            <text:p>9.406</text:p>
          </table:table-cell>
          <table:table-cell table:formula="of:=[.C17]/[.$C$3]" office:value-type="float" office:value="0.972608547291359" calcext:value-type="float">
            <text:p>0.972608547291359</text:p>
          </table:table-cell>
          <table:table-cell office:value-type="float" office:value="9.3643" calcext:value-type="float">
            <text:p>9.3643</text:p>
          </table:table-cell>
          <table:table-cell table:formula="of:=[.E17]/[.$E$3]" office:value-type="float" office:value="0.970594941956882" calcext:value-type="float">
            <text:p>0.970594941956882</text:p>
          </table:table-cell>
          <table:table-cell office:value-type="float" office:value="9.3883" calcext:value-type="float">
            <text:p>9.3883</text:p>
          </table:table-cell>
          <table:table-cell table:formula="of:=[.G17]/[.$G$3]" office:value-type="float" office:value="0.97151165197235" calcext:value-type="float">
            <text:p>0.97151165197235</text:p>
          </table:table-cell>
          <table:table-cell office:value-type="float" office:value="9.4026" calcext:value-type="float">
            <text:p>9.4026</text:p>
          </table:table-cell>
          <table:table-cell table:formula="of:=[.I17]/[.$I$3]" office:value-type="float" office:value="0.972931023778481" calcext:value-type="float">
            <text:p>0.972931023778481</text:p>
          </table:table-cell>
          <table:table-cell office:value-type="float" office:value="9.427" calcext:value-type="float">
            <text:p>9.427</text:p>
          </table:table-cell>
          <table:table-cell table:formula="of:=[.K17]/[.$K$3]" office:value-type="float" office:value="0.973903880325633" calcext:value-type="float">
            <text:p>0.973903880325633</text:p>
          </table:table-cell>
          <table:table-cell table:formula="of:=AVERAGE([.A17];[.E17];[.I17])" office:value-type="float" office:value="9.3829" calcext:value-type="float">
            <text:p>9.3829</text:p>
          </table:table-cell>
          <table:table-cell table:formula="of:=AVERAGE([.B17];[.F17];[.J17])" office:value-type="float" office:value="0.971729830269805" calcext:value-type="float">
            <text:p>0.971729830269805</text:p>
          </table:table-cell>
          <table:table-cell table:formula="of:=AVERAGE([.C17];[.G17];[.K17])" office:value-type="float" office:value="9.4071" calcext:value-type="float">
            <text:p>9.4071</text:p>
          </table:table-cell>
          <table:table-cell table:formula="of:=AVERAGE([.D17];[.H17];[.L17])" office:value-type="float" office:value="0.972674693196447" calcext:value-type="float">
            <text:p>0.972674693196447</text:p>
          </table:table-cell>
        </table:table-row>
        <table:table-row table:style-name="ro1">
          <table:table-cell office:value-type="float" office:value="9.3537" calcext:value-type="float">
            <text:p>9.3537</text:p>
          </table:table-cell>
          <table:table-cell table:formula="of:=[.A18]/[.$A$3]" office:value-type="float" office:value="0.968753236530853" calcext:value-type="float">
            <text:p>0.968753236530853</text:p>
          </table:table-cell>
          <table:table-cell office:value-type="float" office:value="9.3787" calcext:value-type="float">
            <text:p>9.3787</text:p>
          </table:table-cell>
          <table:table-cell table:formula="of:=[.C18]/[.$C$3]" office:value-type="float" office:value="0.969785645596584" calcext:value-type="float">
            <text:p>0.969785645596584</text:p>
          </table:table-cell>
          <table:table-cell office:value-type="float" office:value="9.3351" calcext:value-type="float">
            <text:p>9.3351</text:p>
          </table:table-cell>
          <table:table-cell table:formula="of:=[.E18]/[.$E$3]" office:value-type="float" office:value="0.967568407960199" calcext:value-type="float">
            <text:p>0.967568407960199</text:p>
          </table:table-cell>
          <table:table-cell office:value-type="float" office:value="9.3598" calcext:value-type="float">
            <text:p>9.3598</text:p>
          </table:table-cell>
          <table:table-cell table:formula="of:=[.G18]/[.$G$3]" office:value-type="float" office:value="0.968562440498365" calcext:value-type="float">
            <text:p>0.968562440498365</text:p>
          </table:table-cell>
          <table:table-cell office:value-type="float" office:value="9.3761" calcext:value-type="float">
            <text:p>9.3761</text:p>
          </table:table-cell>
          <table:table-cell table:formula="of:=[.I18]/[.$I$3]" office:value-type="float" office:value="0.970188944765216" calcext:value-type="float">
            <text:p>0.970188944765216</text:p>
          </table:table-cell>
          <table:table-cell office:value-type="float" office:value="9.4013" calcext:value-type="float">
            <text:p>9.4013</text:p>
          </table:table-cell>
          <table:table-cell table:formula="of:=[.K18]/[.$K$3]" office:value-type="float" office:value="0.971248811934377" calcext:value-type="float">
            <text:p>0.971248811934377</text:p>
          </table:table-cell>
          <table:table-cell table:formula="of:=AVERAGE([.A18];[.E18];[.I18])" office:value-type="float" office:value="9.35496666666667" calcext:value-type="float">
            <text:p>9.35496666666667</text:p>
          </table:table-cell>
          <table:table-cell table:formula="of:=AVERAGE([.B18];[.F18];[.J18])" office:value-type="float" office:value="0.968836863085423" calcext:value-type="float">
            <text:p>0.968836863085423</text:p>
          </table:table-cell>
          <table:table-cell table:formula="of:=AVERAGE([.C18];[.G18];[.K18])" office:value-type="float" office:value="9.37993333333333" calcext:value-type="float">
            <text:p>9.37993333333333</text:p>
          </table:table-cell>
          <table:table-cell table:formula="of:=AVERAGE([.D18];[.H18];[.L18])" office:value-type="float" office:value="0.969865632676442" calcext:value-type="float">
            <text:p>0.969865632676442</text:p>
          </table:table-cell>
        </table:table-row>
        <table:table-row table:style-name="ro1">
          <table:table-cell office:value-type="float" office:value="9.3241" calcext:value-type="float">
            <text:p>9.3241</text:p>
          </table:table-cell>
          <table:table-cell table:formula="of:=[.A19]/[.$A$3]" office:value-type="float" office:value="0.965687594506701" calcext:value-type="float">
            <text:p>0.965687594506701</text:p>
          </table:table-cell>
          <table:table-cell office:value-type="float" office:value="9.3498" calcext:value-type="float">
            <text:p>9.3498</text:p>
          </table:table-cell>
          <table:table-cell table:formula="of:=[.C19]/[.$C$3]" office:value-type="float" office:value="0.966797299113836" calcext:value-type="float">
            <text:p>0.966797299113836</text:p>
          </table:table-cell>
          <table:table-cell office:value-type="float" office:value="9.3043" calcext:value-type="float">
            <text:p>9.3043</text:p>
          </table:table-cell>
          <table:table-cell table:formula="of:=[.E19]/[.$E$3]" office:value-type="float" office:value="0.964376036484245" calcext:value-type="float">
            <text:p>0.964376036484245</text:p>
          </table:table-cell>
          <table:table-cell office:value-type="float" office:value="9.3295" calcext:value-type="float">
            <text:p>9.3295</text:p>
          </table:table-cell>
          <table:table-cell table:formula="of:=[.G19]/[.$G$3]" office:value-type="float" office:value="0.965426963036549" calcext:value-type="float">
            <text:p>0.965426963036549</text:p>
          </table:table-cell>
          <table:table-cell office:value-type="float" office:value="9.3481" calcext:value-type="float">
            <text:p>9.3481</text:p>
          </table:table-cell>
          <table:table-cell table:formula="of:=[.I19]/[.$I$3]" office:value-type="float" office:value="0.967291653732332" calcext:value-type="float">
            <text:p>0.967291653732332</text:p>
          </table:table-cell>
          <table:table-cell office:value-type="float" office:value="9.3741" calcext:value-type="float">
            <text:p>9.3741</text:p>
          </table:table-cell>
          <table:table-cell table:formula="of:=[.K19]/[.$K$3]" office:value-type="float" office:value="0.96843877846192" calcext:value-type="float">
            <text:p>0.96843877846192</text:p>
          </table:table-cell>
          <table:table-cell table:formula="of:=AVERAGE([.A19];[.E19];[.I19])" office:value-type="float" office:value="9.3255" calcext:value-type="float">
            <text:p>9.3255</text:p>
          </table:table-cell>
          <table:table-cell table:formula="of:=AVERAGE([.B19];[.F19];[.J19])" office:value-type="float" office:value="0.965785094907759" calcext:value-type="float">
            <text:p>0.965785094907759</text:p>
          </table:table-cell>
          <table:table-cell table:formula="of:=AVERAGE([.C19];[.G19];[.K19])" office:value-type="float" office:value="9.35113333333333" calcext:value-type="float">
            <text:p>9.35113333333333</text:p>
          </table:table-cell>
          <table:table-cell table:formula="of:=AVERAGE([.D19];[.H19];[.L19])" office:value-type="float" office:value="0.966887680204102" calcext:value-type="float">
            <text:p>0.966887680204102</text:p>
          </table:table-cell>
        </table:table-row>
        <table:table-row table:style-name="ro1">
          <table:table-cell office:value-type="float" office:value="9.2929" calcext:value-type="float">
            <text:p>9.2929</text:p>
          </table:table-cell>
          <table:table-cell table:formula="of:=[.A20]/[.$A$3]" office:value-type="float" office:value="0.962456242102865" calcext:value-type="float">
            <text:p>0.962456242102865</text:p>
          </table:table-cell>
          <table:table-cell office:value-type="float" office:value="9.3192" calcext:value-type="float">
            <text:p>9.3192</text:p>
          </table:table-cell>
          <table:table-cell table:formula="of:=[.C20]/[.$C$3]" office:value-type="float" office:value="0.963633167543869" calcext:value-type="float">
            <text:p>0.963633167543869</text:p>
          </table:table-cell>
          <table:table-cell office:value-type="float" office:value="9.2717" calcext:value-type="float">
            <text:p>9.2717</text:p>
          </table:table-cell>
          <table:table-cell table:formula="of:=[.E20]/[.$E$3]" office:value-type="float" office:value="0.960997097844113" calcext:value-type="float">
            <text:p>0.960997097844113</text:p>
          </table:table-cell>
          <table:table-cell office:value-type="float" office:value="9.2974" calcext:value-type="float">
            <text:p>9.2974</text:p>
          </table:table-cell>
          <table:table-cell table:formula="of:=[.G20]/[.$G$3]" office:value-type="float" office:value="0.962105219586903" calcext:value-type="float">
            <text:p>0.962105219586903</text:p>
          </table:table-cell>
          <table:table-cell office:value-type="float" office:value="9.3186" calcext:value-type="float">
            <text:p>9.3186</text:p>
          </table:table-cell>
          <table:table-cell table:formula="of:=[.I20]/[.$I$3]" office:value-type="float" office:value="0.964239150679829" calcext:value-type="float">
            <text:p>0.964239150679829</text:p>
          </table:table-cell>
          <table:table-cell office:value-type="float" office:value="9.3454" calcext:value-type="float">
            <text:p>9.3454</text:p>
          </table:table-cell>
          <table:table-cell table:formula="of:=[.K20]/[.$K$3]" office:value-type="float" office:value="0.965473779908261" calcext:value-type="float">
            <text:p>0.965473779908261</text:p>
          </table:table-cell>
          <table:table-cell table:formula="of:=AVERAGE([.A20];[.E20];[.I20])" office:value-type="float" office:value="9.2944" calcext:value-type="float">
            <text:p>9.2944</text:p>
          </table:table-cell>
          <table:table-cell table:formula="of:=AVERAGE([.B20];[.F20];[.J20])" office:value-type="float" office:value="0.962564163542269" calcext:value-type="float">
            <text:p>0.962564163542269</text:p>
          </table:table-cell>
          <table:table-cell table:formula="of:=AVERAGE([.C20];[.G20];[.K20])" office:value-type="float" office:value="9.32066666666667" calcext:value-type="float">
            <text:p>9.32066666666667</text:p>
          </table:table-cell>
          <table:table-cell table:formula="of:=AVERAGE([.D20];[.H20];[.L20])" office:value-type="float" office:value="0.963737389013011" calcext:value-type="float">
            <text:p>0.963737389013011</text:p>
          </table:table-cell>
        </table:table-row>
        <table:table-row table:style-name="ro1">
          <table:table-cell office:value-type="float" office:value="9.2599" calcext:value-type="float">
            <text:p>9.2599</text:p>
          </table:table-cell>
          <table:table-cell table:formula="of:=[.A21]/[.$A$3]" office:value-type="float" office:value="0.959038465521884" calcext:value-type="float">
            <text:p>0.959038465521884</text:p>
          </table:table-cell>
          <table:table-cell office:value-type="float" office:value="9.2869" calcext:value-type="float">
            <text:p>9.2869</text:p>
          </table:table-cell>
          <table:table-cell table:formula="of:=[.C21]/[.$C$3]" office:value-type="float" office:value="0.960293250886681" calcext:value-type="float">
            <text:p>0.960293250886681</text:p>
          </table:table-cell>
          <table:table-cell office:value-type="float" office:value="9.2372" calcext:value-type="float">
            <text:p>9.2372</text:p>
          </table:table-cell>
          <table:table-cell table:formula="of:=[.E21]/[.$E$3]" office:value-type="float" office:value="0.957421227197347" calcext:value-type="float">
            <text:p>0.957421227197347</text:p>
          </table:table-cell>
          <table:table-cell office:value-type="float" office:value="9.2634" calcext:value-type="float">
            <text:p>9.2634</text:p>
          </table:table-cell>
          <table:table-cell table:formula="of:=[.G21]/[.$G$3]" office:value-type="float" office:value="0.958586862038992" calcext:value-type="float">
            <text:p>0.958586862038992</text:p>
          </table:table-cell>
          <table:table-cell office:value-type="float" office:value="9.2875" calcext:value-type="float">
            <text:p>9.2875</text:p>
          </table:table-cell>
          <table:table-cell table:formula="of:=[.I21]/[.$I$3]" office:value-type="float" office:value="0.961021088139732" calcext:value-type="float">
            <text:p>0.961021088139732</text:p>
          </table:table-cell>
          <table:table-cell office:value-type="float" office:value="9.3151" calcext:value-type="float">
            <text:p>9.3151</text:p>
          </table:table-cell>
          <table:table-cell table:formula="of:=[.K21]/[.$K$3]" office:value-type="float" office:value="0.962343485267986" calcext:value-type="float">
            <text:p>0.962343485267986</text:p>
          </table:table-cell>
          <table:table-cell table:formula="of:=AVERAGE([.A21];[.E21];[.I21])" office:value-type="float" office:value="9.26153333333333" calcext:value-type="float">
            <text:p>9.26153333333333</text:p>
          </table:table-cell>
          <table:table-cell table:formula="of:=AVERAGE([.B21];[.F21];[.J21])" office:value-type="float" office:value="0.959160260286321" calcext:value-type="float">
            <text:p>0.959160260286321</text:p>
          </table:table-cell>
          <table:table-cell table:formula="of:=AVERAGE([.C21];[.G21];[.K21])" office:value-type="float" office:value="9.28846666666667" calcext:value-type="float">
            <text:p>9.28846666666667</text:p>
          </table:table-cell>
          <table:table-cell table:formula="of:=AVERAGE([.D21];[.H21];[.L21])" office:value-type="float" office:value="0.960407866064553" calcext:value-type="float">
            <text:p>0.960407866064553</text:p>
          </table:table-cell>
        </table:table-row>
        <table:table-row table:style-name="ro1">
          <table:table-cell office:value-type="float" office:value="9.2251" calcext:value-type="float">
            <text:p>9.2251</text:p>
          </table:table-cell>
          <table:table-cell table:formula="of:=[.A22]/[.$A$3]" office:value-type="float" office:value="0.955434264763759" calcext:value-type="float">
            <text:p>0.955434264763759</text:p>
          </table:table-cell>
          <table:table-cell office:value-type="float" office:value="9.2526" calcext:value-type="float">
            <text:p>9.2526</text:p>
          </table:table-cell>
          <table:table-cell table:formula="of:=[.C22]/[.$C$3]" office:value-type="float" office:value="0.956746528244527" calcext:value-type="float">
            <text:p>0.956746528244527</text:p>
          </table:table-cell>
          <table:table-cell office:value-type="float" office:value="9.2007" calcext:value-type="float">
            <text:p>9.2007</text:p>
          </table:table-cell>
          <table:table-cell table:formula="of:=[.E22]/[.$E$3]" office:value-type="float" office:value="0.953638059701492" calcext:value-type="float">
            <text:p>0.953638059701492</text:p>
          </table:table-cell>
          <table:table-cell office:value-type="float" office:value="9.2273" calcext:value-type="float">
            <text:p>9.2273</text:p>
          </table:table-cell>
          <table:table-cell table:formula="of:=[.G22]/[.$G$3]" office:value-type="float" office:value="0.954851194171944" calcext:value-type="float">
            <text:p>0.954851194171944</text:p>
          </table:table-cell>
          <table:table-cell office:value-type="float" office:value="9.2547" calcext:value-type="float">
            <text:p>9.2547</text:p>
          </table:table-cell>
          <table:table-cell table:formula="of:=[.I22]/[.$I$3]" office:value-type="float" office:value="0.957627118644068" calcext:value-type="float">
            <text:p>0.957627118644068</text:p>
          </table:table-cell>
          <table:table-cell office:value-type="float" office:value="9.2832" calcext:value-type="float">
            <text:p>9.2832</text:p>
          </table:table-cell>
          <table:table-cell table:formula="of:=[.K22]/[.$K$3]" office:value-type="float" office:value="0.959047894541097" calcext:value-type="float">
            <text:p>0.959047894541097</text:p>
          </table:table-cell>
          <table:table-cell table:formula="of:=AVERAGE([.A22];[.E22];[.I22])" office:value-type="float" office:value="9.22683333333333" calcext:value-type="float">
            <text:p>9.22683333333333</text:p>
          </table:table-cell>
          <table:table-cell table:formula="of:=AVERAGE([.B22];[.F22];[.J22])" office:value-type="float" office:value="0.95556648103644" calcext:value-type="float">
            <text:p>0.95556648103644</text:p>
          </table:table-cell>
          <table:table-cell table:formula="of:=AVERAGE([.C22];[.G22];[.K22])" office:value-type="float" office:value="9.25436666666667" calcext:value-type="float">
            <text:p>9.25436666666667</text:p>
          </table:table-cell>
          <table:table-cell table:formula="of:=AVERAGE([.D22];[.H22];[.L22])" office:value-type="float" office:value="0.956881872319189" calcext:value-type="float">
            <text:p>0.956881872319189</text:p>
          </table:table-cell>
        </table:table-row>
        <table:table-row table:style-name="ro1">
          <table:table-cell office:value-type="float" office:value="9.1883" calcext:value-type="float">
            <text:p>9.1883</text:p>
          </table:table-cell>
          <table:table-cell table:formula="of:=[.A23]/[.$A$3]" office:value-type="float" office:value="0.951622926031029" calcext:value-type="float">
            <text:p>0.951622926031029</text:p>
          </table:table-cell>
          <table:table-cell office:value-type="float" office:value="9.2164" calcext:value-type="float">
            <text:p>9.2164</text:p>
          </table:table-cell>
          <table:table-cell table:formula="of:=[.C23]/[.$C$3]" office:value-type="float" office:value="0.953003339916657" calcext:value-type="float">
            <text:p>0.953003339916657</text:p>
          </table:table-cell>
          <table:table-cell office:value-type="float" office:value="9.1622" calcext:value-type="float">
            <text:p>9.1622</text:p>
          </table:table-cell>
          <table:table-cell table:formula="of:=[.E23]/[.$E$3]" office:value-type="float" office:value="0.949647595356551" calcext:value-type="float">
            <text:p>0.949647595356551</text:p>
          </table:table-cell>
          <table:table-cell office:value-type="float" office:value="9.1891" calcext:value-type="float">
            <text:p>9.1891</text:p>
          </table:table-cell>
          <table:table-cell table:formula="of:=[.G23]/[.$G$3]" office:value-type="float" office:value="0.950898215985761" calcext:value-type="float">
            <text:p>0.950898215985761</text:p>
          </table:table-cell>
          <table:table-cell office:value-type="float" office:value="9.2199" calcext:value-type="float">
            <text:p>9.2199</text:p>
          </table:table-cell>
          <table:table-cell table:formula="of:=[.I23]/[.$I$3]" office:value-type="float" office:value="0.954026199788912" calcext:value-type="float">
            <text:p>0.954026199788912</text:p>
          </table:table-cell>
          <table:table-cell office:value-type="float" office:value="9.2492" calcext:value-type="float">
            <text:p>9.2492</text:p>
          </table:table-cell>
          <table:table-cell table:formula="of:=[.K23]/[.$K$3]" office:value-type="float" office:value="0.955535352700525" calcext:value-type="float">
            <text:p>0.955535352700525</text:p>
          </table:table-cell>
          <table:table-cell table:formula="of:=AVERAGE([.A23];[.E23];[.I23])" office:value-type="float" office:value="9.19013333333333" calcext:value-type="float">
            <text:p>9.19013333333333</text:p>
          </table:table-cell>
          <table:table-cell table:formula="of:=AVERAGE([.B23];[.F23];[.J23])" office:value-type="float" office:value="0.951765573725497" calcext:value-type="float">
            <text:p>0.951765573725497</text:p>
          </table:table-cell>
          <table:table-cell table:formula="of:=AVERAGE([.C23];[.G23];[.K23])" office:value-type="float" office:value="9.21823333333333" calcext:value-type="float">
            <text:p>9.21823333333333</text:p>
          </table:table-cell>
          <table:table-cell table:formula="of:=AVERAGE([.D23];[.H23];[.L23])" office:value-type="float" office:value="0.953145636200981" calcext:value-type="float">
            <text:p>0.953145636200981</text:p>
          </table:table-cell>
        </table:table-row>
        <table:table-row table:style-name="ro1">
          <table:table-cell office:value-type="float" office:value="9.1491" calcext:value-type="float">
            <text:p>9.1491</text:p>
          </table:table-cell>
          <table:table-cell table:formula="of:=[.A24]/[.$A$3]" office:value-type="float" office:value="0.947563021728774" calcext:value-type="float">
            <text:p>0.947563021728774</text:p>
          </table:table-cell>
          <table:table-cell office:value-type="float" office:value="9.1776" calcext:value-type="float">
            <text:p>9.1776</text:p>
          </table:table-cell>
          <table:table-cell table:formula="of:=[.C24]/[.$C$3]" office:value-type="float" office:value="0.948991303808332" calcext:value-type="float">
            <text:p>0.948991303808332</text:p>
          </table:table-cell>
          <table:table-cell office:value-type="float" office:value="9.1211" calcext:value-type="float">
            <text:p>9.1211</text:p>
          </table:table-cell>
          <table:table-cell table:formula="of:=[.E24]/[.$E$3]" office:value-type="float" office:value="0.945387645107794" calcext:value-type="float">
            <text:p>0.945387645107794</text:p>
          </table:table-cell>
          <table:table-cell office:value-type="float" office:value="9.1481" calcext:value-type="float">
            <text:p>9.1481</text:p>
          </table:table-cell>
          <table:table-cell table:formula="of:=[.G24]/[.$G$3]" office:value-type="float" office:value="0.946655490707397" calcext:value-type="float">
            <text:p>0.946655490707397</text:p>
          </table:table-cell>
          <table:table-cell office:value-type="float" office:value="9.1828" calcext:value-type="float">
            <text:p>9.1828</text:p>
          </table:table-cell>
          <table:table-cell table:formula="of:=[.I24]/[.$I$3]" office:value-type="float" office:value="0.95018728917034" calcext:value-type="float">
            <text:p>0.95018728917034</text:p>
          </table:table-cell>
          <table:table-cell office:value-type="float" office:value="9.2129" calcext:value-type="float">
            <text:p>9.2129</text:p>
          </table:table-cell>
          <table:table-cell table:formula="of:=[.K24]/[.$K$3]" office:value-type="float" office:value="0.951785197735443" calcext:value-type="float">
            <text:p>0.951785197735443</text:p>
          </table:table-cell>
          <table:table-cell table:formula="of:=AVERAGE([.A24];[.E24];[.I24])" office:value-type="float" office:value="9.151" calcext:value-type="float">
            <text:p>9.151</text:p>
          </table:table-cell>
          <table:table-cell table:formula="of:=AVERAGE([.B24];[.F24];[.J24])" office:value-type="float" office:value="0.947712652002303" calcext:value-type="float">
            <text:p>0.947712652002303</text:p>
          </table:table-cell>
          <table:table-cell table:formula="of:=AVERAGE([.C24];[.G24];[.K24])" office:value-type="float" office:value="9.17953333333333" calcext:value-type="float">
            <text:p>9.17953333333333</text:p>
          </table:table-cell>
          <table:table-cell table:formula="of:=AVERAGE([.D24];[.H24];[.L24])" office:value-type="float" office:value="0.949143997417057" calcext:value-type="float">
            <text:p>0.949143997417057</text:p>
          </table:table-cell>
        </table:table-row>
        <table:table-row table:style-name="ro1">
          <table:table-cell office:value-type="float" office:value="9.1072" calcext:value-type="float">
            <text:p>9.1072</text:p>
          </table:table-cell>
          <table:table-cell table:formula="of:=[.A25]/[.$A$3]" office:value-type="float" office:value="0.943223481160801" calcext:value-type="float">
            <text:p>0.943223481160801</text:p>
          </table:table-cell>
          <table:table-cell office:value-type="float" office:value="9.136" calcext:value-type="float">
            <text:p>9.136</text:p>
          </table:table-cell>
          <table:table-cell table:formula="of:=[.C25]/[.$C$3]" office:value-type="float" office:value="0.944689739321056" calcext:value-type="float">
            <text:p>0.944689739321056</text:p>
          </table:table-cell>
          <table:table-cell office:value-type="float" office:value="9.0773" calcext:value-type="float">
            <text:p>9.0773</text:p>
          </table:table-cell>
          <table:table-cell table:formula="of:=[.E25]/[.$E$3]" office:value-type="float" office:value="0.940847844112769" calcext:value-type="float">
            <text:p>0.940847844112769</text:p>
          </table:table-cell>
          <table:table-cell office:value-type="float" office:value="9.1043" calcext:value-type="float">
            <text:p>9.1043</text:p>
          </table:table-cell>
          <table:table-cell table:formula="of:=[.G25]/[.$G$3]" office:value-type="float" office:value="0.942123018336852" calcext:value-type="float">
            <text:p>0.942123018336852</text:p>
          </table:table-cell>
          <table:table-cell office:value-type="float" office:value="9.1436" calcext:value-type="float">
            <text:p>9.1436</text:p>
          </table:table-cell>
          <table:table-cell table:formula="of:=[.I25]/[.$I$3]" office:value-type="float" office:value="0.946131081724302" calcext:value-type="float">
            <text:p>0.946131081724302</text:p>
          </table:table-cell>
          <table:table-cell office:value-type="float" office:value="9.1744" calcext:value-type="float">
            <text:p>9.1744</text:p>
          </table:table-cell>
          <table:table-cell table:formula="of:=[.K25]/[.$K$3]" office:value-type="float" office:value="0.947807760651267" calcext:value-type="float">
            <text:p>0.947807760651267</text:p>
          </table:table-cell>
          <table:table-cell table:formula="of:=AVERAGE([.A25];[.E25];[.I25])" office:value-type="float" office:value="9.10936666666667" calcext:value-type="float">
            <text:p>9.10936666666667</text:p>
          </table:table-cell>
          <table:table-cell table:formula="of:=AVERAGE([.B25];[.F25];[.J25])" office:value-type="float" office:value="0.943400802332624" calcext:value-type="float">
            <text:p>0.943400802332624</text:p>
          </table:table-cell>
          <table:table-cell table:formula="of:=AVERAGE([.C25];[.G25];[.K25])" office:value-type="float" office:value="9.13823333333333" calcext:value-type="float">
            <text:p>9.13823333333333</text:p>
          </table:table-cell>
          <table:table-cell table:formula="of:=AVERAGE([.D25];[.H25];[.L25])" office:value-type="float" office:value="0.944873506103058" calcext:value-type="float">
            <text:p>0.944873506103058</text:p>
          </table:table-cell>
        </table:table-row>
        <table:table-row table:style-name="ro1">
          <table:table-cell office:value-type="float" office:value="9.0627" calcext:value-type="float">
            <text:p>9.0627</text:p>
          </table:table-cell>
          <table:table-cell table:formula="of:=[.A26]/[.$A$3]" office:value-type="float" office:value="0.938614661225842" calcext:value-type="float">
            <text:p>0.938614661225842</text:p>
          </table:table-cell>
          <table:table-cell office:value-type="float" office:value="9.0918" calcext:value-type="float">
            <text:p>9.0918</text:p>
          </table:table-cell>
          <table:table-cell table:formula="of:=[.C26]/[.$C$3]" office:value-type="float" office:value="0.940119327053325" calcext:value-type="float">
            <text:p>0.940119327053325</text:p>
          </table:table-cell>
          <table:table-cell office:value-type="float" office:value="9.0306" calcext:value-type="float">
            <text:p>9.0306</text:p>
          </table:table-cell>
          <table:table-cell table:formula="of:=[.E26]/[.$E$3]" office:value-type="float" office:value="0.936007462686567" calcext:value-type="float">
            <text:p>0.936007462686567</text:p>
          </table:table-cell>
          <table:table-cell office:value-type="float" office:value="9.0573" calcext:value-type="float">
            <text:p>9.0573</text:p>
          </table:table-cell>
          <table:table-cell table:formula="of:=[.G26]/[.$G$3]" office:value-type="float" office:value="0.937259406432385" calcext:value-type="float">
            <text:p>0.937259406432385</text:p>
          </table:table-cell>
          <table:table-cell office:value-type="float" office:value="9.1019" calcext:value-type="float">
            <text:p>9.1019</text:p>
          </table:table-cell>
          <table:table-cell table:formula="of:=[.I26]/[.$I$3]" office:value-type="float" office:value="0.9418161875789" calcext:value-type="float">
            <text:p>0.9418161875789</text:p>
          </table:table-cell>
          <table:table-cell office:value-type="float" office:value="9.1336" calcext:value-type="float">
            <text:p>9.1336</text:p>
          </table:table-cell>
          <table:table-cell table:formula="of:=[.K26]/[.$K$3]" office:value-type="float" office:value="0.94359271044258" calcext:value-type="float">
            <text:p>0.94359271044258</text:p>
          </table:table-cell>
          <table:table-cell table:formula="of:=AVERAGE([.A26];[.E26];[.I26])" office:value-type="float" office:value="9.06506666666667" calcext:value-type="float">
            <text:p>9.06506666666667</text:p>
          </table:table-cell>
          <table:table-cell table:formula="of:=AVERAGE([.B26];[.F26];[.J26])" office:value-type="float" office:value="0.938812770497103" calcext:value-type="float">
            <text:p>0.938812770497103</text:p>
          </table:table-cell>
          <table:table-cell table:formula="of:=AVERAGE([.C26];[.G26];[.K26])" office:value-type="float" office:value="9.09423333333333" calcext:value-type="float">
            <text:p>9.09423333333333</text:p>
          </table:table-cell>
          <table:table-cell table:formula="of:=AVERAGE([.D26];[.H26];[.L26])" office:value-type="float" office:value="0.940323814642763" calcext:value-type="float">
            <text:p>0.940323814642763</text:p>
          </table:table-cell>
        </table:table-row>
        <table:table-row table:style-name="ro1">
          <table:table-cell office:value-type="float" office:value="9.0156" calcext:value-type="float">
            <text:p>9.0156</text:p>
          </table:table-cell>
          <table:table-cell table:formula="of:=[.A27]/[.$A$3]" office:value-type="float" office:value="0.933736561923897" calcext:value-type="float">
            <text:p>0.933736561923897</text:p>
          </table:table-cell>
          <table:table-cell office:value-type="float" office:value="9.0446" calcext:value-type="float">
            <text:p>9.0446</text:p>
          </table:table-cell>
          <table:table-cell table:formula="of:=[.C27]/[.$C$3]" office:value-type="float" office:value="0.935238705808146" calcext:value-type="float">
            <text:p>0.935238705808146</text:p>
          </table:table-cell>
          <table:table-cell office:value-type="float" office:value="8.9811" calcext:value-type="float">
            <text:p>8.9811</text:p>
          </table:table-cell>
          <table:table-cell table:formula="of:=[.E27]/[.$E$3]" office:value-type="float" office:value="0.930876865671642" calcext:value-type="float">
            <text:p>0.930876865671642</text:p>
          </table:table-cell>
          <table:table-cell office:value-type="float" office:value="9.0071" calcext:value-type="float">
            <text:p>9.0071</text:p>
          </table:table-cell>
          <table:table-cell table:formula="of:=[.G27]/[.$G$3]" office:value-type="float" office:value="0.932064654993998" calcext:value-type="float">
            <text:p>0.932064654993998</text:p>
          </table:table-cell>
          <table:table-cell office:value-type="float" office:value="9.0579" calcext:value-type="float">
            <text:p>9.0579</text:p>
          </table:table-cell>
          <table:table-cell table:formula="of:=[.I27]/[.$I$3]" office:value-type="float" office:value="0.937263301670081" calcext:value-type="float">
            <text:p>0.937263301670081</text:p>
          </table:table-cell>
          <table:table-cell office:value-type="float" office:value="9.0902" calcext:value-type="float">
            <text:p>9.0902</text:p>
          </table:table-cell>
          <table:table-cell table:formula="of:=[.K27]/[.$K$3]" office:value-type="float" office:value="0.939109054093144" calcext:value-type="float">
            <text:p>0.939109054093144</text:p>
          </table:table-cell>
          <table:table-cell table:formula="of:=AVERAGE([.A27];[.E27];[.I27])" office:value-type="float" office:value="9.0182" calcext:value-type="float">
            <text:p>9.0182</text:p>
          </table:table-cell>
          <table:table-cell table:formula="of:=AVERAGE([.B27];[.F27];[.J27])" office:value-type="float" office:value="0.933958909755207" calcext:value-type="float">
            <text:p>0.933958909755207</text:p>
          </table:table-cell>
          <table:table-cell table:formula="of:=AVERAGE([.C27];[.G27];[.K27])" office:value-type="float" office:value="9.0473" calcext:value-type="float">
            <text:p>9.0473</text:p>
          </table:table-cell>
          <table:table-cell table:formula="of:=AVERAGE([.D27];[.H27];[.L27])" office:value-type="float" office:value="0.935470804965096" calcext:value-type="float">
            <text:p>0.935470804965096</text:p>
          </table:table-cell>
        </table:table-row>
        <table:table-row table:style-name="ro1">
          <table:table-cell office:value-type="float" office:value="8.9656" calcext:value-type="float">
            <text:p>8.9656</text:p>
          </table:table-cell>
          <table:table-cell table:formula="of:=[.A28]/[.$A$3]" office:value-type="float" office:value="0.928558112558775" calcext:value-type="float">
            <text:p>0.928558112558775</text:p>
          </table:table-cell>
          <table:table-cell office:value-type="float" office:value="8.9943" calcext:value-type="float">
            <text:p>8.9943</text:p>
          </table:table-cell>
          <table:table-cell table:formula="of:=[.C28]/[.$C$3]" office:value-type="float" office:value="0.930037535286271" calcext:value-type="float">
            <text:p>0.930037535286271</text:p>
          </table:table-cell>
          <table:table-cell office:value-type="float" office:value="8.9285" calcext:value-type="float">
            <text:p>8.9285</text:p>
          </table:table-cell>
          <table:table-cell table:formula="of:=[.E28]/[.$E$3]" office:value-type="float" office:value="0.92542495854063" calcext:value-type="float">
            <text:p>0.92542495854063</text:p>
          </table:table-cell>
          <table:table-cell office:value-type="float" office:value="8.9534" calcext:value-type="float">
            <text:p>8.9534</text:p>
          </table:table-cell>
          <table:table-cell table:formula="of:=[.G28]/[.$G$3]" office:value-type="float" office:value="0.926507719690384" calcext:value-type="float">
            <text:p>0.926507719690384</text:p>
          </table:table-cell>
          <table:table-cell office:value-type="float" office:value="9.011" calcext:value-type="float">
            <text:p>9.011</text:p>
          </table:table-cell>
          <table:table-cell table:formula="of:=[.I28]/[.$I$3]" office:value-type="float" office:value="0.93241033919" calcext:value-type="float">
            <text:p>0.93241033919</text:p>
          </table:table-cell>
          <table:table-cell office:value-type="float" office:value="9.0439" calcext:value-type="float">
            <text:p>9.0439</text:p>
          </table:table-cell>
          <table:table-cell table:formula="of:=[.K28]/[.$K$3]" office:value-type="float" office:value="0.934325798586719" calcext:value-type="float">
            <text:p>0.934325798586719</text:p>
          </table:table-cell>
          <table:table-cell table:formula="of:=AVERAGE([.A28];[.E28];[.I28])" office:value-type="float" office:value="8.96836666666667" calcext:value-type="float">
            <text:p>8.96836666666667</text:p>
          </table:table-cell>
          <table:table-cell table:formula="of:=AVERAGE([.B28];[.F28];[.J28])" office:value-type="float" office:value="0.928797803429802" calcext:value-type="float">
            <text:p>0.928797803429802</text:p>
          </table:table-cell>
          <table:table-cell table:formula="of:=AVERAGE([.C28];[.G28];[.K28])" office:value-type="float" office:value="8.9972" calcext:value-type="float">
            <text:p>8.9972</text:p>
          </table:table-cell>
          <table:table-cell table:formula="of:=AVERAGE([.D28];[.H28];[.L28])" office:value-type="float" office:value="0.930290351187792" calcext:value-type="float">
            <text:p>0.930290351187792</text:p>
          </table:table-cell>
        </table:table-row>
        <table:table-row table:style-name="ro1">
          <table:table-cell office:value-type="float" office:value="8.9115" calcext:value-type="float">
            <text:p>8.9115</text:p>
          </table:table-cell>
          <table:table-cell table:formula="of:=[.A29]/[.$A$3]" office:value-type="float" office:value="0.922955030345713" calcext:value-type="float">
            <text:p>0.922955030345713</text:p>
          </table:table-cell>
          <table:table-cell office:value-type="float" office:value="8.9397" calcext:value-type="float">
            <text:p>8.9397</text:p>
          </table:table-cell>
          <table:table-cell table:formula="of:=[.C29]/[.$C$3]" office:value-type="float" office:value="0.924391731896721" calcext:value-type="float">
            <text:p>0.924391731896721</text:p>
          </table:table-cell>
          <table:table-cell office:value-type="float" office:value="8.8719" calcext:value-type="float">
            <text:p>8.8719</text:p>
          </table:table-cell>
          <table:table-cell table:formula="of:=[.E29]/[.$E$3]" office:value-type="float" office:value="0.919558457711443" calcext:value-type="float">
            <text:p>0.919558457711443</text:p>
          </table:table-cell>
          <table:table-cell office:value-type="float" office:value="8.8952" calcext:value-type="float">
            <text:p>8.8952</text:p>
          </table:table-cell>
          <table:table-cell table:formula="of:=[.G29]/[.$G$3]" office:value-type="float" office:value="0.920485119417194" calcext:value-type="float">
            <text:p>0.920485119417194</text:p>
          </table:table-cell>
          <table:table-cell office:value-type="float" office:value="8.9603" calcext:value-type="float">
            <text:p>8.9603</text:p>
          </table:table-cell>
          <table:table-cell table:formula="of:=[.I29]/[.$I$3]" office:value-type="float" office:value="0.927164172926885" calcext:value-type="float">
            <text:p>0.927164172926885</text:p>
          </table:table-cell>
          <table:table-cell office:value-type="float" office:value="8.9936" calcext:value-type="float">
            <text:p>8.9936</text:p>
          </table:table-cell>
          <table:table-cell table:formula="of:=[.K29]/[.$K$3]" office:value-type="float" office:value="0.929129302863755" calcext:value-type="float">
            <text:p>0.929129302863755</text:p>
          </table:table-cell>
          <table:table-cell table:formula="of:=AVERAGE([.A29];[.E29];[.I29])" office:value-type="float" office:value="8.91456666666667" calcext:value-type="float">
            <text:p>8.91456666666667</text:p>
          </table:table-cell>
          <table:table-cell table:formula="of:=AVERAGE([.B29];[.F29];[.J29])" office:value-type="float" office:value="0.92322588699468" calcext:value-type="float">
            <text:p>0.92322588699468</text:p>
          </table:table-cell>
          <table:table-cell table:formula="of:=AVERAGE([.C29];[.G29];[.K29])" office:value-type="float" office:value="8.94283333333333" calcext:value-type="float">
            <text:p>8.94283333333333</text:p>
          </table:table-cell>
          <table:table-cell table:formula="of:=AVERAGE([.D29];[.H29];[.L29])" office:value-type="float" office:value="0.924668718059223" calcext:value-type="float">
            <text:p>0.924668718059223</text:p>
          </table:table-cell>
        </table:table-row>
        <table:table-row table:style-name="ro1">
          <table:table-cell office:value-type="float" office:value="8.8534" calcext:value-type="float">
            <text:p>8.8534</text:p>
          </table:table-cell>
          <table:table-cell table:formula="of:=[.A30]/[.$A$3]" office:value-type="float" office:value="0.916937672183441" calcext:value-type="float">
            <text:p>0.916937672183441</text:p>
          </table:table-cell>
          <table:table-cell office:value-type="float" office:value="8.8803" calcext:value-type="float">
            <text:p>8.8803</text:p>
          </table:table-cell>
          <table:table-cell table:formula="of:=[.C30]/[.$C$3]" office:value-type="float" office:value="0.918249594143255" calcext:value-type="float">
            <text:p>0.918249594143255</text:p>
          </table:table-cell>
          <table:table-cell office:value-type="float" office:value="8.8109" calcext:value-type="float">
            <text:p>8.8109</text:p>
          </table:table-cell>
          <table:table-cell table:formula="of:=[.E30]/[.$E$3]" office:value-type="float" office:value="0.913235903814262" calcext:value-type="float">
            <text:p>0.913235903814262</text:p>
          </table:table-cell>
          <table:table-cell office:value-type="float" office:value="8.8317" calcext:value-type="float">
            <text:p>8.8317</text:p>
          </table:table-cell>
          <table:table-cell table:formula="of:=[.G30]/[.$G$3]" office:value-type="float" office:value="0.913914069290947" calcext:value-type="float">
            <text:p>0.913914069290947</text:p>
          </table:table-cell>
          <table:table-cell office:value-type="float" office:value="8.9062" calcext:value-type="float">
            <text:p>8.9062</text:p>
          </table:table-cell>
          <table:table-cell table:formula="of:=[.I30]/[.$I$3]" office:value-type="float" office:value="0.921566192752633" calcext:value-type="float">
            <text:p>0.921566192752633</text:p>
          </table:table-cell>
          <table:table-cell office:value-type="float" office:value="8.9398" calcext:value-type="float">
            <text:p>8.9398</text:p>
          </table:table-cell>
          <table:table-cell table:formula="of:=[.K30]/[.$K$3]" office:value-type="float" office:value="0.92357122195132" calcext:value-type="float">
            <text:p>0.92357122195132</text:p>
          </table:table-cell>
          <table:table-cell table:formula="of:=AVERAGE([.A30];[.E30];[.I30])" office:value-type="float" office:value="8.85683333333333" calcext:value-type="float">
            <text:p>8.85683333333333</text:p>
          </table:table-cell>
          <table:table-cell table:formula="of:=AVERAGE([.B30];[.F30];[.J30])" office:value-type="float" office:value="0.917246589583446" calcext:value-type="float">
            <text:p>0.917246589583446</text:p>
          </table:table-cell>
          <table:table-cell table:formula="of:=AVERAGE([.C30];[.G30];[.K30])" office:value-type="float" office:value="8.88393333333333" calcext:value-type="float">
            <text:p>8.88393333333333</text:p>
          </table:table-cell>
          <table:table-cell table:formula="of:=AVERAGE([.D30];[.H30];[.L30])" office:value-type="float" office:value="0.918578295128507" calcext:value-type="float">
            <text:p>0.918578295128507</text:p>
          </table:table-cell>
        </table:table-row>
        <table:table-row table:style-name="ro1">
          <table:table-cell office:value-type="float" office:value="8.7914" calcext:value-type="float">
            <text:p>8.7914</text:p>
          </table:table-cell>
          <table:table-cell table:formula="of:=[.A31]/[.$A$3]" office:value-type="float" office:value="0.91051639497069" calcext:value-type="float">
            <text:p>0.91051639497069</text:p>
          </table:table-cell>
          <table:table-cell office:value-type="float" office:value="8.8165" calcext:value-type="float">
            <text:p>8.8165</text:p>
          </table:table-cell>
          <table:table-cell table:formula="of:=[.C31]/[.$C$3]" office:value-type="float" office:value="0.911652483222864" calcext:value-type="float">
            <text:p>0.911652483222864</text:p>
          </table:table-cell>
          <table:table-cell office:value-type="float" office:value="8.7457" calcext:value-type="float">
            <text:p>8.7457</text:p>
          </table:table-cell>
          <table:table-cell table:formula="of:=[.E31]/[.$E$3]" office:value-type="float" office:value="0.906478026533997" calcext:value-type="float">
            <text:p>0.906478026533997</text:p>
          </table:table-cell>
          <table:table-cell office:value-type="float" office:value="8.763" calcext:value-type="float">
            <text:p>8.763</text:p>
          </table:table-cell>
          <table:table-cell table:formula="of:=[.G31]/[.$G$3]" office:value-type="float" office:value="0.906804917422079" calcext:value-type="float">
            <text:p>0.906804917422079</text:p>
          </table:table-cell>
          <table:table-cell office:value-type="float" office:value="8.8486" calcext:value-type="float">
            <text:p>8.8486</text:p>
          </table:table-cell>
          <table:table-cell table:formula="of:=[.I31]/[.$I$3]" office:value-type="float" office:value="0.915606051199272" calcext:value-type="float">
            <text:p>0.915606051199272</text:p>
          </table:table-cell>
          <table:table-cell office:value-type="float" office:value="8.8822" calcext:value-type="float">
            <text:p>8.8822</text:p>
          </table:table-cell>
          <table:table-cell table:formula="of:=[.K31]/[.$K$3]" office:value-type="float" office:value="0.917620562833175" calcext:value-type="float">
            <text:p>0.917620562833175</text:p>
          </table:table-cell>
          <table:table-cell table:formula="of:=AVERAGE([.A31];[.E31];[.I31])" office:value-type="float" office:value="8.79523333333333" calcext:value-type="float">
            <text:p>8.79523333333333</text:p>
          </table:table-cell>
          <table:table-cell table:formula="of:=AVERAGE([.B31];[.F31];[.J31])" office:value-type="float" office:value="0.910866824234653" calcext:value-type="float">
            <text:p>0.910866824234653</text:p>
          </table:table-cell>
          <table:table-cell table:formula="of:=AVERAGE([.C31];[.G31];[.K31])" office:value-type="float" office:value="8.82056666666667" calcext:value-type="float">
            <text:p>8.82056666666667</text:p>
          </table:table-cell>
          <table:table-cell table:formula="of:=AVERAGE([.D31];[.H31];[.L31])" office:value-type="float" office:value="0.912025987826039" calcext:value-type="float">
            <text:p>0.912025987826039</text:p>
          </table:table-cell>
        </table:table-row>
        <table:table-row table:style-name="ro1">
          <table:table-cell office:value-type="float" office:value="8.7253" calcext:value-type="float">
            <text:p>8.7253</text:p>
          </table:table-cell>
          <table:table-cell table:formula="of:=[.A32]/[.$A$3]" office:value-type="float" office:value="0.903670484909999" calcext:value-type="float">
            <text:p>0.903670484909999</text:p>
          </table:table-cell>
          <table:table-cell office:value-type="float" office:value="8.7477" calcext:value-type="float">
            <text:p>8.7477</text:p>
          </table:table-cell>
          <table:table-cell table:formula="of:=[.C32]/[.$C$3]" office:value-type="float" office:value="0.904538357340062" calcext:value-type="float">
            <text:p>0.904538357340062</text:p>
          </table:table-cell>
          <table:table-cell office:value-type="float" office:value="8.6762" calcext:value-type="float">
            <text:p>8.6762</text:p>
          </table:table-cell>
          <table:table-cell table:formula="of:=[.E32]/[.$E$3]" office:value-type="float" office:value="0.899274461028192" calcext:value-type="float">
            <text:p>0.899274461028192</text:p>
          </table:table-cell>
          <table:table-cell office:value-type="float" office:value="8.6888" calcext:value-type="float">
            <text:p>8.6888</text:p>
          </table:table-cell>
          <table:table-cell table:formula="of:=[.G32]/[.$G$3]" office:value-type="float" office:value="0.899126619479283" calcext:value-type="float">
            <text:p>0.899126619479283</text:p>
          </table:table-cell>
          <table:table-cell office:value-type="float" office:value="8.7873" calcext:value-type="float">
            <text:p>8.7873</text:p>
          </table:table-cell>
          <table:table-cell table:formula="of:=[.I32]/[.$I$3]" office:value-type="float" office:value="0.90926305333085" calcext:value-type="float">
            <text:p>0.90926305333085</text:p>
          </table:table-cell>
          <table:table-cell office:value-type="float" office:value="8.8207" calcext:value-type="float">
            <text:p>8.8207</text:p>
          </table:table-cell>
          <table:table-cell table:formula="of:=[.K32]/[.$K$3]" office:value-type="float" office:value="0.911266994503905" calcext:value-type="float">
            <text:p>0.911266994503905</text:p>
          </table:table-cell>
          <table:table-cell table:formula="of:=AVERAGE([.A32];[.E32];[.I32])" office:value-type="float" office:value="8.7296" calcext:value-type="float">
            <text:p>8.7296</text:p>
          </table:table-cell>
          <table:table-cell table:formula="of:=AVERAGE([.B32];[.F32];[.J32])" office:value-type="float" office:value="0.90406933308968" calcext:value-type="float">
            <text:p>0.90406933308968</text:p>
          </table:table-cell>
          <table:table-cell table:formula="of:=AVERAGE([.C32];[.G32];[.K32])" office:value-type="float" office:value="8.7524" calcext:value-type="float">
            <text:p>8.7524</text:p>
          </table:table-cell>
          <table:table-cell table:formula="of:=AVERAGE([.D32];[.H32];[.L32])" office:value-type="float" office:value="0.904977323774416" calcext:value-type="float">
            <text:p>0.904977323774416</text:p>
          </table:table-cell>
        </table:table-row>
        <table:table-row table:style-name="ro1">
          <table:table-cell office:value-type="float" office:value="8.6532" calcext:value-type="float">
            <text:p>8.6532</text:p>
          </table:table-cell>
          <table:table-cell table:formula="of:=[.A33]/[.$A$3]" office:value-type="float" office:value="0.896203160925492" calcext:value-type="float">
            <text:p>0.896203160925492</text:p>
          </table:table-cell>
          <table:table-cell office:value-type="float" office:value="8.6719" calcext:value-type="float">
            <text:p>8.6719</text:p>
          </table:table-cell>
          <table:table-cell table:formula="of:=[.C33]/[.$C$3]" office:value-type="float" office:value="0.89670041050988" calcext:value-type="float">
            <text:p>0.89670041050988</text:p>
          </table:table-cell>
          <table:table-cell office:value-type="float" office:value="8.6008" calcext:value-type="float">
            <text:p>8.6008</text:p>
          </table:table-cell>
          <table:table-cell table:formula="of:=[.E33]/[.$E$3]" office:value-type="float" office:value="0.891459369817579" calcext:value-type="float">
            <text:p>0.891459369817579</text:p>
          </table:table-cell>
          <table:table-cell office:value-type="float" office:value="8.607" calcext:value-type="float">
            <text:p>8.607</text:p>
          </table:table-cell>
          <table:table-cell table:formula="of:=[.G33]/[.$G$3]" office:value-type="float" office:value="0.890661865143425" calcext:value-type="float">
            <text:p>0.890661865143425</text:p>
          </table:table-cell>
          <table:table-cell office:value-type="float" office:value="8.7195" calcext:value-type="float">
            <text:p>8.7195</text:p>
          </table:table-cell>
          <table:table-cell table:formula="of:=[.I33]/[.$I$3]" office:value-type="float" office:value="0.90224747004408" calcext:value-type="float">
            <text:p>0.90224747004408</text:p>
          </table:table-cell>
          <table:table-cell office:value-type="float" office:value="8.7519" calcext:value-type="float">
            <text:p>8.7519</text:p>
          </table:table-cell>
          <table:table-cell table:formula="of:=[.K33]/[.$K$3]" office:value-type="float" office:value="0.904159262779454" calcext:value-type="float">
            <text:p>0.904159262779454</text:p>
          </table:table-cell>
          <table:table-cell table:formula="of:=AVERAGE([.A33];[.E33];[.I33])" office:value-type="float" office:value="8.65783333333333" calcext:value-type="float">
            <text:p>8.65783333333333</text:p>
          </table:table-cell>
          <table:table-cell table:formula="of:=AVERAGE([.B33];[.F33];[.J33])" office:value-type="float" office:value="0.89663666692905" calcext:value-type="float">
            <text:p>0.89663666692905</text:p>
          </table:table-cell>
          <table:table-cell table:formula="of:=AVERAGE([.C33];[.G33];[.K33])" office:value-type="float" office:value="8.67693333333333" calcext:value-type="float">
            <text:p>8.67693333333333</text:p>
          </table:table-cell>
          <table:table-cell table:formula="of:=AVERAGE([.D33];[.H33];[.L33])" office:value-type="float" office:value="0.897173846144253" calcext:value-type="float">
            <text:p>0.897173846144253</text:p>
          </table:table-cell>
        </table:table-row>
        <table:table-row table:style-name="ro1">
          <table:table-cell office:value-type="float" office:value="8.5747" calcext:value-type="float">
            <text:p>8.5747</text:p>
          </table:table-cell>
          <table:table-cell table:formula="of:=[.A34]/[.$A$3]" office:value-type="float" office:value="0.888072995422251" calcext:value-type="float">
            <text:p>0.888072995422251</text:p>
          </table:table-cell>
          <table:table-cell office:value-type="float" office:value="8.5875" calcext:value-type="float">
            <text:p>8.5875</text:p>
          </table:table-cell>
          <table:table-cell table:formula="of:=[.C34]/[.$C$3]" office:value-type="float" office:value="0.887973197944349" calcext:value-type="float">
            <text:p>0.887973197944349</text:p>
          </table:table-cell>
          <table:table-cell office:value-type="float" office:value="8.5185" calcext:value-type="float">
            <text:p>8.5185</text:p>
          </table:table-cell>
          <table:table-cell table:formula="of:=[.E34]/[.$E$3]" office:value-type="float" office:value="0.882929104477612" calcext:value-type="float">
            <text:p>0.882929104477612</text:p>
          </table:table-cell>
          <table:table-cell office:value-type="float" office:value="8.5155" calcext:value-type="float">
            <text:p>8.5155</text:p>
          </table:table-cell>
          <table:table-cell table:formula="of:=[.G34]/[.$G$3]" office:value-type="float" office:value="0.881193344095368" calcext:value-type="float">
            <text:p>0.881193344095368</text:p>
          </table:table-cell>
          <table:table-cell office:value-type="float" office:value="8.6467" calcext:value-type="float">
            <text:p>8.6467</text:p>
          </table:table-cell>
          <table:table-cell table:formula="of:=[.I34]/[.$I$3]" office:value-type="float" office:value="0.894714513358581" calcext:value-type="float">
            <text:p>0.894714513358581</text:p>
          </table:table-cell>
          <table:table-cell office:value-type="float" office:value="8.6775" calcext:value-type="float">
            <text:p>8.6775</text:p>
          </table:table-cell>
          <table:table-cell table:formula="of:=[.K34]/[.$K$3]" office:value-type="float" office:value="0.896472994751849" calcext:value-type="float">
            <text:p>0.896472994751849</text:p>
          </table:table-cell>
          <table:table-cell table:formula="of:=AVERAGE([.A34];[.E34];[.I34])" office:value-type="float" office:value="8.57996666666667" calcext:value-type="float">
            <text:p>8.57996666666667</text:p>
          </table:table-cell>
          <table:table-cell table:formula="of:=AVERAGE([.B34];[.F34];[.J34])" office:value-type="float" office:value="0.888572204419481" calcext:value-type="float">
            <text:p>0.888572204419481</text:p>
          </table:table-cell>
          <table:table-cell table:formula="of:=AVERAGE([.C34];[.G34];[.K34])" office:value-type="float" office:value="8.5935" calcext:value-type="float">
            <text:p>8.5935</text:p>
          </table:table-cell>
          <table:table-cell table:formula="of:=AVERAGE([.D34];[.H34];[.L34])" office:value-type="float" office:value="0.888546512263855" calcext:value-type="float">
            <text:p>0.888546512263855</text:p>
          </table:table-cell>
        </table:table-row>
        <table:table-row table:style-name="ro1">
          <table:table-cell office:value-type="float" office:value="8.4904" calcext:value-type="float">
            <text:p>8.4904</text:p>
          </table:table-cell>
          <table:table-cell table:formula="of:=[.A35]/[.$A$3]" office:value-type="float" office:value="0.879342129792655" calcext:value-type="float">
            <text:p>0.879342129792655</text:p>
          </table:table-cell>
          <table:table-cell office:value-type="float" office:value="8.4951" calcext:value-type="float">
            <text:p>8.4951</text:p>
          </table:table-cell>
          <table:table-cell table:formula="of:=[.C35]/[.$C$3]" office:value-type="float" office:value="0.878418761438956" calcext:value-type="float">
            <text:p>0.878418761438956</text:p>
          </table:table-cell>
          <table:table-cell office:value-type="float" office:value="8.4301" calcext:value-type="float">
            <text:p>8.4301</text:p>
          </table:table-cell>
          <table:table-cell table:formula="of:=[.E35]/[.$E$3]" office:value-type="float" office:value="0.873766583747927" calcext:value-type="float">
            <text:p>0.873766583747927</text:p>
          </table:table-cell>
          <table:table-cell office:value-type="float" office:value="8.4147" calcext:value-type="float">
            <text:p>8.4147</text:p>
          </table:table-cell>
          <table:table-cell table:formula="of:=[.G35]/[.$G$3]" office:value-type="float" office:value="0.870762448776853" calcext:value-type="float">
            <text:p>0.870762448776853</text:p>
          </table:table-cell>
          <table:table-cell office:value-type="float" office:value="8.5686" calcext:value-type="float">
            <text:p>8.5686</text:p>
          </table:table-cell>
          <table:table-cell table:formula="of:=[.I35]/[.$I$3]" office:value-type="float" office:value="0.886633140870429" calcext:value-type="float">
            <text:p>0.886633140870429</text:p>
          </table:table-cell>
          <table:table-cell office:value-type="float" office:value="8.597" calcext:value-type="float">
            <text:p>8.597</text:p>
          </table:table-cell>
          <table:table-cell table:formula="of:=[.K35]/[.$K$3]" office:value-type="float" office:value="0.888156535394024" calcext:value-type="float">
            <text:p>0.888156535394024</text:p>
          </table:table-cell>
          <table:table-cell table:formula="of:=AVERAGE([.A35];[.E35];[.I35])" office:value-type="float" office:value="8.49636666666667" calcext:value-type="float">
            <text:p>8.49636666666667</text:p>
          </table:table-cell>
          <table:table-cell table:formula="of:=AVERAGE([.B35];[.F35];[.J35])" office:value-type="float" office:value="0.879913951470337" calcext:value-type="float">
            <text:p>0.879913951470337</text:p>
          </table:table-cell>
          <table:table-cell table:formula="of:=AVERAGE([.C35];[.G35];[.K35])" office:value-type="float" office:value="8.50226666666667" calcext:value-type="float">
            <text:p>8.50226666666667</text:p>
          </table:table-cell>
          <table:table-cell table:formula="of:=AVERAGE([.D35];[.H35];[.L35])" office:value-type="float" office:value="0.879112581869945" calcext:value-type="float">
            <text:p>0.879112581869945</text:p>
          </table:table-cell>
        </table:table-row>
        <table:table-row table:style-name="ro1">
          <table:table-cell office:value-type="float" office:value="8.4002" calcext:value-type="float">
            <text:p>8.4002</text:p>
          </table:table-cell>
          <table:table-cell table:formula="of:=[.A36]/[.$A$3]" office:value-type="float" office:value="0.870000207137974" calcext:value-type="float">
            <text:p>0.870000207137974</text:p>
          </table:table-cell>
          <table:table-cell office:value-type="float" office:value="8.3943" calcext:value-type="float">
            <text:p>8.3943</text:p>
          </table:table-cell>
          <table:table-cell table:formula="of:=[.C36]/[.$C$3]" office:value-type="float" office:value="0.86799573979671" calcext:value-type="float">
            <text:p>0.86799573979671</text:p>
          </table:table-cell>
          <table:table-cell office:value-type="float" office:value="8.3353" calcext:value-type="float">
            <text:p>8.3353</text:p>
          </table:table-cell>
          <table:table-cell table:formula="of:=[.E36]/[.$E$3]" office:value-type="float" office:value="0.863940713101161" calcext:value-type="float">
            <text:p>0.863940713101161</text:p>
          </table:table-cell>
          <table:table-cell office:value-type="float" office:value="8.304" calcext:value-type="float">
            <text:p>8.304</text:p>
          </table:table-cell>
          <table:table-cell table:formula="of:=[.G36]/[.$G$3]" office:value-type="float" office:value="0.85930709052527" calcext:value-type="float">
            <text:p>0.85930709052527</text:p>
          </table:table-cell>
          <table:table-cell office:value-type="float" office:value="8.4838" calcext:value-type="float">
            <text:p>8.4838</text:p>
          </table:table-cell>
          <table:table-cell table:formula="of:=[.I36]/[.$I$3]" office:value-type="float" office:value="0.87785848802798" calcext:value-type="float">
            <text:p>0.87785848802798</text:p>
          </table:table-cell>
          <table:table-cell office:value-type="float" office:value="8.5081" calcext:value-type="float">
            <text:p>8.5081</text:p>
          </table:table-cell>
          <table:table-cell table:formula="of:=[.K36]/[.$K$3]" office:value-type="float" office:value="0.87897227158147" calcext:value-type="float">
            <text:p>0.87897227158147</text:p>
          </table:table-cell>
          <table:table-cell table:formula="of:=AVERAGE([.A36];[.E36];[.I36])" office:value-type="float" office:value="8.40643333333333" calcext:value-type="float">
            <text:p>8.40643333333333</text:p>
          </table:table-cell>
          <table:table-cell table:formula="of:=AVERAGE([.B36];[.F36];[.J36])" office:value-type="float" office:value="0.870599802755705" calcext:value-type="float">
            <text:p>0.870599802755705</text:p>
          </table:table-cell>
          <table:table-cell table:formula="of:=AVERAGE([.C36];[.G36];[.K36])" office:value-type="float" office:value="8.40213333333333" calcext:value-type="float">
            <text:p>8.40213333333333</text:p>
          </table:table-cell>
          <table:table-cell table:formula="of:=AVERAGE([.D36];[.H36];[.L36])" office:value-type="float" office:value="0.86875836730115" calcext:value-type="float">
            <text:p>0.86875836730115</text:p>
          </table:table-cell>
        </table:table-row>
        <table:table-row table:style-name="ro1">
          <table:table-cell office:value-type="float" office:value="8.2992" calcext:value-type="float">
            <text:p>8.2992</text:p>
          </table:table-cell>
          <table:table-cell table:formula="of:=[.A37]/[.$A$3]" office:value-type="float" office:value="0.859539739420428" calcext:value-type="float">
            <text:p>0.859539739420428</text:p>
          </table:table-cell>
          <table:table-cell office:value-type="float" office:value="8.2762" calcext:value-type="float">
            <text:p>8.2762</text:p>
          </table:table-cell>
          <table:table-cell table:formula="of:=[.C37]/[.$C$3]" office:value-type="float" office:value="0.855783846384514" calcext:value-type="float">
            <text:p>0.855783846384514</text:p>
          </table:table-cell>
          <table:table-cell office:value-type="float" office:value="8.23" calcext:value-type="float">
            <text:p>8.23</text:p>
          </table:table-cell>
          <table:table-cell table:formula="of:=[.E37]/[.$E$3]" office:value-type="float" office:value="0.853026533996683" calcext:value-type="float">
            <text:p>0.853026533996683</text:p>
          </table:table-cell>
          <table:table-cell office:value-type="float" office:value="8.1751" calcext:value-type="float">
            <text:p>8.1751</text:p>
          </table:table-cell>
          <table:table-cell table:formula="of:=[.G37]/[.$G$3]" office:value-type="float" office:value="0.84596837617451" calcext:value-type="float">
            <text:p>0.84596837617451</text:p>
          </table:table-cell>
          <table:table-cell office:value-type="float" office:value="8.3892" calcext:value-type="float">
            <text:p>8.3892</text:p>
          </table:table-cell>
          <table:table-cell table:formula="of:=[.I37]/[.$I$3]" office:value-type="float" office:value="0.868069783324021" calcext:value-type="float">
            <text:p>0.868069783324021</text:p>
          </table:table-cell>
          <table:table-cell office:value-type="float" office:value="8.4069" calcext:value-type="float">
            <text:p>8.4069</text:p>
          </table:table-cell>
          <table:table-cell table:formula="of:=[.K37]/[.$K$3]" office:value-type="float" office:value="0.868517294103062" calcext:value-type="float">
            <text:p>0.868517294103062</text:p>
          </table:table-cell>
          <table:table-cell table:formula="of:=AVERAGE([.A37];[.E37];[.I37])" office:value-type="float" office:value="8.30613333333334" calcext:value-type="float">
            <text:p>8.30613333333334</text:p>
          </table:table-cell>
          <table:table-cell table:formula="of:=AVERAGE([.B37];[.F37];[.J37])" office:value-type="float" office:value="0.860212018913711" calcext:value-type="float">
            <text:p>0.860212018913711</text:p>
          </table:table-cell>
          <table:table-cell table:formula="of:=AVERAGE([.C37];[.G37];[.K37])" office:value-type="float" office:value="8.28606666666667" calcext:value-type="float">
            <text:p>8.28606666666667</text:p>
          </table:table-cell>
          <table:table-cell table:formula="of:=AVERAGE([.D37];[.H37];[.L37])" office:value-type="float" office:value="0.856756505554029" calcext:value-type="float">
            <text:p>0.856756505554029</text:p>
          </table:table-cell>
        </table:table-row>
        <table:table-row table:style-name="ro1">
          <table:table-cell office:value-type="float" office:value="8.1903" calcext:value-type="float">
            <text:p>8.1903</text:p>
          </table:table-cell>
          <table:table-cell table:formula="of:=[.A38]/[.$A$3]" office:value-type="float" office:value="0.848261076703192" calcext:value-type="float">
            <text:p>0.848261076703192</text:p>
          </table:table-cell>
          <table:table-cell office:value-type="float" office:value="8.1428" calcext:value-type="float">
            <text:p>8.1428</text:p>
          </table:table-cell>
          <table:table-cell table:formula="of:=[.C38]/[.$C$3]" office:value-type="float" office:value="0.841989887187335" calcext:value-type="float">
            <text:p>0.841989887187335</text:p>
          </table:table-cell>
          <table:table-cell office:value-type="float" office:value="8.1154" calcext:value-type="float">
            <text:p>8.1154</text:p>
          </table:table-cell>
          <table:table-cell table:formula="of:=[.E38]/[.$E$3]" office:value-type="float" office:value="0.841148424543947" calcext:value-type="float">
            <text:p>0.841148424543947</text:p>
          </table:table-cell>
          <table:table-cell office:value-type="float" office:value="8.0275" calcext:value-type="float">
            <text:p>8.0275</text:p>
          </table:table-cell>
          <table:table-cell table:formula="of:=[.G38]/[.$G$3]" office:value-type="float" office:value="0.830694565172399" calcext:value-type="float">
            <text:p>0.830694565172399</text:p>
          </table:table-cell>
          <table:table-cell office:value-type="float" office:value="8.287" calcext:value-type="float">
            <text:p>8.287</text:p>
          </table:table-cell>
          <table:table-cell table:formula="of:=[.I38]/[.$I$3]" office:value-type="float" office:value="0.857494671053993" calcext:value-type="float">
            <text:p>0.857494671053993</text:p>
          </table:table-cell>
          <table:table-cell office:value-type="float" office:value="8.2954" calcext:value-type="float">
            <text:p>8.2954</text:p>
          </table:table-cell>
          <table:table-cell table:formula="of:=[.K38]/[.$K$3]" office:value-type="float" office:value="0.856998223067069" calcext:value-type="float">
            <text:p>0.856998223067069</text:p>
          </table:table-cell>
          <table:table-cell table:formula="of:=AVERAGE([.A38];[.E38];[.I38])" office:value-type="float" office:value="8.19756666666667" calcext:value-type="float">
            <text:p>8.19756666666667</text:p>
          </table:table-cell>
          <table:table-cell table:formula="of:=AVERAGE([.B38];[.F38];[.J38])" office:value-type="float" office:value="0.848968057433711" calcext:value-type="float">
            <text:p>0.848968057433711</text:p>
          </table:table-cell>
          <table:table-cell table:formula="of:=AVERAGE([.C38];[.G38];[.K38])" office:value-type="float" office:value="8.15523333333333" calcext:value-type="float">
            <text:p>8.15523333333333</text:p>
          </table:table-cell>
          <table:table-cell table:formula="of:=AVERAGE([.D38];[.H38];[.L38])" office:value-type="float" office:value="0.843227558475601" calcext:value-type="float">
            <text:p>0.843227558475601</text:p>
          </table:table-cell>
        </table:table-row>
        <table:table-row table:style-name="ro1">
          <table:table-cell office:value-type="float" office:value="8.0743" calcext:value-type="float">
            <text:p>8.0743</text:p>
          </table:table-cell>
          <table:table-cell table:formula="of:=[.A39]/[.$A$3]" office:value-type="float" office:value="0.836247074176108" calcext:value-type="float">
            <text:p>0.836247074176108</text:p>
          </table:table-cell>
          <table:table-cell office:value-type="float" office:value="7.9941" calcext:value-type="float">
            <text:p>7.9941</text:p>
          </table:table-cell>
          <table:table-cell table:formula="of:=[.C39]/[.$C$3]" office:value-type="float" office:value="0.826613862205172" calcext:value-type="float">
            <text:p>0.826613862205172</text:p>
          </table:table-cell>
          <table:table-cell office:value-type="float" office:value="7.9921" calcext:value-type="float">
            <text:p>7.9921</text:p>
          </table:table-cell>
          <table:table-cell table:formula="of:=[.E39]/[.$E$3]" office:value-type="float" office:value="0.828368573797678" calcext:value-type="float">
            <text:p>0.828368573797678</text:p>
          </table:table-cell>
          <table:table-cell office:value-type="float" office:value="7.8625" calcext:value-type="float">
            <text:p>7.8625</text:p>
          </table:table-cell>
          <table:table-cell table:formula="of:=[.G39]/[.$G$3]" office:value-type="float" office:value="0.813620182954592" calcext:value-type="float">
            <text:p>0.813620182954592</text:p>
          </table:table-cell>
          <table:table-cell office:value-type="float" office:value="8.1778" calcext:value-type="float">
            <text:p>8.1778</text:p>
          </table:table-cell>
          <table:table-cell table:formula="of:=[.I39]/[.$I$3]" office:value-type="float" office:value="0.846195236025745" calcext:value-type="float">
            <text:p>0.846195236025745</text:p>
          </table:table-cell>
          <table:table-cell office:value-type="float" office:value="8.1737" calcext:value-type="float">
            <text:p>8.1737</text:p>
          </table:table-cell>
          <table:table-cell table:formula="of:=[.K39]/[.$K$3]" office:value-type="float" office:value="0.844425389478904" calcext:value-type="float">
            <text:p>0.844425389478904</text:p>
          </table:table-cell>
          <table:table-cell table:formula="of:=AVERAGE([.A39];[.E39];[.I39])" office:value-type="float" office:value="8.0814" calcext:value-type="float">
            <text:p>8.0814</text:p>
          </table:table-cell>
          <table:table-cell table:formula="of:=AVERAGE([.B39];[.F39];[.J39])" office:value-type="float" office:value="0.836936961333177" calcext:value-type="float">
            <text:p>0.836936961333177</text:p>
          </table:table-cell>
          <table:table-cell table:formula="of:=AVERAGE([.C39];[.G39];[.K39])" office:value-type="float" office:value="8.0101" calcext:value-type="float">
            <text:p>8.0101</text:p>
          </table:table-cell>
          <table:table-cell table:formula="of:=AVERAGE([.D39];[.H39];[.L39])" office:value-type="float" office:value="0.828219811546223" calcext:value-type="float">
            <text:p>0.828219811546223</text:p>
          </table:table-cell>
        </table:table-row>
        <table:table-row table:style-name="ro1">
          <table:table-cell office:value-type="float" office:value="7.9485" calcext:value-type="float">
            <text:p>7.9485</text:p>
          </table:table-cell>
          <table:table-cell table:formula="of:=[.A40]/[.$A$3]" office:value-type="float" office:value="0.823218095573461" calcext:value-type="float">
            <text:p>0.823218095573461</text:p>
          </table:table-cell>
          <table:table-cell office:value-type="float" office:value="7.8185" calcext:value-type="float">
            <text:p>7.8185</text:p>
          </table:table-cell>
          <table:table-cell table:formula="of:=[.C40]/[.$C$3]" office:value-type="float" office:value="0.808456296725227" calcext:value-type="float">
            <text:p>0.808456296725227</text:p>
          </table:table-cell>
          <table:table-cell office:value-type="float" office:value="7.8575" calcext:value-type="float">
            <text:p>7.8575</text:p>
          </table:table-cell>
          <table:table-cell table:formula="of:=[.E40]/[.$E$3]" office:value-type="float" office:value="0.814417495854063" calcext:value-type="float">
            <text:p>0.814417495854063</text:p>
          </table:table-cell>
          <table:table-cell office:value-type="float" office:value="7.6686" calcext:value-type="float">
            <text:p>7.6686</text:p>
          </table:table-cell>
          <table:table-cell table:formula="of:=[.G40]/[.$G$3]" office:value-type="float" office:value="0.79355519682106" calcext:value-type="float">
            <text:p>0.79355519682106</text:p>
          </table:table-cell>
          <table:table-cell office:value-type="float" office:value="8.0568" calcext:value-type="float">
            <text:p>8.0568</text:p>
          </table:table-cell>
          <table:table-cell table:formula="of:=[.I40]/[.$I$3]" office:value-type="float" office:value="0.833674799776495" calcext:value-type="float">
            <text:p>0.833674799776495</text:p>
          </table:table-cell>
          <table:table-cell office:value-type="float" office:value="8.0261" calcext:value-type="float">
            <text:p>8.0261</text:p>
          </table:table-cell>
          <table:table-cell table:formula="of:=[.K40]/[.$K$3]" office:value-type="float" office:value="0.829176825488656" calcext:value-type="float">
            <text:p>0.829176825488656</text:p>
          </table:table-cell>
          <table:table-cell table:formula="of:=AVERAGE([.A40];[.E40];[.I40])" office:value-type="float" office:value="7.95426666666667" calcext:value-type="float">
            <text:p>7.95426666666667</text:p>
          </table:table-cell>
          <table:table-cell table:formula="of:=AVERAGE([.B40];[.F40];[.J40])" office:value-type="float" office:value="0.82377013040134" calcext:value-type="float">
            <text:p>0.82377013040134</text:p>
          </table:table-cell>
          <table:table-cell table:formula="of:=AVERAGE([.C40];[.G40];[.K40])" office:value-type="float" office:value="7.83773333333333" calcext:value-type="float">
            <text:p>7.83773333333333</text:p>
          </table:table-cell>
          <table:table-cell table:formula="of:=AVERAGE([.D40];[.H40];[.L40])" office:value-type="float" office:value="0.810396106344981" calcext:value-type="float">
            <text:p>0.810396106344981</text:p>
          </table:table-cell>
        </table:table-row>
        <table:table-row table:style-name="ro1">
          <table:table-cell office:value-type="float" office:value="7.8202" calcext:value-type="float">
            <text:p>7.8202</text:p>
          </table:table-cell>
          <table:table-cell table:formula="of:=[.A41]/[.$A$3]" office:value-type="float" office:value="0.809930194502558" calcext:value-type="float">
            <text:p>0.809930194502558</text:p>
          </table:table-cell>
          <table:table-cell office:value-type="float" office:value="7.6238" calcext:value-type="float">
            <text:p>7.6238</text:p>
          </table:table-cell>
          <table:table-cell table:formula="of:=[.C41]/[.$C$3]" office:value-type="float" office:value="0.788323734088865" calcext:value-type="float">
            <text:p>0.788323734088865</text:p>
          </table:table-cell>
          <table:table-cell office:value-type="float" office:value="7.7086" calcext:value-type="float">
            <text:p>7.7086</text:p>
          </table:table-cell>
          <table:table-cell table:formula="of:=[.E41]/[.$E$3]" office:value-type="float" office:value="0.798984245439469" calcext:value-type="float">
            <text:p>0.798984245439469</text:p>
          </table:table-cell>
          <table:table-cell office:value-type="float" office:value="7.4521" calcext:value-type="float">
            <text:p>7.4521</text:p>
          </table:table-cell>
          <table:table-cell table:formula="of:=[.G41]/[.$G$3]" office:value-type="float" office:value="0.77115153772921" calcext:value-type="float">
            <text:p>0.77115153772921</text:p>
          </table:table-cell>
          <table:table-cell office:value-type="float" office:value="7.9407" calcext:value-type="float">
            <text:p>7.9407</text:p>
          </table:table-cell>
          <table:table-cell table:formula="of:=[.I41]/[.$I$3]" office:value-type="float" office:value="0.821661389458" calcext:value-type="float">
            <text:p>0.821661389458</text:p>
          </table:table-cell>
          <table:table-cell office:value-type="float" office:value="7.873" calcext:value-type="float">
            <text:p>7.873</text:p>
          </table:table-cell>
          <table:table-cell table:formula="of:=[.K41]/[.$K$3]" office:value-type="float" office:value="0.813360056200669" calcext:value-type="float">
            <text:p>0.813360056200669</text:p>
          </table:table-cell>
          <table:table-cell table:formula="of:=AVERAGE([.A41];[.E41];[.I41])" office:value-type="float" office:value="7.82316666666667" calcext:value-type="float">
            <text:p>7.82316666666667</text:p>
          </table:table-cell>
          <table:table-cell table:formula="of:=AVERAGE([.B41];[.F41];[.J41])" office:value-type="float" office:value="0.810191943133342" calcext:value-type="float">
            <text:p>0.810191943133342</text:p>
          </table:table-cell>
          <table:table-cell table:formula="of:=AVERAGE([.C41];[.G41];[.K41])" office:value-type="float" office:value="7.64963333333333" calcext:value-type="float">
            <text:p>7.64963333333333</text:p>
          </table:table-cell>
          <table:table-cell table:formula="of:=AVERAGE([.D41];[.H41];[.L41])" office:value-type="float" office:value="0.790945109339581" calcext:value-type="float">
            <text:p>0.790945109339581</text:p>
          </table:table-cell>
        </table:table-row>
        <table:table-row table:style-name="ro1">
          <table:table-cell office:value-type="float" office:value="7.6883" calcext:value-type="float">
            <text:p>7.6883</text:p>
          </table:table-cell>
          <table:table-cell table:formula="of:=[.A42]/[.$A$3]" office:value-type="float" office:value="0.796269445077366" calcext:value-type="float">
            <text:p>0.796269445077366</text:p>
          </table:table-cell>
          <table:table-cell office:value-type="float" office:value="7.4087" calcext:value-type="float">
            <text:p>7.4087</text:p>
          </table:table-cell>
          <table:table-cell table:formula="of:=[.C42]/[.$C$3]" office:value-type="float" office:value="0.766081750405857" calcext:value-type="float">
            <text:p>0.766081750405857</text:p>
          </table:table-cell>
          <table:table-cell office:value-type="float" office:value="7.5467" calcext:value-type="float">
            <text:p>7.5467</text:p>
          </table:table-cell>
          <table:table-cell table:formula="of:=[.E42]/[.$E$3]" office:value-type="float" office:value="0.782203565505804" calcext:value-type="float">
            <text:p>0.782203565505804</text:p>
          </table:table-cell>
          <table:table-cell office:value-type="float" office:value="7.2135" calcext:value-type="float">
            <text:p>7.2135</text:p>
          </table:table-cell>
          <table:table-cell table:formula="of:=[.G42]/[.$G$3]" office:value-type="float" office:value="0.746460946231218" calcext:value-type="float">
            <text:p>0.746460946231218</text:p>
          </table:table-cell>
          <table:table-cell office:value-type="float" office:value="7.8216" calcext:value-type="float">
            <text:p>7.8216</text:p>
          </table:table-cell>
          <table:table-cell table:formula="of:=[.I42]/[.$I$3]" office:value-type="float" office:value="0.809337555100267" calcext:value-type="float">
            <text:p>0.809337555100267</text:p>
          </table:table-cell>
          <table:table-cell office:value-type="float" office:value="7.7101" calcext:value-type="float">
            <text:p>7.7101</text:p>
          </table:table-cell>
          <table:table-cell table:formula="of:=[.K42]/[.$K$3]" office:value-type="float" office:value="0.796530848382164" calcext:value-type="float">
            <text:p>0.796530848382164</text:p>
          </table:table-cell>
          <table:table-cell table:formula="of:=AVERAGE([.A42];[.E42];[.I42])" office:value-type="float" office:value="7.68553333333333" calcext:value-type="float">
            <text:p>7.68553333333333</text:p>
          </table:table-cell>
          <table:table-cell table:formula="of:=AVERAGE([.B42];[.F42];[.J42])" office:value-type="float" office:value="0.795936855227812" calcext:value-type="float">
            <text:p>0.795936855227812</text:p>
          </table:table-cell>
          <table:table-cell table:formula="of:=AVERAGE([.C42];[.G42];[.K42])" office:value-type="float" office:value="7.4441" calcext:value-type="float">
            <text:p>7.4441</text:p>
          </table:table-cell>
          <table:table-cell table:formula="of:=AVERAGE([.D42];[.H42];[.L42])" office:value-type="float" office:value="0.76969118167308" calcext:value-type="float">
            <text:p>0.76969118167308</text:p>
          </table:table-cell>
        </table:table-row>
        <table:table-row table:style-name="ro1">
          <table:table-cell office:value-type="float" office:value="7.553" calcext:value-type="float">
            <text:p>7.553</text:p>
          </table:table-cell>
          <table:table-cell table:formula="of:=[.A43]/[.$A$3]" office:value-type="float" office:value="0.782256561095346" calcext:value-type="float">
            <text:p>0.782256561095346</text:p>
          </table:table-cell>
          <table:table-cell office:value-type="float" office:value="7.1453" calcext:value-type="float">
            <text:p>7.1453</text:p>
          </table:table-cell>
          <table:table-cell table:formula="of:=[.C43]/[.$C$3]" office:value-type="float" office:value="0.738845402185939" calcext:value-type="float">
            <text:p>0.738845402185939</text:p>
          </table:table-cell>
          <table:table-cell office:value-type="float" office:value="7.3746" calcext:value-type="float">
            <text:p>7.3746</text:p>
          </table:table-cell>
          <table:table-cell table:formula="of:=[.E43]/[.$E$3]" office:value-type="float" office:value="0.764365671641791" calcext:value-type="float">
            <text:p>0.764365671641791</text:p>
          </table:table-cell>
          <table:table-cell office:value-type="float" office:value="6.9213" calcext:value-type="float">
            <text:p>6.9213</text:p>
          </table:table-cell>
          <table:table-cell table:formula="of:=[.G43]/[.$G$3]" office:value-type="float" office:value="0.716223767540047" calcext:value-type="float">
            <text:p>0.716223767540047</text:p>
          </table:table-cell>
          <table:table-cell office:value-type="float" office:value="7.6873" calcext:value-type="float">
            <text:p>7.6873</text:p>
          </table:table-cell>
          <table:table-cell table:formula="of:=[.I43]/[.$I$3]" office:value-type="float" office:value="0.795440905610397" calcext:value-type="float">
            <text:p>0.795440905610397</text:p>
          </table:table-cell>
          <table:table-cell office:value-type="float" office:value="7.5018" calcext:value-type="float">
            <text:p>7.5018</text:p>
          </table:table-cell>
          <table:table-cell table:formula="of:=[.K43]/[.$K$3]" office:value-type="float" office:value="0.775011364105955" calcext:value-type="float">
            <text:p>0.775011364105955</text:p>
          </table:table-cell>
          <table:table-cell table:formula="of:=AVERAGE([.A43];[.E43];[.I43])" office:value-type="float" office:value="7.5383" calcext:value-type="float">
            <text:p>7.5383</text:p>
          </table:table-cell>
          <table:table-cell table:formula="of:=AVERAGE([.B43];[.F43];[.J43])" office:value-type="float" office:value="0.780687712782511" calcext:value-type="float">
            <text:p>0.780687712782511</text:p>
          </table:table-cell>
          <table:table-cell table:formula="of:=AVERAGE([.C43];[.G43];[.K43])" office:value-type="float" office:value="7.18946666666667" calcext:value-type="float">
            <text:p>7.18946666666667</text:p>
          </table:table-cell>
          <table:table-cell table:formula="of:=AVERAGE([.D43];[.H43];[.L43])" office:value-type="float" office:value="0.74336017794398" calcext:value-type="float">
            <text:p>0.74336017794398</text:p>
          </table:table-cell>
        </table:table-row>
        <table:table-row table:style-name="ro1">
          <table:table-cell office:value-type="float" office:value="7.3257" calcext:value-type="float">
            <text:p>7.3257</text:p>
          </table:table-cell>
          <table:table-cell table:formula="of:=[.A44]/[.$A$3]" office:value-type="float" office:value="0.758715330281501" calcext:value-type="float">
            <text:p>0.758715330281501</text:p>
          </table:table-cell>
          <table:table-cell office:value-type="float" office:value="6.6922" calcext:value-type="float">
            <text:p>6.6922</text:p>
          </table:table-cell>
          <table:table-cell table:formula="of:=[.C44]/[.$C$3]" office:value-type="float" office:value="0.691993506292072" calcext:value-type="float">
            <text:p>0.691993506292072</text:p>
          </table:table-cell>
          <table:table-cell office:value-type="float" office:value="7.104" calcext:value-type="float">
            <text:p>7.104</text:p>
          </table:table-cell>
          <table:table-cell table:formula="of:=[.E44]/[.$E$3]" office:value-type="float" office:value="0.736318407960199" calcext:value-type="float">
            <text:p>0.736318407960199</text:p>
          </table:table-cell>
          <table:table-cell office:value-type="float" office:value="6.4207" calcext:value-type="float">
            <text:p>6.4207</text:p>
          </table:table-cell>
          <table:table-cell table:formula="of:=[.G44]/[.$G$3]" office:value-type="float" office:value="0.664421126702264" calcext:value-type="float">
            <text:p>0.664421126702264</text:p>
          </table:table-cell>
          <table:table-cell office:value-type="float" office:value="7.4325" calcext:value-type="float">
            <text:p>7.4325</text:p>
          </table:table-cell>
          <table:table-cell table:formula="of:=[.I44]/[.$I$3]" office:value-type="float" office:value="0.769075557211151" calcext:value-type="float">
            <text:p>0.769075557211151</text:p>
          </table:table-cell>
          <table:table-cell office:value-type="float" office:value="7.1651" calcext:value-type="float">
            <text:p>7.1651</text:p>
          </table:table-cell>
          <table:table-cell table:formula="of:=[.K44]/[.$K$3]" office:value-type="float" office:value="0.740226868878879" calcext:value-type="float">
            <text:p>0.740226868878879</text:p>
          </table:table-cell>
          <table:table-cell table:formula="of:=AVERAGE([.A44];[.E44];[.I44])" office:value-type="float" office:value="7.2874" calcext:value-type="float">
            <text:p>7.2874</text:p>
          </table:table-cell>
          <table:table-cell table:formula="of:=AVERAGE([.B44];[.F44];[.J44])" office:value-type="float" office:value="0.754703098484283" calcext:value-type="float">
            <text:p>0.754703098484283</text:p>
          </table:table-cell>
          <table:table-cell table:formula="of:=AVERAGE([.C44];[.G44];[.K44])" office:value-type="float" office:value="6.75933333333333" calcext:value-type="float">
            <text:p>6.75933333333333</text:p>
          </table:table-cell>
          <table:table-cell table:formula="of:=AVERAGE([.D44];[.H44];[.L44])" office:value-type="float" office:value="0.698880500624405" calcext:value-type="float">
            <text:p>0.698880500624405</text:p>
          </table:table-cell>
        </table:table-row>
        <table:table-row table:style-name="ro1">
          <table:table-cell office:value-type="float" office:value="7.0322" calcext:value-type="float">
            <text:p>7.0322</text:p>
          </table:table-cell>
          <table:table-cell table:formula="of:=[.A45]/[.$A$3]" office:value-type="float" office:value="0.728317832508234" calcext:value-type="float">
            <text:p>0.728317832508234</text:p>
          </table:table-cell>
          <table:table-cell office:value-type="float" office:value="6.1445" calcext:value-type="float">
            <text:p>6.1445</text:p>
          </table:table-cell>
          <table:table-cell table:formula="of:=[.C45]/[.$C$3]" office:value-type="float" office:value="0.635359687309351" calcext:value-type="float">
            <text:p>0.635359687309351</text:p>
          </table:table-cell>
          <table:table-cell office:value-type="float" office:value="6.7625" calcext:value-type="float">
            <text:p>6.7625</text:p>
          </table:table-cell>
          <table:table-cell table:formula="of:=[.E45]/[.$E$3]" office:value-type="float" office:value="0.700922470978441" calcext:value-type="float">
            <text:p>0.700922470978441</text:p>
          </table:table-cell>
          <table:table-cell office:value-type="float" office:value="5.8178" calcext:value-type="float">
            <text:p>5.8178</text:p>
          </table:table-cell>
          <table:table-cell table:formula="of:=[.G45]/[.$G$3]" office:value-type="float" office:value="0.602032368889441" calcext:value-type="float">
            <text:p>0.602032368889441</text:p>
          </table:table-cell>
          <table:table-cell office:value-type="float" office:value="7.1203" calcext:value-type="float">
            <text:p>7.1203</text:p>
          </table:table-cell>
          <table:table-cell table:formula="of:=[.I45]/[.$I$3]" office:value-type="float" office:value="0.736770762194491" calcext:value-type="float">
            <text:p>0.736770762194491</text:p>
          </table:table-cell>
          <table:table-cell office:value-type="float" office:value="6.7537" calcext:value-type="float">
            <text:p>6.7537</text:p>
          </table:table-cell>
          <table:table-cell table:formula="of:=[.K45]/[.$K$3]" office:value-type="float" office:value="0.697725112607959" calcext:value-type="float">
            <text:p>0.697725112607959</text:p>
          </table:table-cell>
          <table:table-cell table:formula="of:=AVERAGE([.A45];[.E45];[.I45])" office:value-type="float" office:value="6.97166666666667" calcext:value-type="float">
            <text:p>6.97166666666667</text:p>
          </table:table-cell>
          <table:table-cell table:formula="of:=AVERAGE([.B45];[.F45];[.J45])" office:value-type="float" office:value="0.722003688560389" calcext:value-type="float">
            <text:p>0.722003688560389</text:p>
          </table:table-cell>
          <table:table-cell table:formula="of:=AVERAGE([.C45];[.G45];[.K45])" office:value-type="float" office:value="6.23866666666667" calcext:value-type="float">
            <text:p>6.23866666666667</text:p>
          </table:table-cell>
          <table:table-cell table:formula="of:=AVERAGE([.D45];[.H45];[.L45])" office:value-type="float" office:value="0.645039056268917" calcext:value-type="float">
            <text:p>0.645039056268917</text:p>
          </table:table-cell>
        </table:table-row>
        <table:table-row table:style-name="ro1">
          <table:table-cell office:value-type="float" office:value="6.603" calcext:value-type="float">
            <text:p>6.603</text:p>
          </table:table-cell>
          <table:table-cell table:formula="of:=[.A46]/[.$A$3]" office:value-type="float" office:value="0.683866023158025" calcext:value-type="float">
            <text:p>0.683866023158025</text:p>
          </table:table-cell>
          <table:table-cell office:value-type="float" office:value="5.5874" calcext:value-type="float">
            <text:p>5.5874</text:p>
          </table:table-cell>
          <table:table-cell table:formula="of:=[.C46]/[.$C$3]" office:value-type="float" office:value="0.577753880197293" calcext:value-type="float">
            <text:p>0.577753880197293</text:p>
          </table:table-cell>
          <table:table-cell office:value-type="float" office:value="6.2967" calcext:value-type="float">
            <text:p>6.2967</text:p>
          </table:table-cell>
          <table:table-cell table:formula="of:=[.E46]/[.$E$3]" office:value-type="float" office:value="0.652643034825871" calcext:value-type="float">
            <text:p>0.652643034825871</text:p>
          </table:table-cell>
          <table:table-cell office:value-type="float" office:value="5.215" calcext:value-type="float">
            <text:p>5.215</text:p>
          </table:table-cell>
          <table:table-cell table:formula="of:=[.G46]/[.$G$3]" office:value-type="float" office:value="0.539653959187052" calcext:value-type="float">
            <text:p>0.539653959187052</text:p>
          </table:table-cell>
          <table:table-cell office:value-type="float" office:value="6.7243" calcext:value-type="float">
            <text:p>6.7243</text:p>
          </table:table-cell>
          <table:table-cell table:formula="of:=[.I46]/[.$I$3]" office:value-type="float" office:value="0.695794789015128" calcext:value-type="float">
            <text:p>0.695794789015128</text:p>
          </table:table-cell>
          <table:table-cell office:value-type="float" office:value="6.2984" calcext:value-type="float">
            <text:p>6.2984</text:p>
          </table:table-cell>
          <table:table-cell table:formula="of:=[.K46]/[.$K$3]" office:value-type="float" office:value="0.650688044960536" calcext:value-type="float">
            <text:p>0.650688044960536</text:p>
          </table:table-cell>
          <table:table-cell table:formula="of:=AVERAGE([.A46];[.E46];[.I46])" office:value-type="float" office:value="6.54133333333333" calcext:value-type="float">
            <text:p>6.54133333333333</text:p>
          </table:table-cell>
          <table:table-cell table:formula="of:=AVERAGE([.B46];[.F46];[.J46])" office:value-type="float" office:value="0.677434615666341" calcext:value-type="float">
            <text:p>0.677434615666341</text:p>
          </table:table-cell>
          <table:table-cell table:formula="of:=AVERAGE([.C46];[.G46];[.K46])" office:value-type="float" office:value="5.70026666666667" calcext:value-type="float">
            <text:p>5.70026666666667</text:p>
          </table:table-cell>
          <table:table-cell table:formula="of:=AVERAGE([.D46];[.H46];[.L46])" office:value-type="float" office:value="0.589365294781627" calcext:value-type="float">
            <text:p>0.589365294781627</text:p>
          </table:table-cell>
        </table:table-row>
        <table:table-row table:style-name="ro1">
          <table:table-cell office:value-type="float" office:value="6.1565" calcext:value-type="float">
            <text:p>6.1565</text:p>
          </table:table-cell>
          <table:table-cell table:formula="of:=[.A47]/[.$A$3]" office:value-type="float" office:value="0.637622470327485" calcext:value-type="float">
            <text:p>0.637622470327485</text:p>
          </table:table-cell>
          <table:table-cell office:value-type="float" office:value="5.225" calcext:value-type="float">
            <text:p>5.225</text:p>
          </table:table-cell>
          <table:table-cell table:formula="of:=[.C47]/[.$C$3]" office:value-type="float" office:value="0.540280635721598" calcext:value-type="float">
            <text:p>0.540280635721598</text:p>
          </table:table-cell>
          <table:table-cell office:value-type="float" office:value="5.8168" calcext:value-type="float">
            <text:p>5.8168</text:p>
          </table:table-cell>
          <table:table-cell table:formula="of:=[.E47]/[.$E$3]" office:value-type="float" office:value="0.602902155887231" calcext:value-type="float">
            <text:p>0.602902155887231</text:p>
          </table:table-cell>
          <table:table-cell office:value-type="float" office:value="4.8401" calcext:value-type="float">
            <text:p>4.8401</text:p>
          </table:table-cell>
          <table:table-cell table:formula="of:=[.G47]/[.$G$3]" office:value-type="float" office:value="0.500858893166108" calcext:value-type="float">
            <text:p>0.500858893166108</text:p>
          </table:table-cell>
          <table:table-cell office:value-type="float" office:value="6.4068" calcext:value-type="float">
            <text:p>6.4068</text:p>
          </table:table-cell>
          <table:table-cell table:formula="of:=[.I47]/[.$I$3]" office:value-type="float" office:value="0.662941578195815" calcext:value-type="float">
            <text:p>0.662941578195815</text:p>
          </table:table-cell>
          <table:table-cell office:value-type="float" office:value="5.9947" calcext:value-type="float">
            <text:p>5.9947</text:p>
          </table:table-cell>
          <table:table-cell table:formula="of:=[.K47]/[.$K$3]" office:value-type="float" office:value="0.619312781519897" calcext:value-type="float">
            <text:p>0.619312781519897</text:p>
          </table:table-cell>
          <table:table-cell table:formula="of:=AVERAGE([.A47];[.E47];[.I47])" office:value-type="float" office:value="6.1267" calcext:value-type="float">
            <text:p>6.1267</text:p>
          </table:table-cell>
          <table:table-cell table:formula="of:=AVERAGE([.B47];[.F47];[.J47])" office:value-type="float" office:value="0.63448873480351" calcext:value-type="float">
            <text:p>0.63448873480351</text:p>
          </table:table-cell>
          <table:table-cell table:formula="of:=AVERAGE([.C47];[.G47];[.K47])" office:value-type="float" office:value="5.35326666666667" calcext:value-type="float">
            <text:p>5.35326666666667</text:p>
          </table:table-cell>
          <table:table-cell table:formula="of:=AVERAGE([.D47];[.H47];[.L47])" office:value-type="float" office:value="0.553484103469201" calcext:value-type="float">
            <text:p>0.553484103469201</text:p>
          </table:table-cell>
        </table:table-row>
        <table:table-row table:style-name="ro1">
          <table:table-cell office:value-type="float" office:value="5.7029" calcext:value-type="float">
            <text:p>5.7029</text:p>
          </table:table-cell>
          <table:table-cell table:formula="of:=[.A48]/[.$A$3]" office:value-type="float" office:value="0.590643577687097" calcext:value-type="float">
            <text:p>0.590643577687097</text:p>
          </table:table-cell>
          <table:table-cell office:value-type="float" office:value="5.0022" calcext:value-type="float">
            <text:p>5.0022</text:p>
          </table:table-cell>
          <table:table-cell table:formula="of:=[.C48]/[.$C$3]" office:value-type="float" office:value="0.517242448996474" calcext:value-type="float">
            <text:p>0.517242448996474</text:p>
          </table:table-cell>
          <table:table-cell office:value-type="float" office:value="5.3535" calcext:value-type="float">
            <text:p>5.3535</text:p>
          </table:table-cell>
          <table:table-cell table:formula="of:=[.E48]/[.$E$3]" office:value-type="float" office:value="0.55488184079602" calcext:value-type="float">
            <text:p>0.55488184079602</text:p>
          </table:table-cell>
          <table:table-cell office:value-type="float" office:value="4.6279" calcext:value-type="float">
            <text:p>4.6279</text:p>
          </table:table-cell>
          <table:table-cell table:formula="of:=[.G48]/[.$G$3]" office:value-type="float" office:value="0.478900202822965" calcext:value-type="float">
            <text:p>0.478900202822965</text:p>
          </table:table-cell>
          <table:table-cell office:value-type="float" office:value="6.1037" calcext:value-type="float">
            <text:p>6.1037</text:p>
          </table:table-cell>
          <table:table-cell table:formula="of:=[.I48]/[.$I$3]" office:value-type="float" office:value="0.631578402764843" calcext:value-type="float">
            <text:p>0.631578402764843</text:p>
          </table:table-cell>
          <table:table-cell office:value-type="float" office:value="5.7831" calcext:value-type="float">
            <text:p>5.7831</text:p>
          </table:table-cell>
          <table:table-cell table:formula="of:=[.K48]/[.$K$3]" office:value-type="float" office:value="0.597452374065044" calcext:value-type="float">
            <text:p>0.597452374065044</text:p>
          </table:table-cell>
          <table:table-cell table:formula="of:=AVERAGE([.A48];[.E48];[.I48])" office:value-type="float" office:value="5.72003333333333" calcext:value-type="float">
            <text:p>5.72003333333333</text:p>
          </table:table-cell>
          <table:table-cell table:formula="of:=AVERAGE([.B48];[.F48];[.J48])" office:value-type="float" office:value="0.592367940415987" calcext:value-type="float">
            <text:p>0.592367940415987</text:p>
          </table:table-cell>
          <table:table-cell table:formula="of:=AVERAGE([.C48];[.G48];[.K48])" office:value-type="float" office:value="5.13773333333333" calcext:value-type="float">
            <text:p>5.13773333333333</text:p>
          </table:table-cell>
          <table:table-cell table:formula="of:=AVERAGE([.D48];[.H48];[.L48])" office:value-type="float" office:value="0.531198341961494" calcext:value-type="float">
            <text:p>0.531198341961494</text:p>
          </table:table-cell>
        </table:table-row>
        <table:table-row table:style-name="ro1">
          <table:table-cell office:value-type="float" office:value="5.2575" calcext:value-type="float">
            <text:p>5.2575</text:p>
          </table:table-cell>
          <table:table-cell table:formula="of:=[.A49]/[.$A$3]" office:value-type="float" office:value="0.54451395074259" calcext:value-type="float">
            <text:p>0.54451395074259</text:p>
          </table:table-cell>
          <table:table-cell office:value-type="float" office:value="4.7851" calcext:value-type="float">
            <text:p>4.7851</text:p>
          </table:table-cell>
          <table:table-cell table:formula="of:=[.C49]/[.$C$3]" office:value-type="float" office:value="0.494793659328501" calcext:value-type="float">
            <text:p>0.494793659328501</text:p>
          </table:table-cell>
          <table:table-cell office:value-type="float" office:value="4.9194" calcext:value-type="float">
            <text:p>4.9194</text:p>
          </table:table-cell>
          <table:table-cell table:formula="of:=[.E49]/[.$E$3]" office:value-type="float" office:value="0.509888059701493" calcext:value-type="float">
            <text:p>0.509888059701493</text:p>
          </table:table-cell>
          <table:table-cell office:value-type="float" office:value="4.4234" calcext:value-type="float">
            <text:p>4.4234</text:p>
          </table:table-cell>
          <table:table-cell table:formula="of:=[.G49]/[.$G$3]" office:value-type="float" office:value="0.457738316983319" calcext:value-type="float">
            <text:p>0.457738316983319</text:p>
          </table:table-cell>
          <table:table-cell office:value-type="float" office:value="5.7663" calcext:value-type="float">
            <text:p>5.7663</text:p>
          </table:table-cell>
          <table:table-cell table:formula="of:=[.I49]/[.$I$3]" office:value-type="float" office:value="0.596666045818588" calcext:value-type="float">
            <text:p>0.596666045818588</text:p>
          </table:table-cell>
          <table:table-cell office:value-type="float" office:value="5.5543" calcext:value-type="float">
            <text:p>5.5543</text:p>
          </table:table-cell>
          <table:table-cell table:formula="of:=[.K49]/[.$K$3]" office:value-type="float" office:value="0.573815033679078" calcext:value-type="float">
            <text:p>0.573815033679078</text:p>
          </table:table-cell>
          <table:table-cell table:formula="of:=AVERAGE([.A49];[.E49];[.I49])" office:value-type="float" office:value="5.3144" calcext:value-type="float">
            <text:p>5.3144</text:p>
          </table:table-cell>
          <table:table-cell table:formula="of:=AVERAGE([.B49];[.F49];[.J49])" office:value-type="float" office:value="0.550356018754223" calcext:value-type="float">
            <text:p>0.550356018754223</text:p>
          </table:table-cell>
          <table:table-cell table:formula="of:=AVERAGE([.C49];[.G49];[.K49])" office:value-type="float" office:value="4.92093333333333" calcext:value-type="float">
            <text:p>4.92093333333333</text:p>
          </table:table-cell>
          <table:table-cell table:formula="of:=AVERAGE([.D49];[.H49];[.L49])" office:value-type="float" office:value="0.508782336663632" calcext:value-type="float">
            <text:p>0.508782336663632</text:p>
          </table:table-cell>
        </table:table-row>
        <table:table-row table:style-name="ro1">
          <table:table-cell office:value-type="float" office:value="4.8319" calcext:value-type="float">
            <text:p>4.8319</text:p>
          </table:table-cell>
          <table:table-cell table:formula="of:=[.A50]/[.$A$3]" office:value-type="float" office:value="0.50043498974667" calcext:value-type="float">
            <text:p>0.50043498974667</text:p>
          </table:table-cell>
          <table:table-cell office:value-type="float" office:value="4.5363" calcext:value-type="float">
            <text:p>4.5363</text:p>
          </table:table-cell>
          <table:table-cell table:formula="of:=[.C50]/[.$C$3]" office:value-type="float" office:value="0.46906699479883" calcext:value-type="float">
            <text:p>0.46906699479883</text:p>
          </table:table-cell>
          <table:table-cell office:value-type="float" office:value="4.5261" calcext:value-type="float">
            <text:p>4.5261</text:p>
          </table:table-cell>
          <table:table-cell table:formula="of:=[.E50]/[.$E$3]" office:value-type="float" office:value="0.469123134328358" calcext:value-type="float">
            <text:p>0.469123134328358</text:p>
          </table:table-cell>
          <table:table-cell office:value-type="float" office:value="4.1882" calcext:value-type="float">
            <text:p>4.1882</text:p>
          </table:table-cell>
          <table:table-cell table:formula="of:=[.G50]/[.$G$3]" office:value-type="float" office:value="0.433399561240118" calcext:value-type="float">
            <text:p>0.433399561240118</text:p>
          </table:table-cell>
          <table:table-cell office:value-type="float" office:value="5.4067" calcext:value-type="float">
            <text:p>5.4067</text:p>
          </table:table-cell>
          <table:table-cell table:formula="of:=[.I50]/[.$I$3]" office:value-type="float" office:value="0.559456550981975" calcext:value-type="float">
            <text:p>0.559456550981975</text:p>
          </table:table-cell>
          <table:table-cell office:value-type="float" office:value="5.2925" calcext:value-type="float">
            <text:p>5.2925</text:p>
          </table:table-cell>
          <table:table-cell table:formula="of:=[.K50]/[.$K$3]" office:value-type="float" office:value="0.546768461506674" calcext:value-type="float">
            <text:p>0.546768461506674</text:p>
          </table:table-cell>
          <table:table-cell table:formula="of:=AVERAGE([.A50];[.E50];[.I50])" office:value-type="float" office:value="4.92156666666667" calcext:value-type="float">
            <text:p>4.92156666666667</text:p>
          </table:table-cell>
          <table:table-cell table:formula="of:=AVERAGE([.B50];[.F50];[.J50])" office:value-type="float" office:value="0.509671558352334" calcext:value-type="float">
            <text:p>0.509671558352334</text:p>
          </table:table-cell>
          <table:table-cell table:formula="of:=AVERAGE([.C50];[.G50];[.K50])" office:value-type="float" office:value="4.67233333333333" calcext:value-type="float">
            <text:p>4.67233333333333</text:p>
          </table:table-cell>
          <table:table-cell table:formula="of:=AVERAGE([.D50];[.H50];[.L50])" office:value-type="float" office:value="0.483078339181874" calcext:value-type="float">
            <text:p>0.483078339181874</text:p>
          </table:table-cell>
        </table:table-row>
        <table:table-row table:style-name="ro1">
          <table:table-cell office:value-type="float" office:value="4.4296" calcext:value-type="float">
            <text:p>4.4296</text:p>
          </table:table-cell>
          <table:table-cell table:formula="of:=[.A51]/[.$A$3]" office:value-type="float" office:value="0.458769186154898" calcext:value-type="float">
            <text:p>0.458769186154898</text:p>
          </table:table-cell>
          <table:table-cell office:value-type="float" office:value="4.2414" calcext:value-type="float">
            <text:p>4.2414</text:p>
          </table:table-cell>
          <table:table-cell table:formula="of:=[.C51]/[.$C$3]" office:value-type="float" office:value="0.43857345231571" calcext:value-type="float">
            <text:p>0.43857345231571</text:p>
          </table:table-cell>
          <table:table-cell office:value-type="float" office:value="4.1524" calcext:value-type="float">
            <text:p>4.1524</text:p>
          </table:table-cell>
          <table:table-cell table:formula="of:=[.E51]/[.$E$3]" office:value-type="float" office:value="0.430389718076285" calcext:value-type="float">
            <text:p>0.430389718076285</text:p>
          </table:table-cell>
          <table:table-cell office:value-type="float" office:value="3.9042" calcext:value-type="float">
            <text:p>3.9042</text:p>
          </table:table-cell>
          <table:table-cell table:formula="of:=[.G51]/[.$G$3]" office:value-type="float" office:value="0.404010927604619" calcext:value-type="float">
            <text:p>0.404010927604619</text:p>
          </table:table-cell>
          <table:table-cell office:value-type="float" office:value="5.0219" calcext:value-type="float">
            <text:p>5.0219</text:p>
          </table:table-cell>
          <table:table-cell table:formula="of:=[.I51]/[.$I$3]" office:value-type="float" office:value="0.519639494215765" calcext:value-type="float">
            <text:p>0.519639494215765</text:p>
          </table:table-cell>
          <table:table-cell office:value-type="float" office:value="4.9867" calcext:value-type="float">
            <text:p>4.9867</text:p>
          </table:table-cell>
          <table:table-cell table:formula="of:=[.K51]/[.$K$3]" office:value-type="float" office:value="0.515176246952353" calcext:value-type="float">
            <text:p>0.515176246952353</text:p>
          </table:table-cell>
          <table:table-cell table:formula="of:=AVERAGE([.A51];[.E51];[.I51])" office:value-type="float" office:value="4.53463333333333" calcext:value-type="float">
            <text:p>4.53463333333333</text:p>
          </table:table-cell>
          <table:table-cell table:formula="of:=AVERAGE([.B51];[.F51];[.J51])" office:value-type="float" office:value="0.469599466148983" calcext:value-type="float">
            <text:p>0.469599466148983</text:p>
          </table:table-cell>
          <table:table-cell table:formula="of:=AVERAGE([.C51];[.G51];[.K51])" office:value-type="float" office:value="4.37743333333333" calcext:value-type="float">
            <text:p>4.37743333333333</text:p>
          </table:table-cell>
          <table:table-cell table:formula="of:=AVERAGE([.D51];[.H51];[.L51])" office:value-type="float" office:value="0.452586875624228" calcext:value-type="float">
            <text:p>0.452586875624228</text:p>
          </table:table-cell>
        </table:table-row>
        <table:table-row table:style-name="ro1">
          <table:table-cell office:value-type="float" office:value="4.1268" calcext:value-type="float">
            <text:p>4.1268</text:p>
          </table:table-cell>
          <table:table-cell table:formula="of:=[.A52]/[.$A$3]" office:value-type="float" office:value="0.427408496799718" calcext:value-type="float">
            <text:p>0.427408496799718</text:p>
          </table:table-cell>
          <table:table-cell office:value-type="float" office:value="4.0204" calcext:value-type="float">
            <text:p>4.0204</text:p>
          </table:table-cell>
          <table:table-cell table:formula="of:=[.C52]/[.$C$3]" office:value-type="float" office:value="0.415721390977055" calcext:value-type="float">
            <text:p>0.415721390977055</text:p>
          </table:table-cell>
          <table:table-cell office:value-type="float" office:value="3.8725" calcext:value-type="float">
            <text:p>3.8725</text:p>
          </table:table-cell>
          <table:table-cell table:formula="of:=[.E52]/[.$E$3]" office:value-type="float" office:value="0.401378524046435" calcext:value-type="float">
            <text:p>0.401378524046435</text:p>
          </table:table-cell>
          <table:table-cell office:value-type="float" office:value="3.7018" calcext:value-type="float">
            <text:p>3.7018</text:p>
          </table:table-cell>
          <table:table-cell table:formula="of:=[.G52]/[.$G$3]" office:value-type="float" office:value="0.383066352084109" calcext:value-type="float">
            <text:p>0.383066352084109</text:p>
          </table:table-cell>
          <table:table-cell office:value-type="float" office:value="4.7161" calcext:value-type="float">
            <text:p>4.7161</text:p>
          </table:table-cell>
          <table:table-cell table:formula="of:=[.I52]/[.$I$3]" office:value-type="float" office:value="0.48799693714948" calcext:value-type="float">
            <text:p>0.48799693714948</text:p>
          </table:table-cell>
          <table:table-cell office:value-type="float" office:value="4.736" calcext:value-type="float">
            <text:p>4.736</text:p>
          </table:table-cell>
          <table:table-cell table:formula="of:=[.K52]/[.$K$3]" office:value-type="float" office:value="0.489276416380842" calcext:value-type="float">
            <text:p>0.489276416380842</text:p>
          </table:table-cell>
          <table:table-cell table:formula="of:=AVERAGE([.A52];[.E52];[.I52])" office:value-type="float" office:value="4.23846666666667" calcext:value-type="float">
            <text:p>4.23846666666667</text:p>
          </table:table-cell>
          <table:table-cell table:formula="of:=AVERAGE([.B52];[.F52];[.J52])" office:value-type="float" office:value="0.438927985998544" calcext:value-type="float">
            <text:p>0.438927985998544</text:p>
          </table:table-cell>
          <table:table-cell table:formula="of:=AVERAGE([.C52];[.G52];[.K52])" office:value-type="float" office:value="4.15273333333333" calcext:value-type="float">
            <text:p>4.15273333333333</text:p>
          </table:table-cell>
          <table:table-cell table:formula="of:=AVERAGE([.D52];[.H52];[.L52])" office:value-type="float" office:value="0.429354719814002" calcext:value-type="float">
            <text:p>0.429354719814002</text:p>
          </table:table-cell>
        </table:table-row>
        <table:table-row table:style-name="ro1">
          <table:table-cell office:value-type="float" office:value="3.8608" calcext:value-type="float">
            <text:p>3.8608</text:p>
          </table:table-cell>
          <table:table-cell table:formula="of:=[.A53]/[.$A$3]" office:value-type="float" office:value="0.399859146177269" calcext:value-type="float">
            <text:p>0.399859146177269</text:p>
          </table:table-cell>
          <table:table-cell office:value-type="float" office:value="3.8278" calcext:value-type="float">
            <text:p>3.8278</text:p>
          </table:table-cell>
          <table:table-cell table:formula="of:=[.C53]/[.$C$3]" office:value-type="float" office:value="0.395805974624906" calcext:value-type="float">
            <text:p>0.395805974624906</text:p>
          </table:table-cell>
          <table:table-cell office:value-type="float" office:value="3.6302" calcext:value-type="float">
            <text:p>3.6302</text:p>
          </table:table-cell>
          <table:table-cell table:formula="of:=[.E53]/[.$E$3]" office:value-type="float" office:value="0.376264510779436" calcext:value-type="float">
            <text:p>0.376264510779436</text:p>
          </table:table-cell>
          <table:table-cell office:value-type="float" office:value="3.5321" calcext:value-type="float">
            <text:p>3.5321</text:p>
          </table:table-cell>
          <table:table-cell table:formula="of:=[.G53]/[.$G$3]" office:value-type="float" office:value="0.365505608675856" calcext:value-type="float">
            <text:p>0.365505608675856</text:p>
          </table:table-cell>
          <table:table-cell office:value-type="float" office:value="4.4385" calcext:value-type="float">
            <text:p>4.4385</text:p>
          </table:table-cell>
          <table:table-cell table:formula="of:=[.I53]/[.$I$3]" office:value-type="float" office:value="0.459272366052027" calcext:value-type="float">
            <text:p>0.459272366052027</text:p>
          </table:table-cell>
          <table:table-cell office:value-type="float" office:value="4.5073" calcext:value-type="float">
            <text:p>4.5073</text:p>
          </table:table-cell>
          <table:table-cell table:formula="of:=[.K53]/[.$K$3]" office:value-type="float" office:value="0.465649407000289" calcext:value-type="float">
            <text:p>0.465649407000289</text:p>
          </table:table-cell>
          <table:table-cell table:formula="of:=AVERAGE([.A53];[.E53];[.I53])" office:value-type="float" office:value="3.9765" calcext:value-type="float">
            <text:p>3.9765</text:p>
          </table:table-cell>
          <table:table-cell table:formula="of:=AVERAGE([.B53];[.F53];[.J53])" office:value-type="float" office:value="0.411798674336244" calcext:value-type="float">
            <text:p>0.411798674336244</text:p>
          </table:table-cell>
          <table:table-cell table:formula="of:=AVERAGE([.C53];[.G53];[.K53])" office:value-type="float" office:value="3.95573333333333" calcext:value-type="float">
            <text:p>3.95573333333333</text:p>
          </table:table-cell>
          <table:table-cell table:formula="of:=AVERAGE([.D53];[.H53];[.L53])" office:value-type="float" office:value="0.408986996767017" calcext:value-type="float">
            <text:p>0.408986996767017</text:p>
          </table:table-cell>
        </table:table-row>
        <table:table-row table:style-name="ro1">
          <table:table-cell office:value-type="float" office:value="3.6672" calcext:value-type="float">
            <text:p>3.6672</text:p>
          </table:table-cell>
          <table:table-cell table:formula="of:=[.A54]/[.$A$3]" office:value-type="float" office:value="0.379808190235516" calcext:value-type="float">
            <text:p>0.379808190235516</text:p>
          </table:table-cell>
          <table:table-cell office:value-type="float" office:value="3.6822" calcext:value-type="float">
            <text:p>3.6822</text:p>
          </table:table-cell>
          <table:table-cell table:formula="of:=[.C54]/[.$C$3]" office:value-type="float" office:value="0.380750498919439" calcext:value-type="float">
            <text:p>0.380750498919439</text:p>
          </table:table-cell>
          <table:table-cell office:value-type="float" office:value="3.4518" calcext:value-type="float">
            <text:p>3.4518</text:p>
          </table:table-cell>
          <table:table-cell table:formula="of:=[.E54]/[.$E$3]" office:value-type="float" office:value="0.357773631840796" calcext:value-type="float">
            <text:p>0.357773631840796</text:p>
          </table:table-cell>
          <table:table-cell office:value-type="float" office:value="3.4081" calcext:value-type="float">
            <text:p>3.4081</text:p>
          </table:table-cell>
          <table:table-cell table:formula="of:=[.G54]/[.$G$3]" office:value-type="float" office:value="0.352673951736413" calcext:value-type="float">
            <text:p>0.352673951736413</text:p>
          </table:table-cell>
          <table:table-cell office:value-type="float" office:value="4.2283" calcext:value-type="float">
            <text:p>4.2283</text:p>
          </table:table-cell>
          <table:table-cell table:formula="of:=[.I54]/[.$I$3]" office:value-type="float" office:value="0.437521988369446" calcext:value-type="float">
            <text:p>0.437521988369446</text:p>
          </table:table-cell>
          <table:table-cell office:value-type="float" office:value="4.3305" calcext:value-type="float">
            <text:p>4.3305</text:p>
          </table:table-cell>
          <table:table-cell table:formula="of:=[.K54]/[.$K$3]" office:value-type="float" office:value="0.447384189429315" calcext:value-type="float">
            <text:p>0.447384189429315</text:p>
          </table:table-cell>
          <table:table-cell table:formula="of:=AVERAGE([.A54];[.E54];[.I54])" office:value-type="float" office:value="3.78243333333333" calcext:value-type="float">
            <text:p>3.78243333333333</text:p>
          </table:table-cell>
          <table:table-cell table:formula="of:=AVERAGE([.B54];[.F54];[.J54])" office:value-type="float" office:value="0.391701270148586" calcext:value-type="float">
            <text:p>0.391701270148586</text:p>
          </table:table-cell>
          <table:table-cell table:formula="of:=AVERAGE([.C54];[.G54];[.K54])" office:value-type="float" office:value="3.80693333333333" calcext:value-type="float">
            <text:p>3.80693333333333</text:p>
          </table:table-cell>
          <table:table-cell table:formula="of:=AVERAGE([.D54];[.H54];[.L54])" office:value-type="float" office:value="0.393602880028389" calcext:value-type="float">
            <text:p>0.393602880028389</text:p>
          </table:table-cell>
        </table:table-row>
        <table:table-row table:style-name="ro1">
          <table:table-cell office:value-type="float" office:value="3.4958" calcext:value-type="float">
            <text:p>3.4958</text:p>
          </table:table-cell>
          <table:table-cell table:formula="of:=[.A55]/[.$A$3]" office:value-type="float" office:value="0.362056465811877" calcext:value-type="float">
            <text:p>0.362056465811877</text:p>
          </table:table-cell>
          <table:table-cell office:value-type="float" office:value="3.5509" calcext:value-type="float">
            <text:p>3.5509</text:p>
          </table:table-cell>
          <table:table-cell table:formula="of:=[.C55]/[.$C$3]" office:value-type="float" office:value="0.367173686006473" calcext:value-type="float">
            <text:p>0.367173686006473</text:p>
          </table:table-cell>
          <table:table-cell office:value-type="float" office:value="3.2986" calcext:value-type="float">
            <text:p>3.2986</text:p>
          </table:table-cell>
          <table:table-cell table:formula="of:=[.E55]/[.$E$3]" office:value-type="float" office:value="0.341894693200663" calcext:value-type="float">
            <text:p>0.341894693200663</text:p>
          </table:table-cell>
          <table:table-cell office:value-type="float" office:value="3.2992" calcext:value-type="float">
            <text:p>3.2992</text:p>
          </table:table-cell>
          <table:table-cell table:formula="of:=[.G55]/[.$G$3]" office:value-type="float" office:value="0.34140485947266" calcext:value-type="float">
            <text:p>0.34140485947266</text:p>
          </table:table-cell>
          <table:table-cell office:value-type="float" office:value="4.0333" calcext:value-type="float">
            <text:p>4.0333</text:p>
          </table:table-cell>
          <table:table-cell table:formula="of:=[.I55]/[.$I$3]" office:value-type="float" office:value="0.417344425819002" calcext:value-type="float">
            <text:p>0.417344425819002</text:p>
          </table:table-cell>
          <table:table-cell office:value-type="float" office:value="4.1624" calcext:value-type="float">
            <text:p>4.1624</text:p>
          </table:table-cell>
          <table:table-cell table:formula="of:=[.K55]/[.$K$3]" office:value-type="float" office:value="0.430017769329311" calcext:value-type="float">
            <text:p>0.430017769329311</text:p>
          </table:table-cell>
          <table:table-cell table:formula="of:=AVERAGE([.A55];[.E55];[.I55])" office:value-type="float" office:value="3.60923333333333" calcext:value-type="float">
            <text:p>3.60923333333333</text:p>
          </table:table-cell>
          <table:table-cell table:formula="of:=AVERAGE([.B55];[.F55];[.J55])" office:value-type="float" office:value="0.373765194943848" calcext:value-type="float">
            <text:p>0.373765194943848</text:p>
          </table:table-cell>
          <table:table-cell table:formula="of:=AVERAGE([.C55];[.G55];[.K55])" office:value-type="float" office:value="3.67083333333333" calcext:value-type="float">
            <text:p>3.67083333333333</text:p>
          </table:table-cell>
          <table:table-cell table:formula="of:=AVERAGE([.D55];[.H55];[.L55])" office:value-type="float" office:value="0.379532104936148" calcext:value-type="float">
            <text:p>0.379532104936148</text:p>
          </table:table-cell>
        </table:table-row>
        <table:table-row table:style-name="ro1">
          <table:table-cell office:value-type="float" office:value="3.344" calcext:value-type="float">
            <text:p>3.344</text:p>
          </table:table-cell>
          <table:table-cell table:formula="of:=[.A56]/[.$A$3]" office:value-type="float" office:value="0.346334693539367" calcext:value-type="float">
            <text:p>0.346334693539367</text:p>
          </table:table-cell>
          <table:table-cell office:value-type="float" office:value="3.4292" calcext:value-type="float">
            <text:p>3.4292</text:p>
          </table:table-cell>
          <table:table-cell table:formula="of:=[.C56]/[.$C$3]" office:value-type="float" office:value="0.35458954182134" calcext:value-type="float">
            <text:p>0.35458954182134</text:p>
          </table:table-cell>
          <table:table-cell office:value-type="float" office:value="3.1629" calcext:value-type="float">
            <text:p>3.1629</text:p>
          </table:table-cell>
          <table:table-cell table:formula="of:=[.E56]/[.$E$3]" office:value-type="float" office:value="0.32782960199005" calcext:value-type="float">
            <text:p>0.32782960199005</text:p>
          </table:table-cell>
          <table:table-cell office:value-type="float" office:value="3.1985" calcext:value-type="float">
            <text:p>3.1985</text:p>
          </table:table-cell>
          <table:table-cell table:formula="of:=[.G56]/[.$G$3]" office:value-type="float" office:value="0.33098431226458" calcext:value-type="float">
            <text:p>0.33098431226458</text:p>
          </table:table-cell>
          <table:table-cell office:value-type="float" office:value="3.8614" calcext:value-type="float">
            <text:p>3.8614</text:p>
          </table:table-cell>
          <table:table-cell table:formula="of:=[.I56]/[.$I$3]" office:value-type="float" office:value="0.399557128370688" calcext:value-type="float">
            <text:p>0.399557128370688</text:p>
          </table:table-cell>
          <table:table-cell office:value-type="float" office:value="4.0126" calcext:value-type="float">
            <text:p>4.0126</text:p>
          </table:table-cell>
          <table:table-cell table:formula="of:=[.K56]/[.$K$3]" office:value-type="float" office:value="0.414541923219968" calcext:value-type="float">
            <text:p>0.414541923219968</text:p>
          </table:table-cell>
          <table:table-cell table:formula="of:=AVERAGE([.A56];[.E56];[.I56])" office:value-type="float" office:value="3.4561" calcext:value-type="float">
            <text:p>3.4561</text:p>
          </table:table-cell>
          <table:table-cell table:formula="of:=AVERAGE([.B56];[.F56];[.J56])" office:value-type="float" office:value="0.357907141300035" calcext:value-type="float">
            <text:p>0.357907141300035</text:p>
          </table:table-cell>
          <table:table-cell table:formula="of:=AVERAGE([.C56];[.G56];[.K56])" office:value-type="float" office:value="3.54676666666667" calcext:value-type="float">
            <text:p>3.54676666666667</text:p>
          </table:table-cell>
          <table:table-cell table:formula="of:=AVERAGE([.D56];[.H56];[.L56])" office:value-type="float" office:value="0.366705259101963" calcext:value-type="float">
            <text:p>0.366705259101963</text:p>
          </table:table-cell>
        </table:table-row>
        <table:table-row table:style-name="ro1">
          <table:table-cell office:value-type="float" office:value="3.2134" calcext:value-type="float">
            <text:p>3.2134</text:p>
          </table:table-cell>
          <table:table-cell table:formula="of:=[.A57]/[.$A$3]" office:value-type="float" office:value="0.332808583797668" calcext:value-type="float">
            <text:p>0.332808583797668</text:p>
          </table:table-cell>
          <table:table-cell office:value-type="float" office:value="3.3214" calcext:value-type="float">
            <text:p>3.3214</text:p>
          </table:table-cell>
          <table:table-cell table:formula="of:=[.C57]/[.$C$3]" office:value-type="float" office:value="0.343442699231716" calcext:value-type="float">
            <text:p>0.343442699231716</text:p>
          </table:table-cell>
          <table:table-cell office:value-type="float" office:value="3.0472" calcext:value-type="float">
            <text:p>3.0472</text:p>
          </table:table-cell>
          <table:table-cell table:formula="of:=[.E57]/[.$E$3]" office:value-type="float" office:value="0.315837479270315" calcext:value-type="float">
            <text:p>0.315837479270315</text:p>
          </table:table-cell>
          <table:table-cell office:value-type="float" office:value="3.108" calcext:value-type="float">
            <text:p>3.108</text:p>
          </table:table-cell>
          <table:table-cell table:formula="of:=[.G57]/[.$G$3]" office:value-type="float" office:value="0.321619272320874" calcext:value-type="float">
            <text:p>0.321619272320874</text:p>
          </table:table-cell>
          <table:table-cell office:value-type="float" office:value="3.705" calcext:value-type="float">
            <text:p>3.705</text:p>
          </table:table-cell>
          <table:table-cell table:formula="of:=[.I57]/[.$I$3]" office:value-type="float" office:value="0.383373688458434" calcext:value-type="float">
            <text:p>0.383373688458434</text:p>
          </table:table-cell>
          <table:table-cell office:value-type="float" office:value="3.8729" calcext:value-type="float">
            <text:p>3.8729</text:p>
          </table:table-cell>
          <table:table-cell table:formula="of:=[.K57]/[.$K$3]" office:value-type="float" office:value="0.400109508657383" calcext:value-type="float">
            <text:p>0.400109508657383</text:p>
          </table:table-cell>
          <table:table-cell table:formula="of:=AVERAGE([.A57];[.E57];[.I57])" office:value-type="float" office:value="3.32186666666667" calcext:value-type="float">
            <text:p>3.32186666666667</text:p>
          </table:table-cell>
          <table:table-cell table:formula="of:=AVERAGE([.B57];[.F57];[.J57])" office:value-type="float" office:value="0.344006583842139" calcext:value-type="float">
            <text:p>0.344006583842139</text:p>
          </table:table-cell>
          <table:table-cell table:formula="of:=AVERAGE([.C57];[.G57];[.K57])" office:value-type="float" office:value="3.4341" calcext:value-type="float">
            <text:p>3.4341</text:p>
          </table:table-cell>
          <table:table-cell table:formula="of:=AVERAGE([.D57];[.H57];[.L57])" office:value-type="float" office:value="0.355057160069991" calcext:value-type="float">
            <text:p>0.355057160069991</text:p>
          </table:table-cell>
        </table:table-row>
        <table:table-row table:style-name="ro1">
          <table:table-cell office:value-type="float" office:value="3.0893" calcext:value-type="float">
            <text:p>3.0893</text:p>
          </table:table-cell>
          <table:table-cell table:formula="of:=[.A58]/[.$A$3]" office:value-type="float" office:value="0.319955672473435" calcext:value-type="float">
            <text:p>0.319955672473435</text:p>
          </table:table-cell>
          <table:table-cell office:value-type="float" office:value="3.2175" calcext:value-type="float">
            <text:p>3.2175</text:p>
          </table:table-cell>
          <table:table-cell table:formula="of:=[.C58]/[.$C$3]" office:value-type="float" office:value="0.332699128312773" calcext:value-type="float">
            <text:p>0.332699128312773</text:p>
          </table:table-cell>
          <table:table-cell office:value-type="float" office:value="2.9387" calcext:value-type="float">
            <text:p>2.9387</text:p>
          </table:table-cell>
          <table:table-cell table:formula="of:=[.E58]/[.$E$3]" office:value-type="float" office:value="0.304591625207297" calcext:value-type="float">
            <text:p>0.304591625207297</text:p>
          </table:table-cell>
          <table:table-cell office:value-type="float" office:value="3.0224" calcext:value-type="float">
            <text:p>3.0224</text:p>
          </table:table-cell>
          <table:table-cell table:formula="of:=[.G58]/[.$G$3]" office:value-type="float" office:value="0.312761289788485" calcext:value-type="float">
            <text:p>0.312761289788485</text:p>
          </table:table-cell>
          <table:table-cell office:value-type="float" office:value="3.5568" calcext:value-type="float">
            <text:p>3.5568</text:p>
          </table:table-cell>
          <table:table-cell table:formula="of:=[.I58]/[.$I$3]" office:value-type="float" office:value="0.368038740920097" calcext:value-type="float">
            <text:p>0.368038740920097</text:p>
          </table:table-cell>
          <table:table-cell office:value-type="float" office:value="3.7408" calcext:value-type="float">
            <text:p>3.7408</text:p>
          </table:table-cell>
          <table:table-cell table:formula="of:=[.K58]/[.$K$3]" office:value-type="float" office:value="0.386462250506219" calcext:value-type="float">
            <text:p>0.386462250506219</text:p>
          </table:table-cell>
          <table:table-cell table:formula="of:=AVERAGE([.A58];[.E58];[.I58])" office:value-type="float" office:value="3.19493333333333" calcext:value-type="float">
            <text:p>3.19493333333333</text:p>
          </table:table-cell>
          <table:table-cell table:formula="of:=AVERAGE([.B58];[.F58];[.J58])" office:value-type="float" office:value="0.330862012866943" calcext:value-type="float">
            <text:p>0.330862012866943</text:p>
          </table:table-cell>
          <table:table-cell table:formula="of:=AVERAGE([.C58];[.G58];[.K58])" office:value-type="float" office:value="3.3269" calcext:value-type="float">
            <text:p>3.3269</text:p>
          </table:table-cell>
          <table:table-cell table:formula="of:=AVERAGE([.D58];[.H58];[.L58])" office:value-type="float" office:value="0.343974222869159" calcext:value-type="float">
            <text:p>0.343974222869159</text:p>
          </table:table-cell>
        </table:table-row>
        <table:table-row table:style-name="ro1">
          <table:table-cell office:value-type="float" office:value="2.9823" calcext:value-type="float">
            <text:p>2.9823</text:p>
          </table:table-cell>
          <table:table-cell table:formula="of:=[.A59]/[.$A$3]" office:value-type="float" office:value="0.308873790832073" calcext:value-type="float">
            <text:p>0.308873790832073</text:p>
          </table:table-cell>
          <table:table-cell office:value-type="float" office:value="3.1251" calcext:value-type="float">
            <text:p>3.1251</text:p>
          </table:table-cell>
          <table:table-cell table:formula="of:=[.C59]/[.$C$3]" office:value-type="float" office:value="0.323144691807381" calcext:value-type="float">
            <text:p>0.323144691807381</text:p>
          </table:table-cell>
          <table:table-cell office:value-type="float" office:value="2.8444" calcext:value-type="float">
            <text:p>2.8444</text:p>
          </table:table-cell>
          <table:table-cell table:formula="of:=[.E59]/[.$E$3]" office:value-type="float" office:value="0.294817578772803" calcext:value-type="float">
            <text:p>0.294817578772803</text:p>
          </table:table-cell>
          <table:table-cell office:value-type="float" office:value="2.9447" calcext:value-type="float">
            <text:p>2.9447</text:p>
          </table:table-cell>
          <table:table-cell table:formula="of:=[.G59]/[.$G$3]" office:value-type="float" office:value="0.304720807980463" calcext:value-type="float">
            <text:p>0.304720807980463</text:p>
          </table:table-cell>
          <table:table-cell office:value-type="float" office:value="3.4268" calcext:value-type="float">
            <text:p>3.4268</text:p>
          </table:table-cell>
          <table:table-cell table:formula="of:=[.I59]/[.$I$3]" office:value-type="float" office:value="0.354587032553134" calcext:value-type="float">
            <text:p>0.354587032553134</text:p>
          </table:table-cell>
          <table:table-cell office:value-type="float" office:value="3.6246" calcext:value-type="float">
            <text:p>3.6246</text:p>
          </table:table-cell>
          <table:table-cell table:formula="of:=[.K59]/[.$K$3]" office:value-type="float" office:value="0.374457622215794" calcext:value-type="float">
            <text:p>0.374457622215794</text:p>
          </table:table-cell>
          <table:table-cell table:formula="of:=AVERAGE([.A59];[.E59];[.I59])" office:value-type="float" office:value="3.0845" calcext:value-type="float">
            <text:p>3.0845</text:p>
          </table:table-cell>
          <table:table-cell table:formula="of:=AVERAGE([.B59];[.F59];[.J59])" office:value-type="float" office:value="0.31942613405267" calcext:value-type="float">
            <text:p>0.31942613405267</text:p>
          </table:table-cell>
          <table:table-cell table:formula="of:=AVERAGE([.C59];[.G59];[.K59])" office:value-type="float" office:value="3.23146666666667" calcext:value-type="float">
            <text:p>3.23146666666667</text:p>
          </table:table-cell>
          <table:table-cell table:formula="of:=AVERAGE([.D59];[.H59];[.L59])" office:value-type="float" office:value="0.334107707334546" calcext:value-type="float">
            <text:p>0.334107707334546</text:p>
          </table:table-cell>
        </table:table-row>
        <table:table-row table:style-name="ro1">
          <table:table-cell office:value-type="float" office:value="2.8823" calcext:value-type="float">
            <text:p>2.8823</text:p>
          </table:table-cell>
          <table:table-cell table:formula="of:=[.A60]/[.$A$3]" office:value-type="float" office:value="0.298516892101829" calcext:value-type="float">
            <text:p>0.298516892101829</text:p>
          </table:table-cell>
          <table:table-cell office:value-type="float" office:value="3.0388" calcext:value-type="float">
            <text:p>3.0388</text:p>
          </table:table-cell>
          <table:table-cell table:formula="of:=[.C60]/[.$C$3]" office:value-type="float" office:value="0.314221013556132" calcext:value-type="float">
            <text:p>0.314221013556132</text:p>
          </table:table-cell>
          <table:table-cell office:value-type="float" office:value="2.757" calcext:value-type="float">
            <text:p>2.757</text:p>
          </table:table-cell>
          <table:table-cell table:formula="of:=[.E60]/[.$E$3]" office:value-type="float" office:value="0.285758706467662" calcext:value-type="float">
            <text:p>0.285758706467662</text:p>
          </table:table-cell>
          <table:table-cell office:value-type="float" office:value="2.8742" calcext:value-type="float">
            <text:p>2.8742</text:p>
          </table:table-cell>
          <table:table-cell table:formula="of:=[.G60]/[.$G$3]" office:value-type="float" office:value="0.297425390123763" calcext:value-type="float">
            <text:p>0.297425390123763</text:p>
          </table:table-cell>
          <table:table-cell office:value-type="float" office:value="3.3009" calcext:value-type="float">
            <text:p>3.3009</text:p>
          </table:table-cell>
          <table:table-cell table:formula="of:=[.I60]/[.$I$3]" office:value-type="float" office:value="0.34155957037313" calcext:value-type="float">
            <text:p>0.34155957037313</text:p>
          </table:table-cell>
          <table:table-cell office:value-type="float" office:value="3.5121" calcext:value-type="float">
            <text:p>3.5121</text:p>
          </table:table-cell>
          <table:table-cell table:formula="of:=[.K60]/[.$K$3]" office:value-type="float" office:value="0.362835241125666" calcext:value-type="float">
            <text:p>0.362835241125666</text:p>
          </table:table-cell>
          <table:table-cell table:formula="of:=AVERAGE([.A60];[.E60];[.I60])" office:value-type="float" office:value="2.98006666666667" calcext:value-type="float">
            <text:p>2.98006666666667</text:p>
          </table:table-cell>
          <table:table-cell table:formula="of:=AVERAGE([.B60];[.F60];[.J60])" office:value-type="float" office:value="0.308611722980873" calcext:value-type="float">
            <text:p>0.308611722980873</text:p>
          </table:table-cell>
          <table:table-cell table:formula="of:=AVERAGE([.C60];[.G60];[.K60])" office:value-type="float" office:value="3.1417" calcext:value-type="float">
            <text:p>3.1417</text:p>
          </table:table-cell>
          <table:table-cell table:formula="of:=AVERAGE([.D60];[.H60];[.L60])" office:value-type="float" office:value="0.324827214935187" calcext:value-type="float">
            <text:p>0.324827214935187</text:p>
          </table:table-cell>
        </table:table-row>
        <table:table-row table:style-name="ro1">
          <table:table-cell office:value-type="float" office:value="2.7924" calcext:value-type="float">
            <text:p>2.7924</text:p>
          </table:table-cell>
          <table:table-cell table:formula="of:=[.A61]/[.$A$3]" office:value-type="float" office:value="0.289206040143339" calcext:value-type="float">
            <text:p>0.289206040143339</text:p>
          </table:table-cell>
          <table:table-cell office:value-type="float" office:value="2.9597" calcext:value-type="float">
            <text:p>2.9597</text:p>
          </table:table-cell>
          <table:table-cell table:formula="of:=[.C61]/[.$C$3]" office:value-type="float" office:value="0.306041836850758" calcext:value-type="float">
            <text:p>0.306041836850758</text:p>
          </table:table-cell>
          <table:table-cell office:value-type="float" office:value="2.6758" calcext:value-type="float">
            <text:p>2.6758</text:p>
          </table:table-cell>
          <table:table-cell table:formula="of:=[.E61]/[.$E$3]" office:value-type="float" office:value="0.277342454394693" calcext:value-type="float">
            <text:p>0.277342454394693</text:p>
          </table:table-cell>
          <table:table-cell office:value-type="float" office:value="2.8081" calcext:value-type="float">
            <text:p>2.8081</text:p>
          </table:table-cell>
          <table:table-cell table:formula="of:=[.G61]/[.$G$3]" office:value-type="float" office:value="0.290585289126206" calcext:value-type="float">
            <text:p>0.290585289126206</text:p>
          </table:table-cell>
          <table:table-cell office:value-type="float" office:value="3.1917" calcext:value-type="float">
            <text:p>3.1917</text:p>
          </table:table-cell>
          <table:table-cell table:formula="of:=[.I61]/[.$I$3]" office:value-type="float" office:value="0.330260135344881" calcext:value-type="float">
            <text:p>0.330260135344881</text:p>
          </table:table-cell>
          <table:table-cell office:value-type="float" office:value="3.4142" calcext:value-type="float">
            <text:p>3.4142</text:p>
          </table:table-cell>
          <table:table-cell table:formula="of:=[.K61]/[.$K$3]" office:value-type="float" office:value="0.352721186825902" calcext:value-type="float">
            <text:p>0.352721186825902</text:p>
          </table:table-cell>
          <table:table-cell table:formula="of:=AVERAGE([.A61];[.E61];[.I61])" office:value-type="float" office:value="2.88663333333333" calcext:value-type="float">
            <text:p>2.88663333333333</text:p>
          </table:table-cell>
          <table:table-cell table:formula="of:=AVERAGE([.B61];[.F61];[.J61])" office:value-type="float" office:value="0.298936209960971" calcext:value-type="float">
            <text:p>0.298936209960971</text:p>
          </table:table-cell>
          <table:table-cell table:formula="of:=AVERAGE([.C61];[.G61];[.K61])" office:value-type="float" office:value="3.06066666666667" calcext:value-type="float">
            <text:p>3.06066666666667</text:p>
          </table:table-cell>
          <table:table-cell table:formula="of:=AVERAGE([.D61];[.H61];[.L61])" office:value-type="float" office:value="0.316449437600955" calcext:value-type="float">
            <text:p>0.316449437600955</text:p>
          </table:table-cell>
        </table:table-row>
        <table:table-row table:style-name="ro1">
          <table:table-cell office:value-type="float" office:value="2.7102" calcext:value-type="float">
            <text:p>2.7102</text:p>
          </table:table-cell>
          <table:table-cell table:formula="of:=[.A62]/[.$A$3]" office:value-type="float" office:value="0.280692669387079" calcext:value-type="float">
            <text:p>0.280692669387079</text:p>
          </table:table-cell>
          <table:table-cell office:value-type="float" office:value="2.8885" calcext:value-type="float">
            <text:p>2.8885</text:p>
          </table:table-cell>
          <table:table-cell table:formula="of:=[.C62]/[.$C$3]" office:value-type="float" office:value="0.298679543785997" calcext:value-type="float">
            <text:p>0.298679543785997</text:p>
          </table:table-cell>
          <table:table-cell office:value-type="float" office:value="2.6041" calcext:value-type="float">
            <text:p>2.6041</text:p>
          </table:table-cell>
          <table:table-cell table:formula="of:=[.E62]/[.$E$3]" office:value-type="float" office:value="0.269910862354892" calcext:value-type="float">
            <text:p>0.269910862354892</text:p>
          </table:table-cell>
          <table:table-cell office:value-type="float" office:value="2.7503" calcext:value-type="float">
            <text:p>2.7503</text:p>
          </table:table-cell>
          <table:table-cell table:formula="of:=[.G62]/[.$G$3]" office:value-type="float" office:value="0.284604081294756" calcext:value-type="float">
            <text:p>0.284604081294756</text:p>
          </table:table-cell>
          <table:table-cell office:value-type="float" office:value="3.0878" calcext:value-type="float">
            <text:p>3.0878</text:p>
          </table:table-cell>
          <table:table-cell table:formula="of:=[.I62]/[.$I$3]" office:value-type="float" office:value="0.319509116119286" calcext:value-type="float">
            <text:p>0.319509116119286</text:p>
          </table:table-cell>
          <table:table-cell office:value-type="float" office:value="3.3206" calcext:value-type="float">
            <text:p>3.3206</text:p>
          </table:table-cell>
          <table:table-cell table:formula="of:=[.K62]/[.$K$3]" office:value-type="float" office:value="0.343051365758916" calcext:value-type="float">
            <text:p>0.343051365758916</text:p>
          </table:table-cell>
          <table:table-cell table:formula="of:=AVERAGE([.A62];[.E62];[.I62])" office:value-type="float" office:value="2.8007" calcext:value-type="float">
            <text:p>2.8007</text:p>
          </table:table-cell>
          <table:table-cell table:formula="of:=AVERAGE([.B62];[.F62];[.J62])" office:value-type="float" office:value="0.290037549287085" calcext:value-type="float">
            <text:p>0.290037549287085</text:p>
          </table:table-cell>
          <table:table-cell table:formula="of:=AVERAGE([.C62];[.G62];[.K62])" office:value-type="float" office:value="2.98646666666667" calcext:value-type="float">
            <text:p>2.98646666666667</text:p>
          </table:table-cell>
          <table:table-cell table:formula="of:=AVERAGE([.D62];[.H62];[.L62])" office:value-type="float" office:value="0.308778330279889" calcext:value-type="float">
            <text:p>0.308778330279889</text:p>
          </table:table-cell>
        </table:table-row>
        <table:table-row table:style-name="ro1">
          <table:table-cell office:value-type="float" office:value="2.6324" calcext:value-type="float">
            <text:p>2.6324</text:p>
          </table:table-cell>
          <table:table-cell table:formula="of:=[.A63]/[.$A$3]" office:value-type="float" office:value="0.272635002174949" calcext:value-type="float">
            <text:p>0.272635002174949</text:p>
          </table:table-cell>
          <table:table-cell office:value-type="float" office:value="2.8207" calcext:value-type="float">
            <text:p>2.8207</text:p>
          </table:table-cell>
          <table:table-cell table:formula="of:=[.C63]/[.$C$3]" office:value-type="float" office:value="0.291668820895677" calcext:value-type="float">
            <text:p>0.291668820895677</text:p>
          </table:table-cell>
          <table:table-cell office:value-type="float" office:value="2.5359" calcext:value-type="float">
            <text:p>2.5359</text:p>
          </table:table-cell>
          <table:table-cell table:formula="of:=[.E63]/[.$E$3]" office:value-type="float" office:value="0.262842039800995" calcext:value-type="float">
            <text:p>0.262842039800995</text:p>
          </table:table-cell>
          <table:table-cell office:value-type="float" office:value="2.6949" calcext:value-type="float">
            <text:p>2.6949</text:p>
          </table:table-cell>
          <table:table-cell table:formula="of:=[.G63]/[.$G$3]" office:value-type="float" office:value="0.278871228113746" calcext:value-type="float">
            <text:p>0.278871228113746</text:p>
          </table:table-cell>
          <table:table-cell office:value-type="float" office:value="2.9948" calcext:value-type="float">
            <text:p>2.9948</text:p>
          </table:table-cell>
          <table:table-cell table:formula="of:=[.I63]/[.$I$3]" office:value-type="float" office:value="0.30988597090292" calcext:value-type="float">
            <text:p>0.30988597090292</text:p>
          </table:table-cell>
          <table:table-cell office:value-type="float" office:value="3.2365" calcext:value-type="float">
            <text:p>3.2365</text:p>
          </table:table-cell>
          <table:table-cell table:formula="of:=[.K63]/[.$K$3]" office:value-type="float" office:value="0.334362990206207" calcext:value-type="float">
            <text:p>0.334362990206207</text:p>
          </table:table-cell>
          <table:table-cell table:formula="of:=AVERAGE([.A63];[.E63];[.I63])" office:value-type="float" office:value="2.72103333333333" calcext:value-type="float">
            <text:p>2.72103333333333</text:p>
          </table:table-cell>
          <table:table-cell table:formula="of:=AVERAGE([.B63];[.F63];[.J63])" office:value-type="float" office:value="0.281787670959621" calcext:value-type="float">
            <text:p>0.281787670959621</text:p>
          </table:table-cell>
          <table:table-cell table:formula="of:=AVERAGE([.C63];[.G63];[.K63])" office:value-type="float" office:value="2.91736666666667" calcext:value-type="float">
            <text:p>2.91736666666667</text:p>
          </table:table-cell>
          <table:table-cell table:formula="of:=AVERAGE([.D63];[.H63];[.L63])" office:value-type="float" office:value="0.30163434640521" calcext:value-type="float">
            <text:p>0.30163434640521</text:p>
          </table:table-cell>
        </table:table-row>
        <table:table-row table:style-name="ro1">
          <table:table-cell office:value-type="float" office:value="2.5611" calcext:value-type="float">
            <text:p>2.5611</text:p>
          </table:table-cell>
          <table:table-cell table:formula="of:=[.A64]/[.$A$3]" office:value-type="float" office:value="0.265250533380285" calcext:value-type="float">
            <text:p>0.265250533380285</text:p>
          </table:table-cell>
          <table:table-cell office:value-type="float" office:value="2.7615" calcext:value-type="float">
            <text:p>2.7615</text:p>
          </table:table-cell>
          <table:table-cell table:formula="of:=[.C64]/[.$C$3]" office:value-type="float" office:value="0.285547363740707" calcext:value-type="float">
            <text:p>0.285547363740707</text:p>
          </table:table-cell>
          <table:table-cell office:value-type="float" office:value="2.4752" calcext:value-type="float">
            <text:p>2.4752</text:p>
          </table:table-cell>
          <table:table-cell table:formula="of:=[.E64]/[.$E$3]" office:value-type="float" office:value="0.256550580431177" calcext:value-type="float">
            <text:p>0.256550580431177</text:p>
          </table:table-cell>
          <table:table-cell office:value-type="float" office:value="2.646" calcext:value-type="float">
            <text:p>2.646</text:p>
          </table:table-cell>
          <table:table-cell table:formula="of:=[.G64]/[.$G$3]" office:value-type="float" office:value="0.273811002111014" calcext:value-type="float">
            <text:p>0.273811002111014</text:p>
          </table:table-cell>
          <table:table-cell office:value-type="float" office:value="2.9076" calcext:value-type="float">
            <text:p>2.9076</text:p>
          </table:table-cell>
          <table:table-cell table:formula="of:=[.I64]/[.$I$3]" office:value-type="float" office:value="0.30086297882908" calcext:value-type="float">
            <text:p>0.30086297882908</text:p>
          </table:table-cell>
          <table:table-cell office:value-type="float" office:value="3.1583" calcext:value-type="float">
            <text:p>3.1583</text:p>
          </table:table-cell>
          <table:table-cell table:formula="of:=[.K64]/[.$K$3]" office:value-type="float" office:value="0.326284143972891" calcext:value-type="float">
            <text:p>0.326284143972891</text:p>
          </table:table-cell>
          <table:table-cell table:formula="of:=AVERAGE([.A64];[.E64];[.I64])" office:value-type="float" office:value="2.64796666666667" calcext:value-type="float">
            <text:p>2.64796666666667</text:p>
          </table:table-cell>
          <table:table-cell table:formula="of:=AVERAGE([.B64];[.F64];[.J64])" office:value-type="float" office:value="0.274221364213514" calcext:value-type="float">
            <text:p>0.274221364213514</text:p>
          </table:table-cell>
          <table:table-cell table:formula="of:=AVERAGE([.C64];[.G64];[.K64])" office:value-type="float" office:value="2.85526666666667" calcext:value-type="float">
            <text:p>2.85526666666667</text:p>
          </table:table-cell>
          <table:table-cell table:formula="of:=AVERAGE([.D64];[.H64];[.L64])" office:value-type="float" office:value="0.295214169941537" calcext:value-type="float">
            <text:p>0.295214169941537</text:p>
          </table:table-cell>
        </table:table-row>
        <table:table-row table:style-name="ro1">
          <table:table-cell office:value-type="float" office:value="2.4912" calcext:value-type="float">
            <text:p>2.4912</text:p>
          </table:table-cell>
          <table:table-cell table:formula="of:=[.A65]/[.$A$3]" office:value-type="float" office:value="0.258011061167844" calcext:value-type="float">
            <text:p>0.258011061167844</text:p>
          </table:table-cell>
          <table:table-cell office:value-type="float" office:value="2.7036" calcext:value-type="float">
            <text:p>2.7036</text:p>
          </table:table-cell>
          <table:table-cell table:formula="of:=[.C65]/[.$C$3]" office:value-type="float" office:value="0.279560330475964" calcext:value-type="float">
            <text:p>0.279560330475964</text:p>
          </table:table-cell>
          <table:table-cell office:value-type="float" office:value="2.417" calcext:value-type="float">
            <text:p>2.417</text:p>
          </table:table-cell>
          <table:table-cell table:formula="of:=[.E65]/[.$E$3]" office:value-type="float" office:value="0.25051824212272" calcext:value-type="float">
            <text:p>0.25051824212272</text:p>
          </table:table-cell>
          <table:table-cell office:value-type="float" office:value="2.5993" calcext:value-type="float">
            <text:p>2.5993</text:p>
          </table:table-cell>
          <table:table-cell table:formula="of:=[.G65]/[.$G$3]" office:value-type="float" office:value="0.268978434537853" calcext:value-type="float">
            <text:p>0.268978434537853</text:p>
          </table:table-cell>
          <table:table-cell office:value-type="float" office:value="2.8266" calcext:value-type="float">
            <text:p>2.8266</text:p>
          </table:table-cell>
          <table:table-cell table:formula="of:=[.I65]/[.$I$3]" office:value-type="float" office:value="0.292481529769665" calcext:value-type="float">
            <text:p>0.292481529769665</text:p>
          </table:table-cell>
          <table:table-cell office:value-type="float" office:value="3.0859" calcext:value-type="float">
            <text:p>3.0859</text:p>
          </table:table-cell>
          <table:table-cell table:formula="of:=[.K65]/[.$K$3]" office:value-type="float" office:value="0.318804496053556" calcext:value-type="float">
            <text:p>0.318804496053556</text:p>
          </table:table-cell>
          <table:table-cell table:formula="of:=AVERAGE([.A65];[.E65];[.I65])" office:value-type="float" office:value="2.57826666666667" calcext:value-type="float">
            <text:p>2.57826666666667</text:p>
          </table:table-cell>
          <table:table-cell table:formula="of:=AVERAGE([.B65];[.F65];[.J65])" office:value-type="float" office:value="0.267003611020076" calcext:value-type="float">
            <text:p>0.267003611020076</text:p>
          </table:table-cell>
          <table:table-cell table:formula="of:=AVERAGE([.C65];[.G65];[.K65])" office:value-type="float" office:value="2.79626666666667" calcext:value-type="float">
            <text:p>2.79626666666667</text:p>
          </table:table-cell>
          <table:table-cell table:formula="of:=AVERAGE([.D65];[.H65];[.L65])" office:value-type="float" office:value="0.289114420355791" calcext:value-type="float">
            <text:p>0.289114420355791</text:p>
          </table:table-cell>
        </table:table-row>
        <table:table-row table:style-name="ro1">
          <table:table-cell office:value-type="float" office:value="2.4288" calcext:value-type="float">
            <text:p>2.4288</text:p>
          </table:table-cell>
          <table:table-cell table:formula="of:=[.A66]/[.$A$3]" office:value-type="float" office:value="0.251548356360171" calcext:value-type="float">
            <text:p>0.251548356360171</text:p>
          </table:table-cell>
          <table:table-cell office:value-type="float" office:value="2.6535" calcext:value-type="float">
            <text:p>2.6535</text:p>
          </table:table-cell>
          <table:table-cell table:formula="of:=[.C66]/[.$C$3]" office:value-type="float" office:value="0.274379840552586" calcext:value-type="float">
            <text:p>0.274379840552586</text:p>
          </table:table-cell>
          <table:table-cell office:value-type="float" office:value="2.3631" calcext:value-type="float">
            <text:p>2.3631</text:p>
          </table:table-cell>
          <table:table-cell table:formula="of:=[.E66]/[.$E$3]" office:value-type="float" office:value="0.244931592039801" calcext:value-type="float">
            <text:p>0.244931592039801</text:p>
          </table:table-cell>
          <table:table-cell office:value-type="float" office:value="2.5573" calcext:value-type="float">
            <text:p>2.5573</text:p>
          </table:table-cell>
          <table:table-cell table:formula="of:=[.G66]/[.$G$3]" office:value-type="float" office:value="0.264632228155139" calcext:value-type="float">
            <text:p>0.264632228155139</text:p>
          </table:table-cell>
          <table:table-cell office:value-type="float" office:value="2.7515" calcext:value-type="float">
            <text:p>2.7515</text:p>
          </table:table-cell>
          <table:table-cell table:formula="of:=[.I66]/[.$I$3]" office:value-type="float" office:value="0.284710581320751" calcext:value-type="float">
            <text:p>0.284710581320751</text:p>
          </table:table-cell>
          <table:table-cell office:value-type="float" office:value="3.0202" calcext:value-type="float">
            <text:p>3.0202</text:p>
          </table:table-cell>
          <table:table-cell table:formula="of:=[.K66]/[.$K$3]" office:value-type="float" office:value="0.312017025496921" calcext:value-type="float">
            <text:p>0.312017025496921</text:p>
          </table:table-cell>
          <table:table-cell table:formula="of:=AVERAGE([.A66];[.E66];[.I66])" office:value-type="float" office:value="2.51446666666667" calcext:value-type="float">
            <text:p>2.51446666666667</text:p>
          </table:table-cell>
          <table:table-cell table:formula="of:=AVERAGE([.B66];[.F66];[.J66])" office:value-type="float" office:value="0.260396843240241" calcext:value-type="float">
            <text:p>0.260396843240241</text:p>
          </table:table-cell>
          <table:table-cell table:formula="of:=AVERAGE([.C66];[.G66];[.K66])" office:value-type="float" office:value="2.74366666666667" calcext:value-type="float">
            <text:p>2.74366666666667</text:p>
          </table:table-cell>
          <table:table-cell table:formula="of:=AVERAGE([.D66];[.H66];[.L66])" office:value-type="float" office:value="0.283676364734882" calcext:value-type="float">
            <text:p>0.283676364734882</text:p>
          </table:table-cell>
        </table:table-row>
        <table:table-row table:style-name="ro1">
          <table:table-cell office:value-type="float" office:value="2.3678" calcext:value-type="float">
            <text:p>2.3678</text:p>
          </table:table-cell>
          <table:table-cell table:formula="of:=[.A67]/[.$A$3]" office:value-type="float" office:value="0.245230648134723" calcext:value-type="float">
            <text:p>0.245230648134723</text:p>
          </table:table-cell>
          <table:table-cell office:value-type="float" office:value="2.6048" calcext:value-type="float">
            <text:p>2.6048</text:p>
          </table:table-cell>
          <table:table-cell table:formula="of:=[.C67]/[.$C$3]" office:value-type="float" office:value="0.269344114818683" calcext:value-type="float">
            <text:p>0.269344114818683</text:p>
          </table:table-cell>
          <table:table-cell office:value-type="float" office:value="2.3117" calcext:value-type="float">
            <text:p>2.3117</text:p>
          </table:table-cell>
          <table:table-cell table:formula="of:=[.E67]/[.$E$3]" office:value-type="float" office:value="0.239604063018242" calcext:value-type="float">
            <text:p>0.239604063018242</text:p>
          </table:table-cell>
          <table:table-cell office:value-type="float" office:value="2.5177" calcext:value-type="float">
            <text:p>2.5177</text:p>
          </table:table-cell>
          <table:table-cell table:formula="of:=[.G67]/[.$G$3]" office:value-type="float" office:value="0.260534376422865" calcext:value-type="float">
            <text:p>0.260534376422865</text:p>
          </table:table-cell>
          <table:table-cell office:value-type="float" office:value="2.6795" calcext:value-type="float">
            <text:p>2.6795</text:p>
          </table:table-cell>
          <table:table-cell table:formula="of:=[.I67]/[.$I$3]" office:value-type="float" office:value="0.277260404379048" calcext:value-type="float">
            <text:p>0.277260404379048</text:p>
          </table:table-cell>
          <table:table-cell office:value-type="float" office:value="2.9576" calcext:value-type="float">
            <text:p>2.9576</text:p>
          </table:table-cell>
          <table:table-cell table:formula="of:=[.K67]/[.$K$3]" office:value-type="float" office:value="0.305549816108104" calcext:value-type="float">
            <text:p>0.305549816108104</text:p>
          </table:table-cell>
          <table:table-cell table:formula="of:=AVERAGE([.A67];[.E67];[.I67])" office:value-type="float" office:value="2.453" calcext:value-type="float">
            <text:p>2.453</text:p>
          </table:table-cell>
          <table:table-cell table:formula="of:=AVERAGE([.B67];[.F67];[.J67])" office:value-type="float" office:value="0.254031705177338" calcext:value-type="float">
            <text:p>0.254031705177338</text:p>
          </table:table-cell>
          <table:table-cell table:formula="of:=AVERAGE([.C67];[.G67];[.K67])" office:value-type="float" office:value="2.69336666666667" calcext:value-type="float">
            <text:p>2.69336666666667</text:p>
          </table:table-cell>
          <table:table-cell table:formula="of:=AVERAGE([.D67];[.H67];[.L67])" office:value-type="float" office:value="0.278476102449884" calcext:value-type="float">
            <text:p>0.278476102449884</text:p>
          </table:table-cell>
        </table:table-row>
        <table:table-row table:style-name="ro1">
          <table:table-cell office:value-type="float" office:value="2.3137" calcext:value-type="float">
            <text:p>2.3137</text:p>
          </table:table-cell>
          <table:table-cell table:formula="of:=[.A68]/[.$A$3]" office:value-type="float" office:value="0.23962756592166" calcext:value-type="float">
            <text:p>0.23962756592166</text:p>
          </table:table-cell>
          <table:table-cell office:value-type="float" office:value="2.5616" calcext:value-type="float">
            <text:p>2.5616</text:p>
          </table:table-cell>
          <table:table-cell table:formula="of:=[.C68]/[.$C$3]" office:value-type="float" office:value="0.264877105543434" calcext:value-type="float">
            <text:p>0.264877105543434</text:p>
          </table:table-cell>
          <table:table-cell office:value-type="float" office:value="2.2638" calcext:value-type="float">
            <text:p>2.2638</text:p>
          </table:table-cell>
          <table:table-cell table:formula="of:=[.E68]/[.$E$3]" office:value-type="float" office:value="0.234639303482587" calcext:value-type="float">
            <text:p>0.234639303482587</text:p>
          </table:table-cell>
          <table:table-cell office:value-type="float" office:value="2.4817" calcext:value-type="float">
            <text:p>2.4817</text:p>
          </table:table-cell>
          <table:table-cell table:formula="of:=[.G68]/[.$G$3]" office:value-type="float" office:value="0.256809056666253" calcext:value-type="float">
            <text:p>0.256809056666253</text:p>
          </table:table-cell>
          <table:table-cell office:value-type="float" office:value="2.6138" calcext:value-type="float">
            <text:p>2.6138</text:p>
          </table:table-cell>
          <table:table-cell table:formula="of:=[.I68]/[.$I$3]" office:value-type="float" office:value="0.270462117919745" calcext:value-type="float">
            <text:p>0.270462117919745</text:p>
          </table:table-cell>
          <table:table-cell office:value-type="float" office:value="2.9027" calcext:value-type="float">
            <text:p>2.9027</text:p>
          </table:table-cell>
          <table:table-cell table:formula="of:=[.K68]/[.$K$3]" office:value-type="float" office:value="0.299878094136121" calcext:value-type="float">
            <text:p>0.299878094136121</text:p>
          </table:table-cell>
          <table:table-cell table:formula="of:=AVERAGE([.A68];[.E68];[.I68])" office:value-type="float" office:value="2.3971" calcext:value-type="float">
            <text:p>2.3971</text:p>
          </table:table-cell>
          <table:table-cell table:formula="of:=AVERAGE([.B68];[.F68];[.J68])" office:value-type="float" office:value="0.248242995774664" calcext:value-type="float">
            <text:p>0.248242995774664</text:p>
          </table:table-cell>
          <table:table-cell table:formula="of:=AVERAGE([.C68];[.G68];[.K68])" office:value-type="float" office:value="2.64866666666667" calcext:value-type="float">
            <text:p>2.64866666666667</text:p>
          </table:table-cell>
          <table:table-cell table:formula="of:=AVERAGE([.D68];[.H68];[.L68])" office:value-type="float" office:value="0.273854752115269" calcext:value-type="float">
            <text:p>0.273854752115269</text:p>
          </table:table-cell>
        </table:table-row>
        <table:table-row table:style-name="ro1">
          <table:table-cell office:value-type="float" office:value="2.2612" calcext:value-type="float">
            <text:p>2.2612</text:p>
          </table:table-cell>
          <table:table-cell table:formula="of:=[.A69]/[.$A$3]" office:value-type="float" office:value="0.234190194088282" calcext:value-type="float">
            <text:p>0.234190194088282</text:p>
          </table:table-cell>
          <table:table-cell office:value-type="float" office:value="2.5205" calcext:value-type="float">
            <text:p>2.5205</text:p>
          </table:table-cell>
          <table:table-cell table:formula="of:=[.C69]/[.$C$3]" office:value-type="float" office:value="0.260627242552399" calcext:value-type="float">
            <text:p>0.260627242552399</text:p>
          </table:table-cell>
          <table:table-cell office:value-type="float" office:value="2.2184" calcext:value-type="float">
            <text:p>2.2184</text:p>
          </table:table-cell>
          <table:table-cell table:formula="of:=[.E69]/[.$E$3]" office:value-type="float" office:value="0.229933665008292" calcext:value-type="float">
            <text:p>0.229933665008292</text:p>
          </table:table-cell>
          <table:table-cell office:value-type="float" office:value="2.448" calcext:value-type="float">
            <text:p>2.448</text:p>
          </table:table-cell>
          <table:table-cell table:formula="of:=[.G69]/[.$G$3]" office:value-type="float" office:value="0.253321743449646" calcext:value-type="float">
            <text:p>0.253321743449646</text:p>
          </table:table-cell>
          <table:table-cell office:value-type="float" office:value="2.5488" calcext:value-type="float">
            <text:p>2.5488</text:p>
          </table:table-cell>
          <table:table-cell table:formula="of:=[.I69]/[.$I$3]" office:value-type="float" office:value="0.263736263736264" calcext:value-type="float">
            <text:p>0.263736263736264</text:p>
          </table:table-cell>
          <table:table-cell office:value-type="float" office:value="2.8487" calcext:value-type="float">
            <text:p>2.8487</text:p>
          </table:table-cell>
          <table:table-cell table:formula="of:=[.K69]/[.$K$3]" office:value-type="float" office:value="0.29429935121286" calcext:value-type="float">
            <text:p>0.29429935121286</text:p>
          </table:table-cell>
          <table:table-cell table:formula="of:=AVERAGE([.A69];[.E69];[.I69])" office:value-type="float" office:value="2.3428" calcext:value-type="float">
            <text:p>2.3428</text:p>
          </table:table-cell>
          <table:table-cell table:formula="of:=AVERAGE([.B69];[.F69];[.J69])" office:value-type="float" office:value="0.242620040944279" calcext:value-type="float">
            <text:p>0.242620040944279</text:p>
          </table:table-cell>
          <table:table-cell table:formula="of:=AVERAGE([.C69];[.G69];[.K69])" office:value-type="float" office:value="2.60573333333333" calcext:value-type="float">
            <text:p>2.60573333333333</text:p>
          </table:table-cell>
          <table:table-cell table:formula="of:=AVERAGE([.D69];[.H69];[.L69])" office:value-type="float" office:value="0.269416112404969" calcext:value-type="float">
            <text:p>0.269416112404969</text:p>
          </table:table-cell>
        </table:table-row>
        <table:table-row table:style-name="ro1">
          <table:table-cell office:value-type="float" office:value="2.2126" calcext:value-type="float">
            <text:p>2.2126</text:p>
          </table:table-cell>
          <table:table-cell table:formula="of:=[.A70]/[.$A$3]" office:value-type="float" office:value="0.229156741305384" calcext:value-type="float">
            <text:p>0.229156741305384</text:p>
          </table:table-cell>
          <table:table-cell office:value-type="float" office:value="2.4838" calcext:value-type="float">
            <text:p>2.4838</text:p>
          </table:table-cell>
          <table:table-cell table:formula="of:=[.C70]/[.$C$3]" office:value-type="float" office:value="0.256832352728288" calcext:value-type="float">
            <text:p>0.256832352728288</text:p>
          </table:table-cell>
          <table:table-cell office:value-type="float" office:value="2.1756" calcext:value-type="float">
            <text:p>2.1756</text:p>
          </table:table-cell>
          <table:table-cell table:formula="of:=[.E70]/[.$E$3]" office:value-type="float" office:value="0.225497512437811" calcext:value-type="float">
            <text:p>0.225497512437811</text:p>
          </table:table-cell>
          <table:table-cell office:value-type="float" office:value="2.417" calcext:value-type="float">
            <text:p>2.417</text:p>
          </table:table-cell>
          <table:table-cell table:formula="of:=[.G70]/[.$G$3]" office:value-type="float" office:value="0.250113829214785" calcext:value-type="float">
            <text:p>0.250113829214785</text:p>
          </table:table-cell>
          <table:table-cell office:value-type="float" office:value="2.4909" calcext:value-type="float">
            <text:p>2.4909</text:p>
          </table:table-cell>
          <table:table-cell table:formula="of:=[.I70]/[.$I$3]" office:value-type="float" office:value="0.257745079778978" calcext:value-type="float">
            <text:p>0.257745079778978</text:p>
          </table:table-cell>
          <table:table-cell office:value-type="float" office:value="2.8033" calcext:value-type="float">
            <text:p>2.8033</text:p>
          </table:table-cell>
          <table:table-cell table:formula="of:=[.K70]/[.$K$3]" office:value-type="float" office:value="0.289609074755155" calcext:value-type="float">
            <text:p>0.289609074755155</text:p>
          </table:table-cell>
          <table:table-cell table:formula="of:=AVERAGE([.A70];[.E70];[.I70])" office:value-type="float" office:value="2.29303333333333" calcext:value-type="float">
            <text:p>2.29303333333333</text:p>
          </table:table-cell>
          <table:table-cell table:formula="of:=AVERAGE([.B70];[.F70];[.J70])" office:value-type="float" office:value="0.237466444507391" calcext:value-type="float">
            <text:p>0.237466444507391</text:p>
          </table:table-cell>
          <table:table-cell table:formula="of:=AVERAGE([.C70];[.G70];[.K70])" office:value-type="float" office:value="2.56803333333333" calcext:value-type="float">
            <text:p>2.56803333333333</text:p>
          </table:table-cell>
          <table:table-cell table:formula="of:=AVERAGE([.D70];[.H70];[.L70])" office:value-type="float" office:value="0.26551841889941" calcext:value-type="float">
            <text:p>0.26551841889941</text:p>
          </table:table-cell>
        </table:table-row>
        <table:table-row table:style-name="ro1">
          <table:table-cell office:value-type="float" office:value="2.1657" calcext:value-type="float">
            <text:p>2.1657</text:p>
          </table:table-cell>
          <table:table-cell table:formula="of:=[.A71]/[.$A$3]" office:value-type="float" office:value="0.224299355800899" calcext:value-type="float">
            <text:p>0.224299355800899</text:p>
          </table:table-cell>
          <table:table-cell office:value-type="float" office:value="2.4493" calcext:value-type="float">
            <text:p>2.4493</text:p>
          </table:table-cell>
          <table:table-cell table:formula="of:=[.C71]/[.$C$3]" office:value-type="float" office:value="0.253264949487638" calcext:value-type="float">
            <text:p>0.253264949487638</text:p>
          </table:table-cell>
          <table:table-cell office:value-type="float" office:value="2.135" calcext:value-type="float">
            <text:p>2.135</text:p>
          </table:table-cell>
          <table:table-cell table:formula="of:=[.E71]/[.$E$3]" office:value-type="float" office:value="0.221289386401327" calcext:value-type="float">
            <text:p>0.221289386401327</text:p>
          </table:table-cell>
          <table:table-cell office:value-type="float" office:value="2.3884" calcext:value-type="float">
            <text:p>2.3884</text:p>
          </table:table-cell>
          <table:table-cell table:formula="of:=[.G71]/[.$G$3]" office:value-type="float" office:value="0.247154269630365" calcext:value-type="float">
            <text:p>0.247154269630365</text:p>
          </table:table-cell>
          <table:table-cell office:value-type="float" office:value="2.4333" calcext:value-type="float">
            <text:p>2.4333</text:p>
          </table:table-cell>
          <table:table-cell table:formula="of:=[.I71]/[.$I$3]" office:value-type="float" office:value="0.251784938225616" calcext:value-type="float">
            <text:p>0.251784938225616</text:p>
          </table:table-cell>
          <table:table-cell office:value-type="float" office:value="2.7581" calcext:value-type="float">
            <text:p>2.7581</text:p>
          </table:table-cell>
          <table:table-cell table:formula="of:=[.K71]/[.$K$3]" office:value-type="float" office:value="0.284939460308277" calcext:value-type="float">
            <text:p>0.284939460308277</text:p>
          </table:table-cell>
          <table:table-cell table:formula="of:=AVERAGE([.A71];[.E71];[.I71])" office:value-type="float" office:value="2.24466666666667" calcext:value-type="float">
            <text:p>2.24466666666667</text:p>
          </table:table-cell>
          <table:table-cell table:formula="of:=AVERAGE([.B71];[.F71];[.J71])" office:value-type="float" office:value="0.232457893475947" calcext:value-type="float">
            <text:p>0.232457893475947</text:p>
          </table:table-cell>
          <table:table-cell table:formula="of:=AVERAGE([.C71];[.G71];[.K71])" office:value-type="float" office:value="2.53193333333333" calcext:value-type="float">
            <text:p>2.53193333333333</text:p>
          </table:table-cell>
          <table:table-cell table:formula="of:=AVERAGE([.D71];[.H71];[.L71])" office:value-type="float" office:value="0.261786226475427" calcext:value-type="float">
            <text:p>0.261786226475427</text:p>
          </table:table-cell>
        </table:table-row>
        <table:table-row table:style-name="ro1">
          <table:table-cell office:value-type="float" office:value="2.1208" calcext:value-type="float">
            <text:p>2.1208</text:p>
          </table:table-cell>
          <table:table-cell table:formula="of:=[.A72]/[.$A$3]" office:value-type="float" office:value="0.219649108271019" calcext:value-type="float">
            <text:p>0.219649108271019</text:p>
          </table:table-cell>
          <table:table-cell office:value-type="float" office:value="2.4184" calcext:value-type="float">
            <text:p>2.4184</text:p>
          </table:table-cell>
          <table:table-cell table:formula="of:=[.C72]/[.$C$3]" office:value-type="float" office:value="0.250069797019926" calcext:value-type="float">
            <text:p>0.250069797019926</text:p>
          </table:table-cell>
          <table:table-cell office:value-type="float" office:value="2.0952" calcext:value-type="float">
            <text:p>2.0952</text:p>
          </table:table-cell>
          <table:table-cell table:formula="of:=[.E72]/[.$E$3]" office:value-type="float" office:value="0.217164179104478" calcext:value-type="float">
            <text:p>0.217164179104478</text:p>
          </table:table-cell>
          <table:table-cell office:value-type="float" office:value="2.3619" calcext:value-type="float">
            <text:p>2.3619</text:p>
          </table:table-cell>
          <table:table-cell table:formula="of:=[.G72]/[.$G$3]" office:value-type="float" office:value="0.244412020365081" calcext:value-type="float">
            <text:p>0.244412020365081</text:p>
          </table:table-cell>
          <table:table-cell office:value-type="float" office:value="2.3818" calcext:value-type="float">
            <text:p>2.3818</text:p>
          </table:table-cell>
          <table:table-cell table:formula="of:=[.I72]/[.$I$3]" office:value-type="float" office:value="0.246455992218704" calcext:value-type="float">
            <text:p>0.246455992218704</text:p>
          </table:table-cell>
          <table:table-cell office:value-type="float" office:value="2.7201" calcext:value-type="float">
            <text:p>2.7201</text:p>
          </table:table-cell>
          <table:table-cell table:formula="of:=[.K72]/[.$K$3]" office:value-type="float" office:value="0.281013678251167" calcext:value-type="float">
            <text:p>0.281013678251167</text:p>
          </table:table-cell>
          <table:table-cell table:formula="of:=AVERAGE([.A72];[.E72];[.I72])" office:value-type="float" office:value="2.19926666666667" calcext:value-type="float">
            <text:p>2.19926666666667</text:p>
          </table:table-cell>
          <table:table-cell table:formula="of:=AVERAGE([.B72];[.F72];[.J72])" office:value-type="float" office:value="0.2277564265314" calcext:value-type="float">
            <text:p>0.2277564265314</text:p>
          </table:table-cell>
          <table:table-cell table:formula="of:=AVERAGE([.C72];[.G72];[.K72])" office:value-type="float" office:value="2.50013333333333" calcext:value-type="float">
            <text:p>2.50013333333333</text:p>
          </table:table-cell>
          <table:table-cell table:formula="of:=AVERAGE([.D72];[.H72];[.L72])" office:value-type="float" office:value="0.258498498545391" calcext:value-type="float">
            <text:p>0.258498498545391</text:p>
          </table:table-cell>
        </table:table-row>
        <table:table-row table:style-name="ro1">
          <table:table-cell office:value-type="float" office:value="2.0782" calcext:value-type="float">
            <text:p>2.0782</text:p>
          </table:table-cell>
          <table:table-cell table:formula="of:=[.A73]/[.$A$3]" office:value-type="float" office:value="0.215237069411935" calcext:value-type="float">
            <text:p>0.215237069411935</text:p>
          </table:table-cell>
          <table:table-cell office:value-type="float" office:value="2.3899" calcext:value-type="float">
            <text:p>2.3899</text:p>
          </table:table-cell>
          <table:table-cell table:formula="of:=[.C73]/[.$C$3]" office:value-type="float" office:value="0.247122811734172" calcext:value-type="float">
            <text:p>0.247122811734172</text:p>
          </table:table-cell>
          <table:table-cell office:value-type="float" office:value="2.0576" calcext:value-type="float">
            <text:p>2.0576</text:p>
          </table:table-cell>
          <table:table-cell table:formula="of:=[.E73]/[.$E$3]" office:value-type="float" office:value="0.213266998341625" calcext:value-type="float">
            <text:p>0.213266998341625</text:p>
          </table:table-cell>
          <table:table-cell office:value-type="float" office:value="2.3376" calcext:value-type="float">
            <text:p>2.3376</text:p>
          </table:table-cell>
          <table:table-cell table:formula="of:=[.G73]/[.$G$3]" office:value-type="float" office:value="0.241897429529368" calcext:value-type="float">
            <text:p>0.241897429529368</text:p>
          </table:table-cell>
          <table:table-cell office:value-type="float" office:value="2.3313" calcext:value-type="float">
            <text:p>2.3313</text:p>
          </table:table-cell>
          <table:table-cell table:formula="of:=[.I73]/[.$I$3]" office:value-type="float" office:value="0.241230520891538" calcext:value-type="float">
            <text:p>0.241230520891538</text:p>
          </table:table-cell>
          <table:table-cell office:value-type="float" office:value="2.6829" calcext:value-type="float">
            <text:p>2.6829</text:p>
          </table:table-cell>
          <table:table-cell table:formula="of:=[.K73]/[.$K$3]" office:value-type="float" office:value="0.277170544237365" calcext:value-type="float">
            <text:p>0.277170544237365</text:p>
          </table:table-cell>
          <table:table-cell table:formula="of:=AVERAGE([.A73];[.E73];[.I73])" office:value-type="float" office:value="2.1557" calcext:value-type="float">
            <text:p>2.1557</text:p>
          </table:table-cell>
          <table:table-cell table:formula="of:=AVERAGE([.B73];[.F73];[.J73])" office:value-type="float" office:value="0.223244862881699" calcext:value-type="float">
            <text:p>0.223244862881699</text:p>
          </table:table-cell>
          <table:table-cell table:formula="of:=AVERAGE([.C73];[.G73];[.K73])" office:value-type="float" office:value="2.47013333333333" calcext:value-type="float">
            <text:p>2.47013333333333</text:p>
          </table:table-cell>
          <table:table-cell table:formula="of:=AVERAGE([.D73];[.H73];[.L73])" office:value-type="float" office:value="0.255396928500302" calcext:value-type="float">
            <text:p>0.255396928500302</text:p>
          </table:table-cell>
        </table:table-row>
        <table:table-row table:style-name="ro1">
          <table:table-cell office:value-type="float" office:value="2.0386" calcext:value-type="float">
            <text:p>2.0386</text:p>
          </table:table-cell>
          <table:table-cell table:formula="of:=[.A74]/[.$A$3]" office:value-type="float" office:value="0.211135737514759" calcext:value-type="float">
            <text:p>0.211135737514759</text:p>
          </table:table-cell>
          <table:table-cell office:value-type="float" office:value="2.3646" calcext:value-type="float">
            <text:p>2.3646</text:p>
          </table:table-cell>
          <table:table-cell table:formula="of:=[.C74]/[.$C$3]" office:value-type="float" office:value="0.244506716024362" calcext:value-type="float">
            <text:p>0.244506716024362</text:p>
          </table:table-cell>
          <table:table-cell office:value-type="float" office:value="2.0205" calcext:value-type="float">
            <text:p>2.0205</text:p>
          </table:table-cell>
          <table:table-cell table:formula="of:=[.E74]/[.$E$3]" office:value-type="float" office:value="0.209421641791045" calcext:value-type="float">
            <text:p>0.209421641791045</text:p>
          </table:table-cell>
          <table:table-cell office:value-type="float" office:value="2.3152" calcext:value-type="float">
            <text:p>2.3152</text:p>
          </table:table-cell>
          <table:table-cell table:formula="of:=[.G74]/[.$G$3]" office:value-type="float" office:value="0.23957945279192" calcext:value-type="float">
            <text:p>0.23957945279192</text:p>
          </table:table-cell>
          <table:table-cell office:value-type="float" office:value="2.2864" calcext:value-type="float">
            <text:p>2.2864</text:p>
          </table:table-cell>
          <table:table-cell table:formula="of:=[.I74]/[.$I$3]" office:value-type="float" office:value="0.236584507770948" calcext:value-type="float">
            <text:p>0.236584507770948</text:p>
          </table:table-cell>
          <table:table-cell office:value-type="float" office:value="2.6518" calcext:value-type="float">
            <text:p>2.6518</text:p>
          </table:table-cell>
          <table:table-cell table:formula="of:=[.K74]/[.$K$3]" office:value-type="float" office:value="0.273957601553783" calcext:value-type="float">
            <text:p>0.273957601553783</text:p>
          </table:table-cell>
          <table:table-cell table:formula="of:=AVERAGE([.A74];[.E74];[.I74])" office:value-type="float" office:value="2.11516666666667" calcext:value-type="float">
            <text:p>2.11516666666667</text:p>
          </table:table-cell>
          <table:table-cell table:formula="of:=AVERAGE([.B74];[.F74];[.J74])" office:value-type="float" office:value="0.219047295692251" calcext:value-type="float">
            <text:p>0.219047295692251</text:p>
          </table:table-cell>
          <table:table-cell table:formula="of:=AVERAGE([.C74];[.G74];[.K74])" office:value-type="float" office:value="2.44386666666667" calcext:value-type="float">
            <text:p>2.44386666666667</text:p>
          </table:table-cell>
          <table:table-cell table:formula="of:=AVERAGE([.D74];[.H74];[.L74])" office:value-type="float" office:value="0.252681256790022" calcext:value-type="float">
            <text:p>0.252681256790022</text:p>
          </table:table-cell>
        </table:table-row>
        <table:table-row table:style-name="ro1">
          <table:table-cell office:value-type="float" office:value="2.0009" calcext:value-type="float">
            <text:p>2.0009</text:p>
          </table:table-cell>
          <table:table-cell table:formula="of:=[.A75]/[.$A$3]" office:value-type="float" office:value="0.207231186693456" calcext:value-type="float">
            <text:p>0.207231186693456</text:p>
          </table:table-cell>
          <table:table-cell office:value-type="float" office:value="2.3414" calcext:value-type="float">
            <text:p>2.3414</text:p>
          </table:table-cell>
          <table:table-cell table:formula="of:=[.C75]/[.$C$3]" office:value-type="float" office:value="0.242107766598765" calcext:value-type="float">
            <text:p>0.242107766598765</text:p>
          </table:table-cell>
          <table:table-cell office:value-type="float" office:value="1.9857" calcext:value-type="float">
            <text:p>1.9857</text:p>
          </table:table-cell>
          <table:table-cell table:formula="of:=[.E75]/[.$E$3]" office:value-type="float" office:value="0.205814676616915" calcext:value-type="float">
            <text:p>0.205814676616915</text:p>
          </table:table-cell>
          <table:table-cell office:value-type="float" office:value="2.2948" calcext:value-type="float">
            <text:p>2.2948</text:p>
          </table:table-cell>
          <table:table-cell table:formula="of:=[.G75]/[.$G$3]" office:value-type="float" office:value="0.237468438263173" calcext:value-type="float">
            <text:p>0.237468438263173</text:p>
          </table:table-cell>
          <table:table-cell office:value-type="float" office:value="2.2426" calcext:value-type="float">
            <text:p>2.2426</text:p>
          </table:table-cell>
          <table:table-cell table:formula="of:=[.I75]/[.$I$3]" office:value-type="float" office:value="0.23205231679808" calcext:value-type="float">
            <text:p>0.23205231679808</text:p>
          </table:table-cell>
          <table:table-cell office:value-type="float" office:value="2.6218" calcext:value-type="float">
            <text:p>2.6218</text:p>
          </table:table-cell>
          <table:table-cell table:formula="of:=[.K75]/[.$K$3]" office:value-type="float" office:value="0.270858299929749" calcext:value-type="float">
            <text:p>0.270858299929749</text:p>
          </table:table-cell>
          <table:table-cell table:formula="of:=AVERAGE([.A75];[.E75];[.I75])" office:value-type="float" office:value="2.0764" calcext:value-type="float">
            <text:p>2.0764</text:p>
          </table:table-cell>
          <table:table-cell table:formula="of:=AVERAGE([.B75];[.F75];[.J75])" office:value-type="float" office:value="0.215032726702817" calcext:value-type="float">
            <text:p>0.215032726702817</text:p>
          </table:table-cell>
          <table:table-cell table:formula="of:=AVERAGE([.C75];[.G75];[.K75])" office:value-type="float" office:value="2.41933333333333" calcext:value-type="float">
            <text:p>2.41933333333333</text:p>
          </table:table-cell>
          <table:table-cell table:formula="of:=AVERAGE([.D75];[.H75];[.L75])" office:value-type="float" office:value="0.250144834930563" calcext:value-type="float">
            <text:p>0.250144834930563</text:p>
          </table:table-cell>
        </table:table-row>
        <table:table-row table:style-name="ro1">
          <table:table-cell office:value-type="float" office:value="1.9659" calcext:value-type="float">
            <text:p>1.9659</text:p>
          </table:table-cell>
          <table:table-cell table:formula="of:=[.A76]/[.$A$3]" office:value-type="float" office:value="0.203606272137871" calcext:value-type="float">
            <text:p>0.203606272137871</text:p>
          </table:table-cell>
          <table:table-cell office:value-type="float" office:value="2.3212" calcext:value-type="float">
            <text:p>2.3212</text:p>
          </table:table-cell>
          <table:table-cell table:formula="of:=[.C76]/[.$C$3]" office:value-type="float" office:value="0.240019026150617" calcext:value-type="float">
            <text:p>0.240019026150617</text:p>
          </table:table-cell>
          <table:table-cell office:value-type="float" office:value="1.9522" calcext:value-type="float">
            <text:p>1.9522</text:p>
          </table:table-cell>
          <table:table-cell table:formula="of:=[.E76]/[.$E$3]" office:value-type="float" office:value="0.202342454394693" calcext:value-type="float">
            <text:p>0.202342454394693</text:p>
          </table:table-cell>
          <table:table-cell office:value-type="float" office:value="2.2763" calcext:value-type="float">
            <text:p>2.2763</text:p>
          </table:table-cell>
          <table:table-cell table:formula="of:=[.G76]/[.$G$3]" office:value-type="float" office:value="0.235554037832692" calcext:value-type="float">
            <text:p>0.235554037832692</text:p>
          </table:table-cell>
          <table:table-cell office:value-type="float" office:value="2.2036" calcext:value-type="float">
            <text:p>2.2036</text:p>
          </table:table-cell>
          <table:table-cell table:formula="of:=[.I76]/[.$I$3]" office:value-type="float" office:value="0.228016804287991" calcext:value-type="float">
            <text:p>0.228016804287991</text:p>
          </table:table-cell>
          <table:table-cell office:value-type="float" office:value="2.5972" calcext:value-type="float">
            <text:p>2.5972</text:p>
          </table:table-cell>
          <table:table-cell table:formula="of:=[.K76]/[.$K$3]" office:value-type="float" office:value="0.268316872598041" calcext:value-type="float">
            <text:p>0.268316872598041</text:p>
          </table:table-cell>
          <table:table-cell table:formula="of:=AVERAGE([.A76];[.E76];[.I76])" office:value-type="float" office:value="2.04056666666667" calcext:value-type="float">
            <text:p>2.04056666666667</text:p>
          </table:table-cell>
          <table:table-cell table:formula="of:=AVERAGE([.B76];[.F76];[.J76])" office:value-type="float" office:value="0.211321843606852" calcext:value-type="float">
            <text:p>0.211321843606852</text:p>
          </table:table-cell>
          <table:table-cell table:formula="of:=AVERAGE([.C76];[.G76];[.K76])" office:value-type="float" office:value="2.39823333333333" calcext:value-type="float">
            <text:p>2.39823333333333</text:p>
          </table:table-cell>
          <table:table-cell table:formula="of:=AVERAGE([.D76];[.H76];[.L76])" office:value-type="float" office:value="0.247963312193783" calcext:value-type="float">
            <text:p>0.247963312193783</text:p>
          </table:table-cell>
        </table:table-row>
        <table:table-row table:style-name="ro1">
          <table:table-cell office:value-type="float" office:value="1.9322" calcext:value-type="float">
            <text:p>1.9322</text:p>
          </table:table-cell>
          <table:table-cell table:formula="of:=[.A77]/[.$A$3]" office:value-type="float" office:value="0.200115997265779" calcext:value-type="float">
            <text:p>0.200115997265779</text:p>
          </table:table-cell>
          <table:table-cell office:value-type="float" office:value="2.3027" calcext:value-type="float">
            <text:p>2.3027</text:p>
          </table:table-cell>
          <table:table-cell table:formula="of:=[.C77]/[.$C$3]" office:value-type="float" office:value="0.238106070789689" calcext:value-type="float">
            <text:p>0.238106070789689</text:p>
          </table:table-cell>
          <table:table-cell office:value-type="float" office:value="1.9202" calcext:value-type="float">
            <text:p>1.9202</text:p>
          </table:table-cell>
          <table:table-cell table:formula="of:=[.E77]/[.$E$3]" office:value-type="float" office:value="0.199025704809287" calcext:value-type="float">
            <text:p>0.199025704809287</text:p>
          </table:table-cell>
          <table:table-cell office:value-type="float" office:value="2.2592" calcext:value-type="float">
            <text:p>2.2592</text:p>
          </table:table-cell>
          <table:table-cell table:formula="of:=[.G77]/[.$G$3]" office:value-type="float" office:value="0.233784510948301" calcext:value-type="float">
            <text:p>0.233784510948301</text:p>
          </table:table-cell>
          <table:table-cell office:value-type="float" office:value="2.1657" calcext:value-type="float">
            <text:p>2.1657</text:p>
          </table:table-cell>
          <table:table-cell table:formula="of:=[.I77]/[.$I$3]" office:value-type="float" office:value="0.224095113925622" calcext:value-type="float">
            <text:p>0.224095113925622</text:p>
          </table:table-cell>
          <table:table-cell office:value-type="float" office:value="2.5737" calcext:value-type="float">
            <text:p>2.5737</text:p>
          </table:table-cell>
          <table:table-cell table:formula="of:=[.K77]/[.$K$3]" office:value-type="float" office:value="0.265889086325881" calcext:value-type="float">
            <text:p>0.265889086325881</text:p>
          </table:table-cell>
          <table:table-cell table:formula="of:=AVERAGE([.A77];[.E77];[.I77])" office:value-type="float" office:value="2.00603333333333" calcext:value-type="float">
            <text:p>2.00603333333333</text:p>
          </table:table-cell>
          <table:table-cell table:formula="of:=AVERAGE([.B77];[.F77];[.J77])" office:value-type="float" office:value="0.207745605333563" calcext:value-type="float">
            <text:p>0.207745605333563</text:p>
          </table:table-cell>
          <table:table-cell table:formula="of:=AVERAGE([.C77];[.G77];[.K77])" office:value-type="float" office:value="2.37853333333333" calcext:value-type="float">
            <text:p>2.37853333333333</text:p>
          </table:table-cell>
          <table:table-cell table:formula="of:=AVERAGE([.D77];[.H77];[.L77])" office:value-type="float" office:value="0.24592655602129" calcext:value-type="float">
            <text:p>0.24592655602129</text:p>
          </table:table-cell>
        </table:table-row>
        <table:table-row table:style-name="ro1">
          <table:table-cell office:value-type="float" office:value="1.9009" calcext:value-type="float">
            <text:p>1.9009</text:p>
          </table:table-cell>
          <table:table-cell table:formula="of:=[.A78]/[.$A$3]" office:value-type="float" office:value="0.196874287963212" calcext:value-type="float">
            <text:p>0.196874287963212</text:p>
          </table:table-cell>
          <table:table-cell office:value-type="float" office:value="2.287" calcext:value-type="float">
            <text:p>2.287</text:p>
          </table:table-cell>
          <table:table-cell table:formula="of:=[.C78]/[.$C$3]" office:value-type="float" office:value="0.236482643807712" calcext:value-type="float">
            <text:p>0.236482643807712</text:p>
          </table:table-cell>
          <table:table-cell office:value-type="float" office:value="1.8894" calcext:value-type="float">
            <text:p>1.8894</text:p>
          </table:table-cell>
          <table:table-cell table:formula="of:=[.E78]/[.$E$3]" office:value-type="float" office:value="0.195833333333333" calcext:value-type="float">
            <text:p>0.195833333333333</text:p>
          </table:table-cell>
          <table:table-cell office:value-type="float" office:value="2.2443" calcext:value-type="float">
            <text:p>2.2443</text:p>
          </table:table-cell>
          <table:table-cell table:formula="of:=[.G78]/[.$G$3]" office:value-type="float" office:value="0.232242642493481" calcext:value-type="float">
            <text:p>0.232242642493481</text:p>
          </table:table-cell>
          <table:table-cell office:value-type="float" office:value="2.1323" calcext:value-type="float">
            <text:p>2.1323</text:p>
          </table:table-cell>
          <table:table-cell table:formula="of:=[.I78]/[.$I$3]" office:value-type="float" office:value="0.22063905962211" calcext:value-type="float">
            <text:p>0.22063905962211</text:p>
          </table:table-cell>
          <table:table-cell office:value-type="float" office:value="2.5551" calcext:value-type="float">
            <text:p>2.5551</text:p>
          </table:table-cell>
          <table:table-cell table:formula="of:=[.K78]/[.$K$3]" office:value-type="float" office:value="0.26396751931898" calcext:value-type="float">
            <text:p>0.26396751931898</text:p>
          </table:table-cell>
          <table:table-cell table:formula="of:=AVERAGE([.A78];[.E78];[.I78])" office:value-type="float" office:value="1.9742" calcext:value-type="float">
            <text:p>1.9742</text:p>
          </table:table-cell>
          <table:table-cell table:formula="of:=AVERAGE([.B78];[.F78];[.J78])" office:value-type="float" office:value="0.204448893639552" calcext:value-type="float">
            <text:p>0.204448893639552</text:p>
          </table:table-cell>
          <table:table-cell table:formula="of:=AVERAGE([.C78];[.G78];[.K78])" office:value-type="float" office:value="2.36213333333333" calcext:value-type="float">
            <text:p>2.36213333333333</text:p>
          </table:table-cell>
          <table:table-cell table:formula="of:=AVERAGE([.D78];[.H78];[.L78])" office:value-type="float" office:value="0.244230935206724" calcext:value-type="float">
            <text:p>0.244230935206724</text:p>
          </table:table-cell>
        </table:table-row>
        <table:table-row table:style-name="ro1">
          <table:table-cell office:value-type="float" office:value="1.8707" calcext:value-type="float">
            <text:p>1.8707</text:p>
          </table:table-cell>
          <table:table-cell table:formula="of:=[.A79]/[.$A$3]" office:value-type="float" office:value="0.193746504546679" calcext:value-type="float">
            <text:p>0.193746504546679</text:p>
          </table:table-cell>
          <table:table-cell office:value-type="float" office:value="2.2727" calcext:value-type="float">
            <text:p>2.2727</text:p>
          </table:table-cell>
          <table:table-cell table:formula="of:=[.C79]/[.$C$3]" office:value-type="float" office:value="0.235003981015211" calcext:value-type="float">
            <text:p>0.235003981015211</text:p>
          </table:table-cell>
          <table:table-cell office:value-type="float" office:value="1.8597" calcext:value-type="float">
            <text:p>1.8597</text:p>
          </table:table-cell>
          <table:table-cell table:formula="of:=[.E79]/[.$E$3]" office:value-type="float" office:value="0.192754975124378" calcext:value-type="float">
            <text:p>0.192754975124378</text:p>
          </table:table-cell>
          <table:table-cell office:value-type="float" office:value="2.2304" calcext:value-type="float">
            <text:p>2.2304</text:p>
          </table:table-cell>
          <table:table-cell table:formula="of:=[.G79]/[.$G$3]" office:value-type="float" office:value="0.230804255143011" calcext:value-type="float">
            <text:p>0.230804255143011</text:p>
          </table:table-cell>
          <table:table-cell office:value-type="float" office:value="2.0999" calcext:value-type="float">
            <text:p>2.0999</text:p>
          </table:table-cell>
          <table:table-cell table:formula="of:=[.I79]/[.$I$3]" office:value-type="float" office:value="0.217286479998344" calcext:value-type="float">
            <text:p>0.217286479998344</text:p>
          </table:table-cell>
          <table:table-cell office:value-type="float" office:value="2.5375" calcext:value-type="float">
            <text:p>2.5375</text:p>
          </table:table-cell>
          <table:table-cell table:formula="of:=[.K79]/[.$K$3]" office:value-type="float" office:value="0.262149262366213" calcext:value-type="float">
            <text:p>0.262149262366213</text:p>
          </table:table-cell>
          <table:table-cell table:formula="of:=AVERAGE([.A79];[.E79];[.I79])" office:value-type="float" office:value="1.94343333333333" calcext:value-type="float">
            <text:p>1.94343333333333</text:p>
          </table:table-cell>
          <table:table-cell table:formula="of:=AVERAGE([.B79];[.F79];[.J79])" office:value-type="float" office:value="0.201262653223134" calcext:value-type="float">
            <text:p>0.201262653223134</text:p>
          </table:table-cell>
          <table:table-cell table:formula="of:=AVERAGE([.C79];[.G79];[.K79])" office:value-type="float" office:value="2.34686666666667" calcext:value-type="float">
            <text:p>2.34686666666667</text:p>
          </table:table-cell>
          <table:table-cell table:formula="of:=AVERAGE([.D79];[.H79];[.L79])" office:value-type="float" office:value="0.242652499508145" calcext:value-type="float">
            <text:p>0.242652499508145</text:p>
          </table:table-cell>
        </table:table-row>
        <table:table-row table:style-name="ro1">
          <table:table-cell office:value-type="float" office:value="1.8433" calcext:value-type="float">
            <text:p>1.8433</text:p>
          </table:table-cell>
          <table:table-cell table:formula="of:=[.A80]/[.$A$3]" office:value-type="float" office:value="0.190908714294592" calcext:value-type="float">
            <text:p>0.190908714294592</text:p>
          </table:table-cell>
          <table:table-cell office:value-type="float" office:value="2.2614" calcext:value-type="float">
            <text:p>2.2614</text:p>
          </table:table-cell>
          <table:table-cell table:formula="of:=[.C80]/[.$C$3]" office:value-type="float" office:value="0.233835527200157" calcext:value-type="float">
            <text:p>0.233835527200157</text:p>
          </table:table-cell>
          <table:table-cell office:value-type="float" office:value="1.8311" calcext:value-type="float">
            <text:p>1.8311</text:p>
          </table:table-cell>
          <table:table-cell table:formula="of:=[.E80]/[.$E$3]" office:value-type="float" office:value="0.189790630182421" calcext:value-type="float">
            <text:p>0.189790630182421</text:p>
          </table:table-cell>
          <table:table-cell office:value-type="float" office:value="2.2189" calcext:value-type="float">
            <text:p>2.2189</text:p>
          </table:table-cell>
          <table:table-cell table:formula="of:=[.G80]/[.$G$3]" office:value-type="float" office:value="0.229614222442982" calcext:value-type="float">
            <text:p>0.229614222442982</text:p>
          </table:table-cell>
          <table:table-cell office:value-type="float" office:value="2.0718" calcext:value-type="float">
            <text:p>2.0718</text:p>
          </table:table-cell>
          <table:table-cell table:formula="of:=[.I80]/[.$I$3]" office:value-type="float" office:value="0.214378841497486" calcext:value-type="float">
            <text:p>0.214378841497486</text:p>
          </table:table-cell>
          <table:table-cell office:value-type="float" office:value="2.5245" calcext:value-type="float">
            <text:p>2.5245</text:p>
          </table:table-cell>
          <table:table-cell table:formula="of:=[.K80]/[.$K$3]" office:value-type="float" office:value="0.260806231662465" calcext:value-type="float">
            <text:p>0.260806231662465</text:p>
          </table:table-cell>
          <table:table-cell table:formula="of:=AVERAGE([.A80];[.E80];[.I80])" office:value-type="float" office:value="1.9154" calcext:value-type="float">
            <text:p>1.9154</text:p>
          </table:table-cell>
          <table:table-cell table:formula="of:=AVERAGE([.B80];[.F80];[.J80])" office:value-type="float" office:value="0.198359395324833" calcext:value-type="float">
            <text:p>0.198359395324833</text:p>
          </table:table-cell>
          <table:table-cell table:formula="of:=AVERAGE([.C80];[.G80];[.K80])" office:value-type="float" office:value="2.33493333333333" calcext:value-type="float">
            <text:p>2.33493333333333</text:p>
          </table:table-cell>
          <table:table-cell table:formula="of:=AVERAGE([.D80];[.H80];[.L80])" office:value-type="float" office:value="0.241418660435201" calcext:value-type="float">
            <text:p>0.241418660435201</text:p>
          </table:table-cell>
        </table:table-row>
        <table:table-row table:style-name="ro1">
          <table:table-cell office:value-type="float" office:value="1.8163" calcext:value-type="float">
            <text:p>1.8163</text:p>
          </table:table-cell>
          <table:table-cell table:formula="of:=[.A81]/[.$A$3]" office:value-type="float" office:value="0.188112351637426" calcext:value-type="float">
            <text:p>0.188112351637426</text:p>
          </table:table-cell>
          <table:table-cell office:value-type="float" office:value="2.251" calcext:value-type="float">
            <text:p>2.251</text:p>
          </table:table-cell>
          <table:table-cell table:formula="of:=[.C81]/[.$C$3]" office:value-type="float" office:value="0.232760136078338" calcext:value-type="float">
            <text:p>0.232760136078338</text:p>
          </table:table-cell>
          <table:table-cell office:value-type="float" office:value="1.8034" calcext:value-type="float">
            <text:p>1.8034</text:p>
          </table:table-cell>
          <table:table-cell table:formula="of:=[.E81]/[.$E$3]" office:value-type="float" office:value="0.186919568822554" calcext:value-type="float">
            <text:p>0.186919568822554</text:p>
          </table:table-cell>
          <table:table-cell office:value-type="float" office:value="2.208" calcext:value-type="float">
            <text:p>2.208</text:p>
          </table:table-cell>
          <table:table-cell table:formula="of:=[.G81]/[.$G$3]" office:value-type="float" office:value="0.228486278405563" calcext:value-type="float">
            <text:p>0.228486278405563</text:p>
          </table:table-cell>
          <table:table-cell office:value-type="float" office:value="2.0446" calcext:value-type="float">
            <text:p>2.0446</text:p>
          </table:table-cell>
          <table:table-cell table:formula="of:=[.I81]/[.$I$3]" office:value-type="float" office:value="0.211564330208398" calcext:value-type="float">
            <text:p>0.211564330208398</text:p>
          </table:table-cell>
          <table:table-cell office:value-type="float" office:value="2.5123" calcext:value-type="float">
            <text:p>2.5123</text:p>
          </table:table-cell>
          <table:table-cell table:formula="of:=[.K81]/[.$K$3]" office:value-type="float" office:value="0.259545849002025" calcext:value-type="float">
            <text:p>0.259545849002025</text:p>
          </table:table-cell>
          <table:table-cell table:formula="of:=AVERAGE([.A81];[.E81];[.I81])" office:value-type="float" office:value="1.8881" calcext:value-type="float">
            <text:p>1.8881</text:p>
          </table:table-cell>
          <table:table-cell table:formula="of:=AVERAGE([.B81];[.F81];[.J81])" office:value-type="float" office:value="0.195532083556126" calcext:value-type="float">
            <text:p>0.195532083556126</text:p>
          </table:table-cell>
          <table:table-cell table:formula="of:=AVERAGE([.C81];[.G81];[.K81])" office:value-type="float" office:value="2.32376666666667" calcext:value-type="float">
            <text:p>2.32376666666667</text:p>
          </table:table-cell>
          <table:table-cell table:formula="of:=AVERAGE([.D81];[.H81];[.L81])" office:value-type="float" office:value="0.240264087828642" calcext:value-type="float">
            <text:p>0.240264087828642</text:p>
          </table:table-cell>
        </table:table-row>
        <table:table-row table:style-name="ro1">
          <table:table-cell office:value-type="float" office:value="1.7918" calcext:value-type="float">
            <text:p>1.7918</text:p>
          </table:table-cell>
          <table:table-cell table:formula="of:=[.A82]/[.$A$3]" office:value-type="float" office:value="0.185574911448516" calcext:value-type="float">
            <text:p>0.185574911448516</text:p>
          </table:table-cell>
          <table:table-cell office:value-type="float" office:value="2.2438" calcext:value-type="float">
            <text:p>2.2438</text:p>
          </table:table-cell>
          <table:table-cell table:formula="of:=[.C82]/[.$C$3]" office:value-type="float" office:value="0.232015634532463" calcext:value-type="float">
            <text:p>0.232015634532463</text:p>
          </table:table-cell>
          <table:table-cell office:value-type="float" office:value="1.7773" calcext:value-type="float">
            <text:p>1.7773</text:p>
          </table:table-cell>
          <table:table-cell table:formula="of:=[.E82]/[.$E$3]" office:value-type="float" office:value="0.184214344941957" calcext:value-type="float">
            <text:p>0.184214344941957</text:p>
          </table:table-cell>
          <table:table-cell office:value-type="float" office:value="2.1996" calcext:value-type="float">
            <text:p>2.1996</text:p>
          </table:table-cell>
          <table:table-cell table:formula="of:=[.G82]/[.$G$3]" office:value-type="float" office:value="0.22761703712902" calcext:value-type="float">
            <text:p>0.22761703712902</text:p>
          </table:table-cell>
          <table:table-cell office:value-type="float" office:value="2.0209" calcext:value-type="float">
            <text:p>2.0209</text:p>
          </table:table-cell>
          <table:table-cell table:formula="of:=[.I82]/[.$I$3]" office:value-type="float" office:value="0.209111980298421" calcext:value-type="float">
            <text:p>0.209111980298421</text:p>
          </table:table-cell>
          <table:table-cell office:value-type="float" office:value="2.5047" calcext:value-type="float">
            <text:p>2.5047</text:p>
          </table:table-cell>
          <table:table-cell table:formula="of:=[.K82]/[.$K$3]" office:value-type="float" office:value="0.258760692590603" calcext:value-type="float">
            <text:p>0.258760692590603</text:p>
          </table:table-cell>
          <table:table-cell table:formula="of:=AVERAGE([.A82];[.E82];[.I82])" office:value-type="float" office:value="1.86333333333333" calcext:value-type="float">
            <text:p>1.86333333333333</text:p>
          </table:table-cell>
          <table:table-cell table:formula="of:=AVERAGE([.B82];[.F82];[.J82])" office:value-type="float" office:value="0.192967078896298" calcext:value-type="float">
            <text:p>0.192967078896298</text:p>
          </table:table-cell>
          <table:table-cell table:formula="of:=AVERAGE([.C82];[.G82];[.K82])" office:value-type="float" office:value="2.31603333333333" calcext:value-type="float">
            <text:p>2.31603333333333</text:p>
          </table:table-cell>
          <table:table-cell table:formula="of:=AVERAGE([.D82];[.H82];[.L82])" office:value-type="float" office:value="0.239464454750696" calcext:value-type="float">
            <text:p>0.239464454750696</text:p>
          </table:table-cell>
        </table:table-row>
        <table:table-row table:style-name="ro1">
          <table:table-cell office:value-type="float" office:value="1.7674" calcext:value-type="float">
            <text:p>1.7674</text:p>
          </table:table-cell>
          <table:table-cell table:formula="of:=[.A83]/[.$A$3]" office:value-type="float" office:value="0.183047828158336" calcext:value-type="float">
            <text:p>0.183047828158336</text:p>
          </table:table-cell>
          <table:table-cell office:value-type="float" office:value="2.237" calcext:value-type="float">
            <text:p>2.237</text:p>
          </table:table-cell>
          <table:table-cell table:formula="of:=[.C83]/[.$C$3]" office:value-type="float" office:value="0.231312494183582" calcext:value-type="float">
            <text:p>0.231312494183582</text:p>
          </table:table-cell>
          <table:table-cell office:value-type="float" office:value="1.7521" calcext:value-type="float">
            <text:p>1.7521</text:p>
          </table:table-cell>
          <table:table-cell table:formula="of:=[.E83]/[.$E$3]" office:value-type="float" office:value="0.181602404643449" calcext:value-type="float">
            <text:p>0.181602404643449</text:p>
          </table:table-cell>
          <table:table-cell office:value-type="float" office:value="2.1915" calcext:value-type="float">
            <text:p>2.1915</text:p>
          </table:table-cell>
          <table:table-cell table:formula="of:=[.G83]/[.$G$3]" office:value-type="float" office:value="0.226778840183782" calcext:value-type="float">
            <text:p>0.226778840183782</text:p>
          </table:table-cell>
          <table:table-cell office:value-type="float" office:value="1.9978" calcext:value-type="float">
            <text:p>1.9978</text:p>
          </table:table-cell>
          <table:table-cell table:formula="of:=[.I83]/[.$I$3]" office:value-type="float" office:value="0.206721715196291" calcext:value-type="float">
            <text:p>0.206721715196291</text:p>
          </table:table-cell>
          <table:table-cell office:value-type="float" office:value="2.4975" calcext:value-type="float">
            <text:p>2.4975</text:p>
          </table:table-cell>
          <table:table-cell table:formula="of:=[.K83]/[.$K$3]" office:value-type="float" office:value="0.258016860200835" calcext:value-type="float">
            <text:p>0.258016860200835</text:p>
          </table:table-cell>
          <table:table-cell table:formula="of:=AVERAGE([.A83];[.E83];[.I83])" office:value-type="float" office:value="1.8391" calcext:value-type="float">
            <text:p>1.8391</text:p>
          </table:table-cell>
          <table:table-cell table:formula="of:=AVERAGE([.B83];[.F83];[.J83])" office:value-type="float" office:value="0.190457315999359" calcext:value-type="float">
            <text:p>0.190457315999359</text:p>
          </table:table-cell>
          <table:table-cell table:formula="of:=AVERAGE([.C83];[.G83];[.K83])" office:value-type="float" office:value="2.30866666666667" calcext:value-type="float">
            <text:p>2.30866666666667</text:p>
          </table:table-cell>
          <table:table-cell table:formula="of:=AVERAGE([.D83];[.H83];[.L83])" office:value-type="float" office:value="0.238702731522733" calcext:value-type="float">
            <text:p>0.238702731522733</text:p>
          </table:table-cell>
        </table:table-row>
        <table:table-row table:style-name="ro1">
          <table:table-cell office:value-type="float" office:value="1.7461" calcext:value-type="float">
            <text:p>1.7461</text:p>
          </table:table-cell>
          <table:table-cell table:formula="of:=[.A84]/[.$A$3]" office:value-type="float" office:value="0.180841808728794" calcext:value-type="float">
            <text:p>0.180841808728794</text:p>
          </table:table-cell>
          <table:table-cell office:value-type="float" office:value="2.234" calcext:value-type="float">
            <text:p>2.234</text:p>
          </table:table-cell>
          <table:table-cell table:formula="of:=[.C84]/[.$C$3]" office:value-type="float" office:value="0.231002285206134" calcext:value-type="float">
            <text:p>0.231002285206134</text:p>
          </table:table-cell>
          <table:table-cell office:value-type="float" office:value="1.7287" calcext:value-type="float">
            <text:p>1.7287</text:p>
          </table:table-cell>
          <table:table-cell table:formula="of:=[.E84]/[.$E$3]" office:value-type="float" office:value="0.179177031509121" calcext:value-type="float">
            <text:p>0.179177031509121</text:p>
          </table:table-cell>
          <table:table-cell office:value-type="float" office:value="2.1863" calcext:value-type="float">
            <text:p>2.1863</text:p>
          </table:table-cell>
          <table:table-cell table:formula="of:=[.G84]/[.$G$3]" office:value-type="float" office:value="0.226240738441161" calcext:value-type="float">
            <text:p>0.226240738441161</text:p>
          </table:table-cell>
          <table:table-cell office:value-type="float" office:value="1.9788" calcext:value-type="float">
            <text:p>1.9788</text:p>
          </table:table-cell>
          <table:table-cell table:formula="of:=[.I84]/[.$I$3]" office:value-type="float" office:value="0.20475569628112" calcext:value-type="float">
            <text:p>0.20475569628112</text:p>
          </table:table-cell>
          <table:table-cell office:value-type="float" office:value="2.495" calcext:value-type="float">
            <text:p>2.495</text:p>
          </table:table-cell>
          <table:table-cell table:formula="of:=[.K84]/[.$K$3]" office:value-type="float" office:value="0.257758585065499" calcext:value-type="float">
            <text:p>0.257758585065499</text:p>
          </table:table-cell>
          <table:table-cell table:formula="of:=AVERAGE([.A84];[.E84];[.I84])" office:value-type="float" office:value="1.81786666666667" calcext:value-type="float">
            <text:p>1.81786666666667</text:p>
          </table:table-cell>
          <table:table-cell table:formula="of:=AVERAGE([.B84];[.F84];[.J84])" office:value-type="float" office:value="0.188258178839678" calcext:value-type="float">
            <text:p>0.188258178839678</text:p>
          </table:table-cell>
          <table:table-cell table:formula="of:=AVERAGE([.C84];[.G84];[.K84])" office:value-type="float" office:value="2.3051" calcext:value-type="float">
            <text:p>2.3051</text:p>
          </table:table-cell>
          <table:table-cell table:formula="of:=AVERAGE([.D84];[.H84];[.L84])" office:value-type="float" office:value="0.238333869570931" calcext:value-type="float">
            <text:p>0.238333869570931</text:p>
          </table:table-cell>
        </table:table-row>
        <table:table-row table:style-name="ro1">
          <table:table-cell office:value-type="float" office:value="1.7245" calcext:value-type="float">
            <text:p>1.7245</text:p>
          </table:table-cell>
          <table:table-cell table:formula="of:=[.A85]/[.$A$3]" office:value-type="float" office:value="0.178604718603062" calcext:value-type="float">
            <text:p>0.178604718603062</text:p>
          </table:table-cell>
          <table:table-cell office:value-type="float" office:value="2.2306" calcext:value-type="float">
            <text:p>2.2306</text:p>
          </table:table-cell>
          <table:table-cell table:formula="of:=[.C85]/[.$C$3]" office:value-type="float" office:value="0.230650715031693" calcext:value-type="float">
            <text:p>0.230650715031693</text:p>
          </table:table-cell>
          <table:table-cell office:value-type="float" office:value="1.706" calcext:value-type="float">
            <text:p>1.706</text:p>
          </table:table-cell>
          <table:table-cell table:formula="of:=[.E85]/[.$E$3]" office:value-type="float" office:value="0.176824212271973" calcext:value-type="float">
            <text:p>0.176824212271973</text:p>
          </table:table-cell>
          <table:table-cell office:value-type="float" office:value="2.1807" calcext:value-type="float">
            <text:p>2.1807</text:p>
          </table:table-cell>
          <table:table-cell table:formula="of:=[.G85]/[.$G$3]" office:value-type="float" office:value="0.225661244256799" calcext:value-type="float">
            <text:p>0.225661244256799</text:p>
          </table:table-cell>
          <table:table-cell office:value-type="float" office:value="1.9598" calcext:value-type="float">
            <text:p>1.9598</text:p>
          </table:table-cell>
          <table:table-cell table:formula="of:=[.I85]/[.$I$3]" office:value-type="float" office:value="0.202789677365949" calcext:value-type="float">
            <text:p>0.202789677365949</text:p>
          </table:table-cell>
          <table:table-cell office:value-type="float" office:value="2.4926" calcext:value-type="float">
            <text:p>2.4926</text:p>
          </table:table-cell>
          <table:table-cell table:formula="of:=[.K85]/[.$K$3]" office:value-type="float" office:value="0.257510640935576" calcext:value-type="float">
            <text:p>0.257510640935576</text:p>
          </table:table-cell>
          <table:table-cell table:formula="of:=AVERAGE([.A85];[.E85];[.I85])" office:value-type="float" office:value="1.79676666666667" calcext:value-type="float">
            <text:p>1.79676666666667</text:p>
          </table:table-cell>
          <table:table-cell table:formula="of:=AVERAGE([.B85];[.F85];[.J85])" office:value-type="float" office:value="0.186072869413661" calcext:value-type="float">
            <text:p>0.186072869413661</text:p>
          </table:table-cell>
          <table:table-cell table:formula="of:=AVERAGE([.C85];[.G85];[.K85])" office:value-type="float" office:value="2.3013" calcext:value-type="float">
            <text:p>2.3013</text:p>
          </table:table-cell>
          <table:table-cell table:formula="of:=AVERAGE([.D85];[.H85];[.L85])" office:value-type="float" office:value="0.237940866741356" calcext:value-type="float">
            <text:p>0.237940866741356</text:p>
          </table:table-cell>
        </table:table-row>
        <table:table-row table:style-name="ro1">
          <table:table-cell office:value-type="float" office:value="1.7073" calcext:value-type="float">
            <text:p>1.7073</text:p>
          </table:table-cell>
          <table:table-cell table:formula="of:=[.A86]/[.$A$3]" office:value-type="float" office:value="0.17682333202146" calcext:value-type="float">
            <text:p>0.17682333202146</text:p>
          </table:table-cell>
          <table:table-cell office:value-type="float" office:value="2.2317" calcext:value-type="float">
            <text:p>2.2317</text:p>
          </table:table-cell>
          <table:table-cell table:formula="of:=[.C86]/[.$C$3]" office:value-type="float" office:value="0.230764458323424" calcext:value-type="float">
            <text:p>0.230764458323424</text:p>
          </table:table-cell>
          <table:table-cell office:value-type="float" office:value="1.6857" calcext:value-type="float">
            <text:p>1.6857</text:p>
          </table:table-cell>
          <table:table-cell table:formula="of:=[.E86]/[.$E$3]" office:value-type="float" office:value="0.174720149253731" calcext:value-type="float">
            <text:p>0.174720149253731</text:p>
          </table:table-cell>
          <table:table-cell office:value-type="float" office:value="2.1786" calcext:value-type="float">
            <text:p>2.1786</text:p>
          </table:table-cell>
          <table:table-cell table:formula="of:=[.G86]/[.$G$3]" office:value-type="float" office:value="0.225443933937663" calcext:value-type="float">
            <text:p>0.225443933937663</text:p>
          </table:table-cell>
          <table:table-cell office:value-type="float" office:value="1.9461" calcext:value-type="float">
            <text:p>1.9461</text:p>
          </table:table-cell>
          <table:table-cell table:formula="of:=[.I86]/[.$I$3]" office:value-type="float" office:value="0.20137207425343" calcext:value-type="float">
            <text:p>0.20137207425343</text:p>
          </table:table-cell>
          <table:table-cell office:value-type="float" office:value="2.495" calcext:value-type="float">
            <text:p>2.495</text:p>
          </table:table-cell>
          <table:table-cell table:formula="of:=[.K86]/[.$K$3]" office:value-type="float" office:value="0.257758585065499" calcext:value-type="float">
            <text:p>0.257758585065499</text:p>
          </table:table-cell>
          <table:table-cell table:formula="of:=AVERAGE([.A86];[.E86];[.I86])" office:value-type="float" office:value="1.7797" calcext:value-type="float">
            <text:p>1.7797</text:p>
          </table:table-cell>
          <table:table-cell table:formula="of:=AVERAGE([.B86];[.F86];[.J86])" office:value-type="float" office:value="0.184305185176207" calcext:value-type="float">
            <text:p>0.184305185176207</text:p>
          </table:table-cell>
          <table:table-cell table:formula="of:=AVERAGE([.C86];[.G86];[.K86])" office:value-type="float" office:value="2.30176666666667" calcext:value-type="float">
            <text:p>2.30176666666667</text:p>
          </table:table-cell>
          <table:table-cell table:formula="of:=AVERAGE([.D86];[.H86];[.L86])" office:value-type="float" office:value="0.237988992442195" calcext:value-type="float">
            <text:p>0.237988992442195</text:p>
          </table:table-cell>
        </table:table-row>
        <table:table-row table:style-name="ro1">
          <table:table-cell office:value-type="float" office:value="1.6901" calcext:value-type="float">
            <text:p>1.6901</text:p>
          </table:table-cell>
          <table:table-cell table:formula="of:=[.A87]/[.$A$3]" office:value-type="float" office:value="0.175041945439857" calcext:value-type="float">
            <text:p>0.175041945439857</text:p>
          </table:table-cell>
          <table:table-cell office:value-type="float" office:value="2.2328" calcext:value-type="float">
            <text:p>2.2328</text:p>
          </table:table-cell>
          <table:table-cell table:formula="of:=[.C87]/[.$C$3]" office:value-type="float" office:value="0.230878201615155" calcext:value-type="float">
            <text:p>0.230878201615155</text:p>
          </table:table-cell>
          <table:table-cell office:value-type="float" office:value="1.6657" calcext:value-type="float">
            <text:p>1.6657</text:p>
          </table:table-cell>
          <table:table-cell table:formula="of:=[.E87]/[.$E$3]" office:value-type="float" office:value="0.172647180762852" calcext:value-type="float">
            <text:p>0.172647180762852</text:p>
          </table:table-cell>
          <table:table-cell office:value-type="float" office:value="2.1762" calcext:value-type="float">
            <text:p>2.1762</text:p>
          </table:table-cell>
          <table:table-cell table:formula="of:=[.G87]/[.$G$3]" office:value-type="float" office:value="0.225195579287222" calcext:value-type="float">
            <text:p>0.225195579287222</text:p>
          </table:table-cell>
          <table:table-cell office:value-type="float" office:value="1.9323" calcext:value-type="float">
            <text:p>1.9323</text:p>
          </table:table-cell>
          <table:table-cell table:formula="of:=[.I87]/[.$I$3]" office:value-type="float" office:value="0.199944123672937" calcext:value-type="float">
            <text:p>0.199944123672937</text:p>
          </table:table-cell>
          <table:table-cell office:value-type="float" office:value="2.4977" calcext:value-type="float">
            <text:p>2.4977</text:p>
          </table:table-cell>
          <table:table-cell table:formula="of:=[.K87]/[.$K$3]" office:value-type="float" office:value="0.258037522211662" calcext:value-type="float">
            <text:p>0.258037522211662</text:p>
          </table:table-cell>
          <table:table-cell table:formula="of:=AVERAGE([.A87];[.E87];[.I87])" office:value-type="float" office:value="1.7627" calcext:value-type="float">
            <text:p>1.7627</text:p>
          </table:table-cell>
          <table:table-cell table:formula="of:=AVERAGE([.B87];[.F87];[.J87])" office:value-type="float" office:value="0.182544416625216" calcext:value-type="float">
            <text:p>0.182544416625216</text:p>
          </table:table-cell>
          <table:table-cell table:formula="of:=AVERAGE([.C87];[.G87];[.K87])" office:value-type="float" office:value="2.30223333333333" calcext:value-type="float">
            <text:p>2.30223333333333</text:p>
          </table:table-cell>
          <table:table-cell table:formula="of:=AVERAGE([.D87];[.H87];[.L87])" office:value-type="float" office:value="0.238037101038013" calcext:value-type="float">
            <text:p>0.238037101038013</text:p>
          </table:table-cell>
        </table:table-row>
        <table:table-row table:style-name="ro1">
          <table:table-cell office:value-type="float" office:value="1.6763" calcext:value-type="float">
            <text:p>1.6763</text:p>
          </table:table-cell>
          <table:table-cell table:formula="of:=[.A88]/[.$A$3]" office:value-type="float" office:value="0.173612693415084" calcext:value-type="float">
            <text:p>0.173612693415084</text:p>
          </table:table-cell>
          <table:table-cell office:value-type="float" office:value="2.237" calcext:value-type="float">
            <text:p>2.237</text:p>
          </table:table-cell>
          <table:table-cell table:formula="of:=[.C88]/[.$C$3]" office:value-type="float" office:value="0.231312494183582" calcext:value-type="float">
            <text:p>0.231312494183582</text:p>
          </table:table-cell>
          <table:table-cell office:value-type="float" office:value="1.6485" calcext:value-type="float">
            <text:p>1.6485</text:p>
          </table:table-cell>
          <table:table-cell table:formula="of:=[.E88]/[.$E$3]" office:value-type="float" office:value="0.170864427860697" calcext:value-type="float">
            <text:p>0.170864427860697</text:p>
          </table:table-cell>
          <table:table-cell office:value-type="float" office:value="2.1767" calcext:value-type="float">
            <text:p>2.1767</text:p>
          </table:table-cell>
          <table:table-cell table:formula="of:=[.G88]/[.$G$3]" office:value-type="float" office:value="0.225247319839397" calcext:value-type="float">
            <text:p>0.225247319839397</text:p>
          </table:table-cell>
          <table:table-cell office:value-type="float" office:value="1.923" calcext:value-type="float">
            <text:p>1.923</text:p>
          </table:table-cell>
          <table:table-cell table:formula="of:=[.I88]/[.$I$3]" office:value-type="float" office:value="0.198981809151301" calcext:value-type="float">
            <text:p>0.198981809151301</text:p>
          </table:table-cell>
          <table:table-cell office:value-type="float" office:value="2.5045" calcext:value-type="float">
            <text:p>2.5045</text:p>
          </table:table-cell>
          <table:table-cell table:formula="of:=[.K88]/[.$K$3]" office:value-type="float" office:value="0.258740030579776" calcext:value-type="float">
            <text:p>0.258740030579776</text:p>
          </table:table-cell>
          <table:table-cell table:formula="of:=AVERAGE([.A88];[.E88];[.I88])" office:value-type="float" office:value="1.74926666666667" calcext:value-type="float">
            <text:p>1.74926666666667</text:p>
          </table:table-cell>
          <table:table-cell table:formula="of:=AVERAGE([.B88];[.F88];[.J88])" office:value-type="float" office:value="0.181152976809027" calcext:value-type="float">
            <text:p>0.181152976809027</text:p>
          </table:table-cell>
          <table:table-cell table:formula="of:=AVERAGE([.C88];[.G88];[.K88])" office:value-type="float" office:value="2.30606666666667" calcext:value-type="float">
            <text:p>2.30606666666667</text:p>
          </table:table-cell>
          <table:table-cell table:formula="of:=AVERAGE([.D88];[.H88];[.L88])" office:value-type="float" office:value="0.238433281534252" calcext:value-type="float">
            <text:p>0.238433281534252</text:p>
          </table:table-cell>
        </table:table-row>
        <table:table-row table:style-name="ro1">
          <table:table-cell office:value-type="float" office:value="1.6637" calcext:value-type="float">
            <text:p>1.6637</text:p>
          </table:table-cell>
          <table:table-cell table:formula="of:=[.A89]/[.$A$3]" office:value-type="float" office:value="0.172307724175073" calcext:value-type="float">
            <text:p>0.172307724175073</text:p>
          </table:table-cell>
          <table:table-cell office:value-type="float" office:value="2.2424" calcext:value-type="float">
            <text:p>2.2424</text:p>
          </table:table-cell>
          <table:table-cell table:formula="of:=[.C89]/[.$C$3]" office:value-type="float" office:value="0.231870870342988" calcext:value-type="float">
            <text:p>0.231870870342988</text:p>
          </table:table-cell>
          <table:table-cell office:value-type="float" office:value="1.6316" calcext:value-type="float">
            <text:p>1.6316</text:p>
          </table:table-cell>
          <table:table-cell table:formula="of:=[.E89]/[.$E$3]" office:value-type="float" office:value="0.169112769485904" calcext:value-type="float">
            <text:p>0.169112769485904</text:p>
          </table:table-cell>
          <table:table-cell office:value-type="float" office:value="2.1777" calcext:value-type="float">
            <text:p>2.1777</text:p>
          </table:table-cell>
          <table:table-cell table:formula="of:=[.G89]/[.$G$3]" office:value-type="float" office:value="0.225350800943748" calcext:value-type="float">
            <text:p>0.225350800943748</text:p>
          </table:table-cell>
          <table:table-cell office:value-type="float" office:value="1.9145" calcext:value-type="float">
            <text:p>1.9145</text:p>
          </table:table-cell>
          <table:table-cell table:formula="of:=[.I89]/[.$I$3]" office:value-type="float" office:value="0.198102274373461" calcext:value-type="float">
            <text:p>0.198102274373461</text:p>
          </table:table-cell>
          <table:table-cell office:value-type="float" office:value="2.5124" calcext:value-type="float">
            <text:p>2.5124</text:p>
          </table:table-cell>
          <table:table-cell table:formula="of:=[.K89]/[.$K$3]" office:value-type="float" office:value="0.259556180007438" calcext:value-type="float">
            <text:p>0.259556180007438</text:p>
          </table:table-cell>
          <table:table-cell table:formula="of:=AVERAGE([.A89];[.E89];[.I89])" office:value-type="float" office:value="1.7366" calcext:value-type="float">
            <text:p>1.7366</text:p>
          </table:table-cell>
          <table:table-cell table:formula="of:=AVERAGE([.B89];[.F89];[.J89])" office:value-type="float" office:value="0.179840922678146" calcext:value-type="float">
            <text:p>0.179840922678146</text:p>
          </table:table-cell>
          <table:table-cell table:formula="of:=AVERAGE([.C89];[.G89];[.K89])" office:value-type="float" office:value="2.31083333333333" calcext:value-type="float">
            <text:p>2.31083333333333</text:p>
          </table:table-cell>
          <table:table-cell table:formula="of:=AVERAGE([.D89];[.H89];[.L89])" office:value-type="float" office:value="0.238925950431391" calcext:value-type="float">
            <text:p>0.238925950431391</text:p>
          </table:table-cell>
        </table:table-row>
        <table:table-row table:style-name="ro1">
          <table:table-cell office:value-type="float" office:value="1.654" calcext:value-type="float">
            <text:p>1.654</text:p>
          </table:table-cell>
          <table:table-cell table:formula="of:=[.A90]/[.$A$3]" office:value-type="float" office:value="0.171303104998239" calcext:value-type="float">
            <text:p>0.171303104998239</text:p>
          </table:table-cell>
          <table:table-cell office:value-type="float" office:value="2.25" calcext:value-type="float">
            <text:p>2.25</text:p>
          </table:table-cell>
          <table:table-cell table:formula="of:=[.C90]/[.$C$3]" office:value-type="float" office:value="0.232656733085855" calcext:value-type="float">
            <text:p>0.232656733085855</text:p>
          </table:table-cell>
          <table:table-cell office:value-type="float" office:value="1.6172" calcext:value-type="float">
            <text:p>1.6172</text:p>
          </table:table-cell>
          <table:table-cell table:formula="of:=[.E90]/[.$E$3]" office:value-type="float" office:value="0.167620232172471" calcext:value-type="float">
            <text:p>0.167620232172471</text:p>
          </table:table-cell>
          <table:table-cell office:value-type="float" office:value="2.1806" calcext:value-type="float">
            <text:p>2.1806</text:p>
          </table:table-cell>
          <table:table-cell table:formula="of:=[.G90]/[.$G$3]" office:value-type="float" office:value="0.225650896146364" calcext:value-type="float">
            <text:p>0.225650896146364</text:p>
          </table:table-cell>
          <table:table-cell office:value-type="float" office:value="1.9097" calcext:value-type="float">
            <text:p>1.9097</text:p>
          </table:table-cell>
          <table:table-cell table:formula="of:=[.I90]/[.$I$3]" office:value-type="float" office:value="0.197605595910681" calcext:value-type="float">
            <text:p>0.197605595910681</text:p>
          </table:table-cell>
          <table:table-cell office:value-type="float" office:value="2.5236" calcext:value-type="float">
            <text:p>2.5236</text:p>
          </table:table-cell>
          <table:table-cell table:formula="of:=[.K90]/[.$K$3]" office:value-type="float" office:value="0.260713252613744" calcext:value-type="float">
            <text:p>0.260713252613744</text:p>
          </table:table-cell>
          <table:table-cell table:formula="of:=AVERAGE([.A90];[.E90];[.I90])" office:value-type="float" office:value="1.72696666666667" calcext:value-type="float">
            <text:p>1.72696666666667</text:p>
          </table:table-cell>
          <table:table-cell table:formula="of:=AVERAGE([.B90];[.F90];[.J90])" office:value-type="float" office:value="0.178842977693797" calcext:value-type="float">
            <text:p>0.178842977693797</text:p>
          </table:table-cell>
          <table:table-cell table:formula="of:=AVERAGE([.C90];[.G90];[.K90])" office:value-type="float" office:value="2.31806666666667" calcext:value-type="float">
            <text:p>2.31806666666667</text:p>
          </table:table-cell>
          <table:table-cell table:formula="of:=AVERAGE([.D90];[.H90];[.L90])" office:value-type="float" office:value="0.239673627281988" calcext:value-type="float">
            <text:p>0.239673627281988</text:p>
          </table:table-cell>
        </table:table-row>
        <table:table-row table:style-name="ro1">
          <table:table-cell office:value-type="float" office:value="1.6468" calcext:value-type="float">
            <text:p>1.6468</text:p>
          </table:table-cell>
          <table:table-cell table:formula="of:=[.A91]/[.$A$3]" office:value-type="float" office:value="0.170557408289662" calcext:value-type="float">
            <text:p>0.170557408289662</text:p>
          </table:table-cell>
          <table:table-cell office:value-type="float" office:value="2.2597" calcext:value-type="float">
            <text:p>2.2597</text:p>
          </table:table-cell>
          <table:table-cell table:formula="of:=[.C91]/[.$C$3]" office:value-type="float" office:value="0.233659742112937" calcext:value-type="float">
            <text:p>0.233659742112937</text:p>
          </table:table-cell>
          <table:table-cell office:value-type="float" office:value="1.6041" calcext:value-type="float">
            <text:p>1.6041</text:p>
          </table:table-cell>
          <table:table-cell table:formula="of:=[.E91]/[.$E$3]" office:value-type="float" office:value="0.166262437810945" calcext:value-type="float">
            <text:p>0.166262437810945</text:p>
          </table:table-cell>
          <table:table-cell office:value-type="float" office:value="2.1854" calcext:value-type="float">
            <text:p>2.1854</text:p>
          </table:table-cell>
          <table:table-cell table:formula="of:=[.G91]/[.$G$3]" office:value-type="float" office:value="0.226147605447245" calcext:value-type="float">
            <text:p>0.226147605447245</text:p>
          </table:table-cell>
          <table:table-cell office:value-type="float" office:value="1.907" calcext:value-type="float">
            <text:p>1.907</text:p>
          </table:table-cell>
          <table:table-cell table:formula="of:=[.I91]/[.$I$3]" office:value-type="float" office:value="0.197326214275367" calcext:value-type="float">
            <text:p>0.197326214275367</text:p>
          </table:table-cell>
          <table:table-cell office:value-type="float" office:value="2.5367" calcext:value-type="float">
            <text:p>2.5367</text:p>
          </table:table-cell>
          <table:table-cell table:formula="of:=[.K91]/[.$K$3]" office:value-type="float" office:value="0.262066614322906" calcext:value-type="float">
            <text:p>0.262066614322906</text:p>
          </table:table-cell>
          <table:table-cell table:formula="of:=AVERAGE([.A91];[.E91];[.I91])" office:value-type="float" office:value="1.7193" calcext:value-type="float">
            <text:p>1.7193</text:p>
          </table:table-cell>
          <table:table-cell table:formula="of:=AVERAGE([.B91];[.F91];[.J91])" office:value-type="float" office:value="0.178048686791991" calcext:value-type="float">
            <text:p>0.178048686791991</text:p>
          </table:table-cell>
          <table:table-cell table:formula="of:=AVERAGE([.C91];[.G91];[.K91])" office:value-type="float" office:value="2.32726666666667" calcext:value-type="float">
            <text:p>2.32726666666667</text:p>
          </table:table-cell>
          <table:table-cell table:formula="of:=AVERAGE([.D91];[.H91];[.L91])" office:value-type="float" office:value="0.240624653961029" calcext:value-type="float">
            <text:p>0.240624653961029</text:p>
          </table:table-cell>
        </table:table-row>
        <table:table-row table:style-name="ro1">
          <table:table-cell office:value-type="float" office:value="1.641" calcext:value-type="float">
            <text:p>1.641</text:p>
          </table:table-cell>
          <table:table-cell table:formula="of:=[.A92]/[.$A$3]" office:value-type="float" office:value="0.169956708163308" calcext:value-type="float">
            <text:p>0.169956708163308</text:p>
          </table:table-cell>
          <table:table-cell office:value-type="float" office:value="2.2704" calcext:value-type="float">
            <text:p>2.2704</text:p>
          </table:table-cell>
          <table:table-cell table:formula="of:=[.C92]/[.$C$3]" office:value-type="float" office:value="0.234766154132501" calcext:value-type="float">
            <text:p>0.234766154132501</text:p>
          </table:table-cell>
          <table:table-cell office:value-type="float" office:value="1.5925" calcext:value-type="float">
            <text:p>1.5925</text:p>
          </table:table-cell>
          <table:table-cell table:formula="of:=[.E92]/[.$E$3]" office:value-type="float" office:value="0.165060116086236" calcext:value-type="float">
            <text:p>0.165060116086236</text:p>
          </table:table-cell>
          <table:table-cell office:value-type="float" office:value="2.1903" calcext:value-type="float">
            <text:p>2.1903</text:p>
          </table:table-cell>
          <table:table-cell table:formula="of:=[.G92]/[.$G$3]" office:value-type="float" office:value="0.226654662858562" calcext:value-type="float">
            <text:p>0.226654662858562</text:p>
          </table:table-cell>
          <table:table-cell office:value-type="float" office:value="1.9066" calcext:value-type="float">
            <text:p>1.9066</text:p>
          </table:table-cell>
          <table:table-cell table:formula="of:=[.I92]/[.$I$3]" office:value-type="float" office:value="0.197284824403469" calcext:value-type="float">
            <text:p>0.197284824403469</text:p>
          </table:table-cell>
          <table:table-cell office:value-type="float" office:value="2.5517" calcext:value-type="float">
            <text:p>2.5517</text:p>
          </table:table-cell>
          <table:table-cell table:formula="of:=[.K92]/[.$K$3]" office:value-type="float" office:value="0.263616265134923" calcext:value-type="float">
            <text:p>0.263616265134923</text:p>
          </table:table-cell>
          <table:table-cell table:formula="of:=AVERAGE([.A92];[.E92];[.I92])" office:value-type="float" office:value="1.71336666666667" calcext:value-type="float">
            <text:p>1.71336666666667</text:p>
          </table:table-cell>
          <table:table-cell table:formula="of:=AVERAGE([.B92];[.F92];[.J92])" office:value-type="float" office:value="0.177433882884337" calcext:value-type="float">
            <text:p>0.177433882884337</text:p>
          </table:table-cell>
          <table:table-cell table:formula="of:=AVERAGE([.C92];[.G92];[.K92])" office:value-type="float" office:value="2.33746666666667" calcext:value-type="float">
            <text:p>2.33746666666667</text:p>
          </table:table-cell>
          <table:table-cell table:formula="of:=AVERAGE([.D92];[.H92];[.L92])" office:value-type="float" office:value="0.241679027375329" calcext:value-type="float">
            <text:p>0.241679027375329</text:p>
          </table:table-cell>
        </table:table-row>
        <table:table-row table:style-name="ro1">
          <table:table-cell office:value-type="float" office:value="1.6392" calcext:value-type="float">
            <text:p>1.6392</text:p>
          </table:table-cell>
          <table:table-cell table:formula="of:=[.A93]/[.$A$3]" office:value-type="float" office:value="0.169770283986163" calcext:value-type="float">
            <text:p>0.169770283986163</text:p>
          </table:table-cell>
          <table:table-cell office:value-type="float" office:value="2.2841" calcext:value-type="float">
            <text:p>2.2841</text:p>
          </table:table-cell>
          <table:table-cell table:formula="of:=[.C93]/[.$C$3]" office:value-type="float" office:value="0.236182775129512" calcext:value-type="float">
            <text:p>0.236182775129512</text:p>
          </table:table-cell>
          <table:table-cell office:value-type="float" office:value="1.5844" calcext:value-type="float">
            <text:p>1.5844</text:p>
          </table:table-cell>
          <table:table-cell table:formula="of:=[.E93]/[.$E$3]" office:value-type="float" office:value="0.16422056384743" calcext:value-type="float">
            <text:p>0.16422056384743</text:p>
          </table:table-cell>
          <table:table-cell office:value-type="float" office:value="2.1986" calcext:value-type="float">
            <text:p>2.1986</text:p>
          </table:table-cell>
          <table:table-cell table:formula="of:=[.G93]/[.$G$3]" office:value-type="float" office:value="0.22751355602467" calcext:value-type="float">
            <text:p>0.22751355602467</text:p>
          </table:table-cell>
          <table:table-cell office:value-type="float" office:value="1.9095" calcext:value-type="float">
            <text:p>1.9095</text:p>
          </table:table-cell>
          <table:table-cell table:formula="of:=[.I93]/[.$I$3]" office:value-type="float" office:value="0.197584900974731" calcext:value-type="float">
            <text:p>0.197584900974731</text:p>
          </table:table-cell>
          <table:table-cell office:value-type="float" office:value="2.5695" calcext:value-type="float">
            <text:p>2.5695</text:p>
          </table:table-cell>
          <table:table-cell table:formula="of:=[.K93]/[.$K$3]" office:value-type="float" office:value="0.265455184098516" calcext:value-type="float">
            <text:p>0.265455184098516</text:p>
          </table:table-cell>
          <table:table-cell table:formula="of:=AVERAGE([.A93];[.E93];[.I93])" office:value-type="float" office:value="1.71103333333333" calcext:value-type="float">
            <text:p>1.71103333333333</text:p>
          </table:table-cell>
          <table:table-cell table:formula="of:=AVERAGE([.B93];[.F93];[.J93])" office:value-type="float" office:value="0.177191916269441" calcext:value-type="float">
            <text:p>0.177191916269441</text:p>
          </table:table-cell>
          <table:table-cell table:formula="of:=AVERAGE([.C93];[.G93];[.K93])" office:value-type="float" office:value="2.35073333333333" calcext:value-type="float">
            <text:p>2.35073333333333</text:p>
          </table:table-cell>
          <table:table-cell table:formula="of:=AVERAGE([.D93];[.H93];[.L93])" office:value-type="float" office:value="0.243050505084233" calcext:value-type="float">
            <text:p>0.243050505084233</text:p>
          </table:table-cell>
        </table:table-row>
        <table:table-row table:style-name="ro1">
          <table:table-cell office:value-type="float" office:value="1.6372" calcext:value-type="float">
            <text:p>1.6372</text:p>
          </table:table-cell>
          <table:table-cell table:formula="of:=[.A94]/[.$A$3]" office:value-type="float" office:value="0.169563146011558" calcext:value-type="float">
            <text:p>0.169563146011558</text:p>
          </table:table-cell>
          <table:table-cell office:value-type="float" office:value="2.2976" calcext:value-type="float">
            <text:p>2.2976</text:p>
          </table:table-cell>
          <table:table-cell table:formula="of:=[.C94]/[.$C$3]" office:value-type="float" office:value="0.237578715528027" calcext:value-type="float">
            <text:p>0.237578715528027</text:p>
          </table:table-cell>
          <table:table-cell office:value-type="float" office:value="1.5757" calcext:value-type="float">
            <text:p>1.5757</text:p>
          </table:table-cell>
          <table:table-cell table:formula="of:=[.E94]/[.$E$3]" office:value-type="float" office:value="0.163318822553897" calcext:value-type="float">
            <text:p>0.163318822553897</text:p>
          </table:table-cell>
          <table:table-cell office:value-type="float" office:value="2.2058" calcext:value-type="float">
            <text:p>2.2058</text:p>
          </table:table-cell>
          <table:table-cell table:formula="of:=[.G94]/[.$G$3]" office:value-type="float" office:value="0.228258619975992" calcext:value-type="float">
            <text:p>0.228258619975992</text:p>
          </table:table-cell>
          <table:table-cell office:value-type="float" office:value="1.9132" calcext:value-type="float">
            <text:p>1.9132</text:p>
          </table:table-cell>
          <table:table-cell table:formula="of:=[.I94]/[.$I$3]" office:value-type="float" office:value="0.197967757289791" calcext:value-type="float">
            <text:p>0.197967757289791</text:p>
          </table:table-cell>
          <table:table-cell office:value-type="float" office:value="2.5879" calcext:value-type="float">
            <text:p>2.5879</text:p>
          </table:table-cell>
          <table:table-cell table:formula="of:=[.K94]/[.$K$3]" office:value-type="float" office:value="0.267356089094591" calcext:value-type="float">
            <text:p>0.267356089094591</text:p>
          </table:table-cell>
          <table:table-cell table:formula="of:=AVERAGE([.A94];[.E94];[.I94])" office:value-type="float" office:value="1.7087" calcext:value-type="float">
            <text:p>1.7087</text:p>
          </table:table-cell>
          <table:table-cell table:formula="of:=AVERAGE([.B94];[.F94];[.J94])" office:value-type="float" office:value="0.176949908618416" calcext:value-type="float">
            <text:p>0.176949908618416</text:p>
          </table:table-cell>
          <table:table-cell table:formula="of:=AVERAGE([.C94];[.G94];[.K94])" office:value-type="float" office:value="2.36376666666667" calcext:value-type="float">
            <text:p>2.36376666666667</text:p>
          </table:table-cell>
          <table:table-cell table:formula="of:=AVERAGE([.D94];[.H94];[.L94])" office:value-type="float" office:value="0.244397808199537" calcext:value-type="float">
            <text:p>0.244397808199537</text:p>
          </table:table-cell>
        </table:table-row>
        <table:table-row table:style-name="ro1">
          <table:table-cell office:value-type="float" office:value="1.6403" calcext:value-type="float">
            <text:p>1.6403</text:p>
          </table:table-cell>
          <table:table-cell table:formula="of:=[.A95]/[.$A$3]" office:value-type="float" office:value="0.169884209872196" calcext:value-type="float">
            <text:p>0.169884209872196</text:p>
          </table:table-cell>
          <table:table-cell office:value-type="float" office:value="2.3149" calcext:value-type="float">
            <text:p>2.3149</text:p>
          </table:table-cell>
          <table:table-cell table:formula="of:=[.C95]/[.$C$3]" office:value-type="float" office:value="0.239367587297976" calcext:value-type="float">
            <text:p>0.239367587297976</text:p>
          </table:table-cell>
          <table:table-cell office:value-type="float" office:value="1.5727" calcext:value-type="float">
            <text:p>1.5727</text:p>
          </table:table-cell>
          <table:table-cell table:formula="of:=[.E95]/[.$E$3]" office:value-type="float" office:value="0.163007877280265" calcext:value-type="float">
            <text:p>0.163007877280265</text:p>
          </table:table-cell>
          <table:table-cell office:value-type="float" office:value="2.2175" calcext:value-type="float">
            <text:p>2.2175</text:p>
          </table:table-cell>
          <table:table-cell table:formula="of:=[.G95]/[.$G$3]" office:value-type="float" office:value="0.229469348896891" calcext:value-type="float">
            <text:p>0.229469348896891</text:p>
          </table:table-cell>
          <table:table-cell office:value-type="float" office:value="1.9212" calcext:value-type="float">
            <text:p>1.9212</text:p>
          </table:table-cell>
          <table:table-cell table:formula="of:=[.I95]/[.$I$3]" office:value-type="float" office:value="0.198795554727758" calcext:value-type="float">
            <text:p>0.198795554727758</text:p>
          </table:table-cell>
          <table:table-cell office:value-type="float" office:value="2.6097" calcext:value-type="float">
            <text:p>2.6097</text:p>
          </table:table-cell>
          <table:table-cell table:formula="of:=[.K95]/[.$K$3]" office:value-type="float" office:value="0.269608248274722" calcext:value-type="float">
            <text:p>0.269608248274722</text:p>
          </table:table-cell>
          <table:table-cell table:formula="of:=AVERAGE([.A95];[.E95];[.I95])" office:value-type="float" office:value="1.7114" calcext:value-type="float">
            <text:p>1.7114</text:p>
          </table:table-cell>
          <table:table-cell table:formula="of:=AVERAGE([.B95];[.F95];[.J95])" office:value-type="float" office:value="0.177229213960073" calcext:value-type="float">
            <text:p>0.177229213960073</text:p>
          </table:table-cell>
          <table:table-cell table:formula="of:=AVERAGE([.C95];[.G95];[.K95])" office:value-type="float" office:value="2.3807" calcext:value-type="float">
            <text:p>2.3807</text:p>
          </table:table-cell>
          <table:table-cell table:formula="of:=AVERAGE([.D95];[.H95];[.L95])" office:value-type="float" office:value="0.246148394823197" calcext:value-type="float">
            <text:p>0.246148394823197</text:p>
          </table:table-cell>
        </table:table-row>
        <table:table-row table:style-name="ro1">
          <table:table-cell office:value-type="float" office:value="1.6433" calcext:value-type="float">
            <text:p>1.6433</text:p>
          </table:table-cell>
          <table:table-cell table:formula="of:=[.A96]/[.$A$3]" office:value-type="float" office:value="0.170194916834103" calcext:value-type="float">
            <text:p>0.170194916834103</text:p>
          </table:table-cell>
          <table:table-cell office:value-type="float" office:value="2.3319" calcext:value-type="float">
            <text:p>2.3319</text:p>
          </table:table-cell>
          <table:table-cell table:formula="of:=[.C96]/[.$C$3]" office:value-type="float" office:value="0.241125438170181" calcext:value-type="float">
            <text:p>0.241125438170181</text:p>
          </table:table-cell>
          <table:table-cell office:value-type="float" office:value="1.568" calcext:value-type="float">
            <text:p>1.568</text:p>
          </table:table-cell>
          <table:table-cell table:formula="of:=[.E96]/[.$E$3]" office:value-type="float" office:value="0.162520729684909" calcext:value-type="float">
            <text:p>0.162520729684909</text:p>
          </table:table-cell>
          <table:table-cell office:value-type="float" office:value="2.2277" calcext:value-type="float">
            <text:p>2.2277</text:p>
          </table:table-cell>
          <table:table-cell table:formula="of:=[.G96]/[.$G$3]" office:value-type="float" office:value="0.230524856161265" calcext:value-type="float">
            <text:p>0.230524856161265</text:p>
          </table:table-cell>
          <table:table-cell office:value-type="float" office:value="1.9293" calcext:value-type="float">
            <text:p>1.9293</text:p>
          </table:table-cell>
          <table:table-cell table:formula="of:=[.I96]/[.$I$3]" office:value-type="float" office:value="0.1996336996337" calcext:value-type="float">
            <text:p>0.1996336996337</text:p>
          </table:table-cell>
          <table:table-cell office:value-type="float" office:value="2.6315" calcext:value-type="float">
            <text:p>2.6315</text:p>
          </table:table-cell>
          <table:table-cell table:formula="of:=[.K96]/[.$K$3]" office:value-type="float" office:value="0.271860407454853" calcext:value-type="float">
            <text:p>0.271860407454853</text:p>
          </table:table-cell>
          <table:table-cell table:formula="of:=AVERAGE([.A96];[.E96];[.I96])" office:value-type="float" office:value="1.71353333333333" calcext:value-type="float">
            <text:p>1.71353333333333</text:p>
          </table:table-cell>
          <table:table-cell table:formula="of:=AVERAGE([.B96];[.F96];[.J96])" office:value-type="float" office:value="0.177449782050904" calcext:value-type="float">
            <text:p>0.177449782050904</text:p>
          </table:table-cell>
          <table:table-cell table:formula="of:=AVERAGE([.C96];[.G96];[.K96])" office:value-type="float" office:value="2.39703333333333" calcext:value-type="float">
            <text:p>2.39703333333333</text:p>
          </table:table-cell>
          <table:table-cell table:formula="of:=AVERAGE([.D96];[.H96];[.L96])" office:value-type="float" office:value="0.247836900595433" calcext:value-type="float">
            <text:p>0.247836900595433</text:p>
          </table:table-cell>
        </table:table-row>
        <table:table-row table:style-name="ro1">
          <table:table-cell office:value-type="float" office:value="1.6499" calcext:value-type="float">
            <text:p>1.6499</text:p>
          </table:table-cell>
          <table:table-cell table:formula="of:=[.A97]/[.$A$3]" office:value-type="float" office:value="0.170878472150299" calcext:value-type="float">
            <text:p>0.170878472150299</text:p>
          </table:table-cell>
          <table:table-cell office:value-type="float" office:value="2.3513" calcext:value-type="float">
            <text:p>2.3513</text:p>
          </table:table-cell>
          <table:table-cell table:formula="of:=[.C97]/[.$C$3]" office:value-type="float" office:value="0.243131456224343" calcext:value-type="float">
            <text:p>0.243131456224343</text:p>
          </table:table-cell>
          <table:table-cell office:value-type="float" office:value="1.5689" calcext:value-type="float">
            <text:p>1.5689</text:p>
          </table:table-cell>
          <table:table-cell table:formula="of:=[.E97]/[.$E$3]" office:value-type="float" office:value="0.162614013266998" calcext:value-type="float">
            <text:p>0.162614013266998</text:p>
          </table:table-cell>
          <table:table-cell office:value-type="float" office:value="2.2417" calcext:value-type="float">
            <text:p>2.2417</text:p>
          </table:table-cell>
          <table:table-cell table:formula="of:=[.G97]/[.$G$3]" office:value-type="float" office:value="0.23197359162217" calcext:value-type="float">
            <text:p>0.23197359162217</text:p>
          </table:table-cell>
          <table:table-cell office:value-type="float" office:value="1.9415" calcext:value-type="float">
            <text:p>1.9415</text:p>
          </table:table-cell>
          <table:table-cell table:formula="of:=[.I97]/[.$I$3]" office:value-type="float" office:value="0.200896090726599" calcext:value-type="float">
            <text:p>0.200896090726599</text:p>
          </table:table-cell>
          <table:table-cell office:value-type="float" office:value="2.656" calcext:value-type="float">
            <text:p>2.656</text:p>
          </table:table-cell>
          <table:table-cell table:formula="of:=[.K97]/[.$K$3]" office:value-type="float" office:value="0.274391503781148" calcext:value-type="float">
            <text:p>0.274391503781148</text:p>
          </table:table-cell>
          <table:table-cell table:formula="of:=AVERAGE([.A97];[.E97];[.I97])" office:value-type="float" office:value="1.7201" calcext:value-type="float">
            <text:p>1.7201</text:p>
          </table:table-cell>
          <table:table-cell table:formula="of:=AVERAGE([.B97];[.F97];[.J97])" office:value-type="float" office:value="0.178129525381299" calcext:value-type="float">
            <text:p>0.178129525381299</text:p>
          </table:table-cell>
          <table:table-cell table:formula="of:=AVERAGE([.C97];[.G97];[.K97])" office:value-type="float" office:value="2.41633333333333" calcext:value-type="float">
            <text:p>2.41633333333333</text:p>
          </table:table-cell>
          <table:table-cell table:formula="of:=AVERAGE([.D97];[.H97];[.L97])" office:value-type="float" office:value="0.249832183875887" calcext:value-type="float">
            <text:p>0.249832183875887</text:p>
          </table:table-cell>
        </table:table-row>
        <table:table-row table:style-name="ro1">
          <table:table-cell office:value-type="float" office:value="1.658" calcext:value-type="float">
            <text:p>1.658</text:p>
          </table:table-cell>
          <table:table-cell table:formula="of:=[.A98]/[.$A$3]" office:value-type="float" office:value="0.171717380947449" calcext:value-type="float">
            <text:p>0.171717380947449</text:p>
          </table:table-cell>
          <table:table-cell office:value-type="float" office:value="2.3718" calcext:value-type="float">
            <text:p>2.3718</text:p>
          </table:table-cell>
          <table:table-cell table:formula="of:=[.C98]/[.$C$3]" office:value-type="float" office:value="0.245251217570236" calcext:value-type="float">
            <text:p>0.245251217570236</text:p>
          </table:table-cell>
          <table:table-cell office:value-type="float" office:value="1.5705" calcext:value-type="float">
            <text:p>1.5705</text:p>
          </table:table-cell>
          <table:table-cell table:formula="of:=[.E98]/[.$E$3]" office:value-type="float" office:value="0.162779850746269" calcext:value-type="float">
            <text:p>0.162779850746269</text:p>
          </table:table-cell>
          <table:table-cell office:value-type="float" office:value="2.2562" calcext:value-type="float">
            <text:p>2.2562</text:p>
          </table:table-cell>
          <table:table-cell table:formula="of:=[.G98]/[.$G$3]" office:value-type="float" office:value="0.23347406763525" calcext:value-type="float">
            <text:p>0.23347406763525</text:p>
          </table:table-cell>
          <table:table-cell office:value-type="float" office:value="1.9544" calcext:value-type="float">
            <text:p>1.9544</text:p>
          </table:table-cell>
          <table:table-cell table:formula="of:=[.I98]/[.$I$3]" office:value-type="float" office:value="0.202230914095321" calcext:value-type="float">
            <text:p>0.202230914095321</text:p>
          </table:table-cell>
          <table:table-cell office:value-type="float" office:value="2.6811" calcext:value-type="float">
            <text:p>2.6811</text:p>
          </table:table-cell>
          <table:table-cell table:formula="of:=[.K98]/[.$K$3]" office:value-type="float" office:value="0.276984586139923" calcext:value-type="float">
            <text:p>0.276984586139923</text:p>
          </table:table-cell>
          <table:table-cell table:formula="of:=AVERAGE([.A98];[.E98];[.I98])" office:value-type="float" office:value="1.72763333333333" calcext:value-type="float">
            <text:p>1.72763333333333</text:p>
          </table:table-cell>
          <table:table-cell table:formula="of:=AVERAGE([.B98];[.F98];[.J98])" office:value-type="float" office:value="0.17890938192968" calcext:value-type="float">
            <text:p>0.17890938192968</text:p>
          </table:table-cell>
          <table:table-cell table:formula="of:=AVERAGE([.C98];[.G98];[.K98])" office:value-type="float" office:value="2.43636666666667" calcext:value-type="float">
            <text:p>2.43636666666667</text:p>
          </table:table-cell>
          <table:table-cell table:formula="of:=AVERAGE([.D98];[.H98];[.L98])" office:value-type="float" office:value="0.25190329044847" calcext:value-type="float">
            <text:p>0.25190329044847</text:p>
          </table:table-cell>
        </table:table-row>
        <table:table-row table:style-name="ro1">
          <table:table-cell office:value-type="float" office:value="1.6676" calcext:value-type="float">
            <text:p>1.6676</text:p>
          </table:table-cell>
          <table:table-cell table:formula="of:=[.A99]/[.$A$3]" office:value-type="float" office:value="0.172711643225553" calcext:value-type="float">
            <text:p>0.172711643225553</text:p>
          </table:table-cell>
          <table:table-cell office:value-type="float" office:value="2.3929" calcext:value-type="float">
            <text:p>2.3929</text:p>
          </table:table-cell>
          <table:table-cell table:formula="of:=[.C99]/[.$C$3]" office:value-type="float" office:value="0.247433020711619" calcext:value-type="float">
            <text:p>0.247433020711619</text:p>
          </table:table-cell>
          <table:table-cell office:value-type="float" office:value="1.5733" calcext:value-type="float">
            <text:p>1.5733</text:p>
          </table:table-cell>
          <table:table-cell table:formula="of:=[.E99]/[.$E$3]" office:value-type="float" office:value="0.163070066334992" calcext:value-type="float">
            <text:p>0.163070066334992</text:p>
          </table:table-cell>
          <table:table-cell office:value-type="float" office:value="2.271" calcext:value-type="float">
            <text:p>2.271</text:p>
          </table:table-cell>
          <table:table-cell table:formula="of:=[.G99]/[.$G$3]" office:value-type="float" office:value="0.235005587979635" calcext:value-type="float">
            <text:p>0.235005587979635</text:p>
          </table:table-cell>
          <table:table-cell office:value-type="float" office:value="1.9696" calcext:value-type="float">
            <text:p>1.9696</text:p>
          </table:table-cell>
          <table:table-cell table:formula="of:=[.I99]/[.$I$3]" office:value-type="float" office:value="0.203803729227458" calcext:value-type="float">
            <text:p>0.203803729227458</text:p>
          </table:table-cell>
          <table:table-cell office:value-type="float" office:value="2.7075" calcext:value-type="float">
            <text:p>2.7075</text:p>
          </table:table-cell>
          <table:table-cell table:formula="of:=[.K99]/[.$K$3]" office:value-type="float" office:value="0.279711971569073" calcext:value-type="float">
            <text:p>0.279711971569073</text:p>
          </table:table-cell>
          <table:table-cell table:formula="of:=AVERAGE([.A99];[.E99];[.I99])" office:value-type="float" office:value="1.73683333333333" calcext:value-type="float">
            <text:p>1.73683333333333</text:p>
          </table:table-cell>
          <table:table-cell table:formula="of:=AVERAGE([.B99];[.F99];[.J99])" office:value-type="float" office:value="0.179861812929334" calcext:value-type="float">
            <text:p>0.179861812929334</text:p>
          </table:table-cell>
          <table:table-cell table:formula="of:=AVERAGE([.C99];[.G99];[.K99])" office:value-type="float" office:value="2.45713333333333" calcext:value-type="float">
            <text:p>2.45713333333333</text:p>
          </table:table-cell>
          <table:table-cell table:formula="of:=AVERAGE([.D99];[.H99];[.L99])" office:value-type="float" office:value="0.254050193420109" calcext:value-type="float">
            <text:p>0.254050193420109</text:p>
          </table:table-cell>
        </table:table-row>
        <table:table-row table:style-name="ro1">
          <table:table-cell office:value-type="float" office:value="1.6805" calcext:value-type="float">
            <text:p>1.6805</text:p>
          </table:table-cell>
          <table:table-cell table:formula="of:=[.A100]/[.$A$3]" office:value-type="float" office:value="0.174047683161754" calcext:value-type="float">
            <text:p>0.174047683161754</text:p>
          </table:table-cell>
          <table:table-cell office:value-type="float" office:value="2.4163" calcext:value-type="float">
            <text:p>2.4163</text:p>
          </table:table-cell>
          <table:table-cell table:formula="of:=[.C100]/[.$C$3]" office:value-type="float" office:value="0.249852650735712" calcext:value-type="float">
            <text:p>0.249852650735712</text:p>
          </table:table-cell>
          <table:table-cell office:value-type="float" office:value="1.5808" calcext:value-type="float">
            <text:p>1.5808</text:p>
          </table:table-cell>
          <table:table-cell table:formula="of:=[.E100]/[.$E$3]" office:value-type="float" office:value="0.163847429519071" calcext:value-type="float">
            <text:p>0.163847429519071</text:p>
          </table:table-cell>
          <table:table-cell office:value-type="float" office:value="2.289" calcext:value-type="float">
            <text:p>2.289</text:p>
          </table:table-cell>
          <table:table-cell table:formula="of:=[.G100]/[.$G$3]" office:value-type="float" office:value="0.236868247857941" calcext:value-type="float">
            <text:p>0.236868247857941</text:p>
          </table:table-cell>
          <table:table-cell office:value-type="float" office:value="1.9869" calcext:value-type="float">
            <text:p>1.9869</text:p>
          </table:table-cell>
          <table:table-cell table:formula="of:=[.I100]/[.$I$3]" office:value-type="float" office:value="0.205593841187062" calcext:value-type="float">
            <text:p>0.205593841187062</text:p>
          </table:table-cell>
          <table:table-cell office:value-type="float" office:value="2.7354" calcext:value-type="float">
            <text:p>2.7354</text:p>
          </table:table-cell>
          <table:table-cell table:formula="of:=[.K100]/[.$K$3]" office:value-type="float" office:value="0.282594322079425" calcext:value-type="float">
            <text:p>0.282594322079425</text:p>
          </table:table-cell>
          <table:table-cell table:formula="of:=AVERAGE([.A100];[.E100];[.I100])" office:value-type="float" office:value="1.7494" calcext:value-type="float">
            <text:p>1.7494</text:p>
          </table:table-cell>
          <table:table-cell table:formula="of:=AVERAGE([.B100];[.F100];[.J100])" office:value-type="float" office:value="0.181162984622629" calcext:value-type="float">
            <text:p>0.181162984622629</text:p>
          </table:table-cell>
          <table:table-cell table:formula="of:=AVERAGE([.C100];[.G100];[.K100])" office:value-type="float" office:value="2.48023333333333" calcext:value-type="float">
            <text:p>2.48023333333333</text:p>
          </table:table-cell>
          <table:table-cell table:formula="of:=AVERAGE([.D100];[.H100];[.L100])" office:value-type="float" office:value="0.256438406891026" calcext:value-type="float">
            <text:p>0.256438406891026</text:p>
          </table:table-cell>
        </table:table-row>
        <table:table-row table:style-name="ro1">
          <table:table-cell office:value-type="float" office:value="1.6931" calcext:value-type="float">
            <text:p>1.6931</text:p>
          </table:table-cell>
          <table:table-cell table:formula="of:=[.A101]/[.$A$3]" office:value-type="float" office:value="0.175352652401765" calcext:value-type="float">
            <text:p>0.175352652401765</text:p>
          </table:table-cell>
          <table:table-cell office:value-type="float" office:value="2.4392" calcext:value-type="float">
            <text:p>2.4392</text:p>
          </table:table-cell>
          <table:table-cell table:formula="of:=[.C101]/[.$C$3]" office:value-type="float" office:value="0.252220579263564" calcext:value-type="float">
            <text:p>0.252220579263564</text:p>
          </table:table-cell>
          <table:table-cell office:value-type="float" office:value="1.5865" calcext:value-type="float">
            <text:p>1.5865</text:p>
          </table:table-cell>
          <table:table-cell table:formula="of:=[.E101]/[.$E$3]" office:value-type="float" office:value="0.164438225538972" calcext:value-type="float">
            <text:p>0.164438225538972</text:p>
          </table:table-cell>
          <table:table-cell office:value-type="float" office:value="2.3052" calcext:value-type="float">
            <text:p>2.3052</text:p>
          </table:table-cell>
          <table:table-cell table:formula="of:=[.G101]/[.$G$3]" office:value-type="float" office:value="0.238544641748417" calcext:value-type="float">
            <text:p>0.238544641748417</text:p>
          </table:table-cell>
          <table:table-cell office:value-type="float" office:value="2.0047" calcext:value-type="float">
            <text:p>2.0047</text:p>
          </table:table-cell>
          <table:table-cell table:formula="of:=[.I101]/[.$I$3]" office:value-type="float" office:value="0.207435690486538" calcext:value-type="float">
            <text:p>0.207435690486538</text:p>
          </table:table-cell>
          <table:table-cell office:value-type="float" office:value="2.7635" calcext:value-type="float">
            <text:p>2.7635</text:p>
          </table:table-cell>
          <table:table-cell table:formula="of:=[.K101]/[.$K$3]" office:value-type="float" office:value="0.285497334600603" calcext:value-type="float">
            <text:p>0.285497334600603</text:p>
          </table:table-cell>
          <table:table-cell table:formula="of:=AVERAGE([.A101];[.E101];[.I101])" office:value-type="float" office:value="1.76143333333333" calcext:value-type="float">
            <text:p>1.76143333333333</text:p>
          </table:table-cell>
          <table:table-cell table:formula="of:=AVERAGE([.B101];[.F101];[.J101])" office:value-type="float" office:value="0.182408856142425" calcext:value-type="float">
            <text:p>0.182408856142425</text:p>
          </table:table-cell>
          <table:table-cell table:formula="of:=AVERAGE([.C101];[.G101];[.K101])" office:value-type="float" office:value="2.50263333333333" calcext:value-type="float">
            <text:p>2.50263333333333</text:p>
          </table:table-cell>
          <table:table-cell table:formula="of:=AVERAGE([.D101];[.H101];[.L101])" office:value-type="float" office:value="0.258754185204195" calcext:value-type="float">
            <text:p>0.258754185204195</text:p>
          </table:table-cell>
        </table:table-row>
        <table:table-row table:style-name="ro1">
          <table:table-cell office:value-type="float" office:value="1.7101" calcext:value-type="float">
            <text:p>1.7101</text:p>
          </table:table-cell>
          <table:table-cell table:formula="of:=[.A102]/[.$A$3]" office:value-type="float" office:value="0.177113325185906" calcext:value-type="float">
            <text:p>0.177113325185906</text:p>
          </table:table-cell>
          <table:table-cell office:value-type="float" office:value="2.4653" calcext:value-type="float">
            <text:p>2.4653</text:p>
          </table:table-cell>
          <table:table-cell table:formula="of:=[.C102]/[.$C$3]" office:value-type="float" office:value="0.25491939736736" calcext:value-type="float">
            <text:p>0.25491939736736</text:p>
          </table:table-cell>
          <table:table-cell office:value-type="float" office:value="1.5986" calcext:value-type="float">
            <text:p>1.5986</text:p>
          </table:table-cell>
          <table:table-cell table:formula="of:=[.E102]/[.$E$3]" office:value-type="float" office:value="0.165692371475954" calcext:value-type="float">
            <text:p>0.165692371475954</text:p>
          </table:table-cell>
          <table:table-cell office:value-type="float" office:value="2.3261" calcext:value-type="float">
            <text:p>2.3261</text:p>
          </table:table-cell>
          <table:table-cell table:formula="of:=[.G102]/[.$G$3]" office:value-type="float" office:value="0.240707396829339" calcext:value-type="float">
            <text:p>0.240707396829339</text:p>
          </table:table-cell>
          <table:table-cell office:value-type="float" office:value="2.0256" calcext:value-type="float">
            <text:p>2.0256</text:p>
          </table:table-cell>
          <table:table-cell table:formula="of:=[.I102]/[.$I$3]" office:value-type="float" office:value="0.209598311293227" calcext:value-type="float">
            <text:p>0.209598311293227</text:p>
          </table:table-cell>
          <table:table-cell office:value-type="float" office:value="2.7937" calcext:value-type="float">
            <text:p>2.7937</text:p>
          </table:table-cell>
          <table:table-cell table:formula="of:=[.K102]/[.$K$3]" office:value-type="float" office:value="0.288617298235464" calcext:value-type="float">
            <text:p>0.288617298235464</text:p>
          </table:table-cell>
          <table:table-cell table:formula="of:=AVERAGE([.A102];[.E102];[.I102])" office:value-type="float" office:value="1.7781" calcext:value-type="float">
            <text:p>1.7781</text:p>
          </table:table-cell>
          <table:table-cell table:formula="of:=AVERAGE([.B102];[.F102];[.J102])" office:value-type="float" office:value="0.184134669318362" calcext:value-type="float">
            <text:p>0.184134669318362</text:p>
          </table:table-cell>
          <table:table-cell table:formula="of:=AVERAGE([.C102];[.G102];[.K102])" office:value-type="float" office:value="2.52836666666667" calcext:value-type="float">
            <text:p>2.52836666666667</text:p>
          </table:table-cell>
          <table:table-cell table:formula="of:=AVERAGE([.D102];[.H102];[.L102])" office:value-type="float" office:value="0.261414697477388" calcext:value-type="float">
            <text:p>0.261414697477388</text:p>
          </table:table-cell>
        </table:table-row>
        <table:table-row table:style-name="ro1">
          <table:table-cell office:value-type="float" office:value="1.7271" calcext:value-type="float">
            <text:p>1.7271</text:p>
          </table:table-cell>
          <table:table-cell table:formula="of:=[.A103]/[.$A$3]" office:value-type="float" office:value="0.178873997970048" calcext:value-type="float">
            <text:p>0.178873997970048</text:p>
          </table:table-cell>
          <table:table-cell office:value-type="float" office:value="2.4913" calcext:value-type="float">
            <text:p>2.4913</text:p>
          </table:table-cell>
          <table:table-cell table:formula="of:=[.C103]/[.$C$3]" office:value-type="float" office:value="0.257607875171907" calcext:value-type="float">
            <text:p>0.257607875171907</text:p>
          </table:table-cell>
          <table:table-cell office:value-type="float" office:value="1.6092" calcext:value-type="float">
            <text:p>1.6092</text:p>
          </table:table-cell>
          <table:table-cell table:formula="of:=[.E103]/[.$E$3]" office:value-type="float" office:value="0.166791044776119" calcext:value-type="float">
            <text:p>0.166791044776119</text:p>
          </table:table-cell>
          <table:table-cell office:value-type="float" office:value="2.3456" calcext:value-type="float">
            <text:p>2.3456</text:p>
          </table:table-cell>
          <table:table-cell table:formula="of:=[.G103]/[.$G$3]" office:value-type="float" office:value="0.242725278364171" calcext:value-type="float">
            <text:p>0.242725278364171</text:p>
          </table:table-cell>
          <table:table-cell office:value-type="float" office:value="2.0466" calcext:value-type="float">
            <text:p>2.0466</text:p>
          </table:table-cell>
          <table:table-cell table:formula="of:=[.I103]/[.$I$3]" office:value-type="float" office:value="0.21177127956789" calcext:value-type="float">
            <text:p>0.21177127956789</text:p>
          </table:table-cell>
          <table:table-cell office:value-type="float" office:value="2.8238" calcext:value-type="float">
            <text:p>2.8238</text:p>
          </table:table-cell>
          <table:table-cell table:formula="of:=[.K103]/[.$K$3]" office:value-type="float" office:value="0.291726930864912" calcext:value-type="float">
            <text:p>0.291726930864912</text:p>
          </table:table-cell>
          <table:table-cell table:formula="of:=AVERAGE([.A103];[.E103];[.I103])" office:value-type="float" office:value="1.7943" calcext:value-type="float">
            <text:p>1.7943</text:p>
          </table:table-cell>
          <table:table-cell table:formula="of:=AVERAGE([.B103];[.F103];[.J103])" office:value-type="float" office:value="0.185812107438019" calcext:value-type="float">
            <text:p>0.185812107438019</text:p>
          </table:table-cell>
          <table:table-cell table:formula="of:=AVERAGE([.C103];[.G103];[.K103])" office:value-type="float" office:value="2.55356666666667" calcext:value-type="float">
            <text:p>2.55356666666667</text:p>
          </table:table-cell>
          <table:table-cell table:formula="of:=AVERAGE([.D103];[.H103];[.L103])" office:value-type="float" office:value="0.264020028133663" calcext:value-type="float">
            <text:p>0.2640200281336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6">00/00/0000</text:date>, <text:time style:data-style-name="N2" text:time-value="07:17:23.7088541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6T07:00:12.612923414</meta:creation-date>
    <dc:date>2019-05-26T07:35:34.051431923</dc:date>
    <meta:editing-duration>PT31M48S</meta:editing-duration>
    <meta:editing-cycles>5</meta:editing-cycles>
    <meta:generator>LibreOffice/6.2.0.3$MacOSX_X86_64 LibreOffice_project/98c6a8a1c6c7b144ce3cc729e34964b47ce25d62</meta:generator>
    <meta:document-statistic meta:table-count="1" meta:cell-count="1636" meta:object-count="0"/>
  </office:meta>
</office:document-meta>
</file>